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Tabla1" style:family="table">
      <style:table-properties style:width="17.004cm" fo:margin-left="0.206cm" fo:margin-top="0cm" fo:margin-bottom="0cm" table:align="left" style:writing-mode="lr-tb"/>
    </style:style>
    <style:style style:name="Tabla1.A" style:family="table-column">
      <style:table-column-properties style:column-width="4.251cm"/>
    </style:style>
    <style:style style:name="Tabla1.D" style:family="table-column">
      <style:table-column-properties style:column-width="4.249cm"/>
    </style:style>
    <style:style style:name="Tabla1.1" style:family="table-row">
      <style:table-row-properties style:min-row-height="0.681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1.15cm" fo:keep-together="auto"/>
    </style:style>
    <style:style style:name="Tabla1.3" style:family="table-row">
      <style:table-row-properties style:min-row-height="1.637cm" fo:keep-together="auto"/>
    </style:style>
    <style:style style:name="Tabla1.4" style:family="table-row">
      <style:table-row-properties style:min-row-height="2.124cm" fo:keep-together="auto"/>
    </style:style>
    <style:style style:name="Tabla1.6" style:family="table-row">
      <style:table-row-properties style:min-row-height="2.607cm" fo:keep-together="auto"/>
    </style:style>
    <style:style style:name="Tabla2" style:family="table">
      <style:table-properties style:width="17.004cm" fo:margin-left="0.206cm" fo:margin-top="0cm" fo:margin-bottom="0cm" table:align="left" style:writing-mode="lr-tb"/>
    </style:style>
    <style:style style:name="Tabla2.A" style:family="table-column">
      <style:table-column-properties style:column-width="4.251cm"/>
    </style:style>
    <style:style style:name="Tabla2.D" style:family="table-column">
      <style:table-column-properties style:column-width="4.249cm"/>
    </style:style>
    <style:style style:name="Tabla2.1" style:family="table-row">
      <style:table-row-properties style:min-row-height="0.679cm" fo:keep-together="auto"/>
    </style:style>
    <style:style style:name="Tabla2.A1" style:family="table-cell">
      <style:table-cell-properties fo:padding-left="0.009cm" fo:padding-right="0.009cm" fo:padding-top="0cm" fo:padding-bottom="0cm" fo:border="0.5pt solid #000000"/>
    </style:style>
    <style:style style:name="Tabla2.2" style:family="table-row">
      <style:table-row-properties style:min-row-height="0.663cm" fo:keep-together="auto"/>
    </style:style>
    <style:style style:name="Tabla3" style:family="table" style:master-page-name="Converted1">
      <style:table-properties style:width="17.004cm" fo:margin-left="0.206cm" fo:margin-top="0cm" fo:margin-bottom="0cm" style:page-number="auto" table:align="left" style:writing-mode="lr-tb"/>
    </style:style>
    <style:style style:name="Tabla3.A" style:family="table-column">
      <style:table-column-properties style:column-width="4.251cm"/>
    </style:style>
    <style:style style:name="Tabla3.D" style:family="table-column">
      <style:table-column-properties style:column-width="4.249cm"/>
    </style:style>
    <style:style style:name="Tabla3.1" style:family="table-row">
      <style:table-row-properties style:min-row-height="1.168cm" fo:keep-together="auto"/>
    </style:style>
    <style:style style:name="Tabla3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3.2" style:family="table-row">
      <style:table-row-properties style:min-row-height="5.045cm" fo:keep-together="auto"/>
    </style:style>
    <style:style style:name="Tabla3.A2" style:family="table-cell">
      <style:table-cell-properties fo:padding-left="0.009cm" fo:padding-right="0.009cm" fo:padding-top="0cm" fo:padding-bottom="0cm" fo:border="0.5pt solid #000000"/>
    </style:style>
    <style:style style:name="Tabla3.3" style:family="table-row">
      <style:table-row-properties style:min-row-height="2.124cm" fo:keep-together="auto"/>
    </style:style>
    <style:style style:name="Tabla3.4" style:family="table-row">
      <style:table-row-properties style:min-row-height="3.097cm" fo:keep-together="auto"/>
    </style:style>
    <style:style style:name="Tabla4" style:family="table" style:master-page-name="Converted2">
      <style:table-properties style:width="17.004cm" fo:margin-left="0.206cm" fo:margin-top="0cm" fo:margin-bottom="0cm" style:page-number="auto" table:align="left" style:writing-mode="lr-tb"/>
    </style:style>
    <style:style style:name="Tabla4.A" style:family="table-column">
      <style:table-column-properties style:column-width="4.251cm"/>
    </style:style>
    <style:style style:name="Tabla4.D" style:family="table-column">
      <style:table-column-properties style:column-width="4.249cm"/>
    </style:style>
    <style:style style:name="Tabla4.1" style:family="table-row">
      <style:table-row-properties style:min-row-height="0.679cm" fo:keep-together="auto"/>
    </style:style>
    <style:style style:name="Tabla4.A1" style:family="table-cell">
      <style:table-cell-properties fo:padding-left="0.009cm" fo:padding-right="0.009cm" fo:padding-top="0cm" fo:padding-bottom="0cm" fo:border="0.5pt solid #000000"/>
    </style:style>
    <style:style style:name="Tabla4.2" style:family="table-row">
      <style:table-row-properties style:min-row-height="2.124cm" fo:keep-together="auto"/>
    </style:style>
    <style:style style:name="Tabla4.3" style:family="table-row">
      <style:table-row-properties style:min-row-height="1.15cm" fo:keep-together="auto"/>
    </style:style>
    <style:style style:name="Tabla4.7" style:family="table-row">
      <style:table-row-properties style:min-row-height="1.147cm" fo:keep-together="auto"/>
    </style:style>
    <style:style style:name="Tabla4.8" style:family="table-row">
      <style:table-row-properties style:min-row-height="1.637cm" fo:keep-together="auto"/>
    </style:style>
    <style:style style:name="Tabla5" style:family="table">
      <style:table-properties style:width="17.004cm" fo:margin-left="0.206cm" fo:margin-top="0cm" fo:margin-bottom="0cm" table:align="left" style:writing-mode="lr-tb"/>
    </style:style>
    <style:style style:name="Tabla5.A" style:family="table-column">
      <style:table-column-properties style:column-width="4.251cm"/>
    </style:style>
    <style:style style:name="Tabla5.D" style:family="table-column">
      <style:table-column-properties style:column-width="4.249cm"/>
    </style:style>
    <style:style style:name="Tabla5.1" style:family="table-row">
      <style:table-row-properties style:min-row-height="0.679cm" fo:keep-together="auto"/>
    </style:style>
    <style:style style:name="Tabla5.A1" style:family="table-cell">
      <style:table-cell-properties fo:padding-left="0.009cm" fo:padding-right="0.009cm" fo:padding-top="0cm" fo:padding-bottom="0cm" fo:border="0.5pt solid #000000"/>
    </style:style>
    <style:style style:name="Tabla5.2" style:family="table-row">
      <style:table-row-properties style:min-row-height="1.15cm" fo:keep-together="auto"/>
    </style:style>
    <style:style style:name="Tabla5.4" style:family="table-row">
      <style:table-row-properties style:min-row-height="1.147cm" fo:keep-together="auto"/>
    </style:style>
    <style:style style:name="Tabla5.6" style:family="table-row">
      <style:table-row-properties style:min-row-height="1.637cm" fo:keep-together="auto"/>
    </style:style>
    <style:style style:name="Tabla6" style:family="table">
      <style:table-properties style:width="17.004cm" fo:margin-left="0.206cm" fo:margin-top="0cm" fo:margin-bottom="0cm" table:align="left" style:writing-mode="lr-tb"/>
    </style:style>
    <style:style style:name="Tabla6.A" style:family="table-column">
      <style:table-column-properties style:column-width="4.251cm"/>
    </style:style>
    <style:style style:name="Tabla6.D" style:family="table-column">
      <style:table-column-properties style:column-width="4.249cm"/>
    </style:style>
    <style:style style:name="Tabla6.1" style:family="table-row">
      <style:table-row-properties style:min-row-height="0.679cm" fo:keep-together="auto"/>
    </style:style>
    <style:style style:name="Tabla6.A1" style:family="table-cell">
      <style:table-cell-properties fo:padding-left="0.009cm" fo:padding-right="0.009cm" fo:padding-top="0cm" fo:padding-bottom="0cm" fo:border="0.5pt solid #000000"/>
    </style:style>
    <style:style style:name="Tabla6.2" style:family="table-row">
      <style:table-row-properties style:min-row-height="1.637cm" fo:keep-together="auto"/>
    </style:style>
    <style:style style:name="Tabla6.3" style:family="table-row">
      <style:table-row-properties style:min-row-height="3.584cm" fo:keep-together="auto"/>
    </style:style>
    <style:style style:name="Tabla6.4" style:family="table-row">
      <style:table-row-properties style:min-row-height="2.124cm" fo:keep-together="auto"/>
    </style:style>
    <style:style style:name="Tabla6.5" style:family="table-row">
      <style:table-row-properties style:min-row-height="1.15cm" fo:keep-together="auto"/>
    </style:style>
    <style:style style:name="Tabla7" style:family="table">
      <style:table-properties style:width="17.004cm" fo:margin-left="0.206cm" fo:margin-top="0cm" fo:margin-bottom="0cm" table:align="left" style:writing-mode="lr-tb"/>
    </style:style>
    <style:style style:name="Tabla7.A" style:family="table-column">
      <style:table-column-properties style:column-width="4.251cm"/>
    </style:style>
    <style:style style:name="Tabla7.D" style:family="table-column">
      <style:table-column-properties style:column-width="4.249cm"/>
    </style:style>
    <style:style style:name="Tabla7.1" style:family="table-row">
      <style:table-row-properties style:min-row-height="0.679cm" fo:keep-together="auto"/>
    </style:style>
    <style:style style:name="Tabla7.A1" style:family="table-cell">
      <style:table-cell-properties fo:padding-left="0.009cm" fo:padding-right="0.009cm" fo:padding-top="0cm" fo:padding-bottom="0cm" fo:border="0.5pt solid #000000"/>
    </style:style>
    <style:style style:name="Tabla7.2" style:family="table-row">
      <style:table-row-properties style:min-row-height="3.097cm" fo:keep-together="auto"/>
    </style:style>
    <style:style style:name="Tabla8" style:family="table" style:master-page-name="Converted4">
      <style:table-properties style:width="17.004cm" fo:margin-left="0.206cm" fo:margin-top="0cm" fo:margin-bottom="0cm" style:page-number="auto" table:align="left" style:writing-mode="lr-tb"/>
    </style:style>
    <style:style style:name="Tabla8.A" style:family="table-column">
      <style:table-column-properties style:column-width="4.251cm"/>
    </style:style>
    <style:style style:name="Tabla8.D" style:family="table-column">
      <style:table-column-properties style:column-width="4.249cm"/>
    </style:style>
    <style:style style:name="Tabla8.1" style:family="table-row">
      <style:table-row-properties style:min-row-height="1.655cm" fo:keep-together="auto"/>
    </style:style>
    <style:style style:name="Tabla8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8.2" style:family="table-row">
      <style:table-row-properties style:min-row-height="1.15cm" fo:keep-together="auto"/>
    </style:style>
    <style:style style:name="Tabla8.A2" style:family="table-cell">
      <style:table-cell-properties fo:padding-left="0.009cm" fo:padding-right="0.009cm" fo:padding-top="0cm" fo:padding-bottom="0cm" fo:border="0.5pt solid #000000"/>
    </style:style>
    <style:style style:name="Tabla8.3" style:family="table-row">
      <style:table-row-properties style:min-row-height="1.637cm" fo:keep-together="auto"/>
    </style:style>
    <style:style style:name="Tabla8.5" style:family="table-row">
      <style:table-row-properties style:min-row-height="3.581cm" fo:keep-together="auto"/>
    </style:style>
    <style:style style:name="Tabla9" style:family="table">
      <style:table-properties style:width="17.004cm" fo:margin-left="0.206cm" fo:margin-top="0cm" fo:margin-bottom="0cm" table:align="left" style:writing-mode="lr-tb"/>
    </style:style>
    <style:style style:name="Tabla9.A" style:family="table-column">
      <style:table-column-properties style:column-width="4.251cm"/>
    </style:style>
    <style:style style:name="Tabla9.D" style:family="table-column">
      <style:table-column-properties style:column-width="4.249cm"/>
    </style:style>
    <style:style style:name="Tabla9.1" style:family="table-row">
      <style:table-row-properties style:min-row-height="0.681cm" fo:keep-together="auto"/>
    </style:style>
    <style:style style:name="Tabla9.A1" style:family="table-cell">
      <style:table-cell-properties fo:padding-left="0.009cm" fo:padding-right="0.009cm" fo:padding-top="0cm" fo:padding-bottom="0cm" fo:border="0.5pt solid #000000"/>
    </style:style>
    <style:style style:name="Tabla9.2" style:family="table-row">
      <style:table-row-properties style:min-row-height="1.637cm" fo:keep-together="auto"/>
    </style:style>
    <style:style style:name="Tabla9.3" style:family="table-row">
      <style:table-row-properties style:min-row-height="1.15cm" fo:keep-together="auto"/>
    </style:style>
    <style:style style:name="Tabla9.5" style:family="table-row">
      <style:table-row-properties style:min-row-height="1.152cm" fo:keep-together="auto"/>
    </style:style>
    <style:style style:name="Tabla9.6" style:family="table-row">
      <style:table-row-properties style:min-row-height="0.663cm" fo:keep-together="auto"/>
    </style:style>
    <style:style style:name="Tabla10" style:family="table">
      <style:table-properties style:width="17.004cm" fo:margin-left="0.206cm" fo:margin-top="0cm" fo:margin-bottom="0cm" table:align="left" style:writing-mode="lr-tb"/>
    </style:style>
    <style:style style:name="Tabla10.A" style:family="table-column">
      <style:table-column-properties style:column-width="4.251cm"/>
    </style:style>
    <style:style style:name="Tabla10.D" style:family="table-column">
      <style:table-column-properties style:column-width="4.249cm"/>
    </style:style>
    <style:style style:name="Tabla10.1" style:family="table-row">
      <style:table-row-properties style:min-row-height="0.681cm" fo:keep-together="auto"/>
    </style:style>
    <style:style style:name="Tabla10.A1" style:family="table-cell">
      <style:table-cell-properties fo:padding-left="0.009cm" fo:padding-right="0.009cm" fo:padding-top="0cm" fo:padding-bottom="0cm" fo:border="0.5pt solid #000000"/>
    </style:style>
    <style:style style:name="Tabla10.2" style:family="table-row">
      <style:table-row-properties style:min-row-height="1.637cm" fo:keep-together="auto"/>
    </style:style>
    <style:style style:name="Tabla11" style:family="table" style:master-page-name="Converted5">
      <style:table-properties style:width="17.004cm" fo:margin-left="0.206cm" fo:margin-top="0cm" fo:margin-bottom="0cm" style:page-number="auto" table:align="left" style:writing-mode="lr-tb"/>
    </style:style>
    <style:style style:name="Tabla11.A" style:family="table-column">
      <style:table-column-properties style:column-width="4.251cm"/>
    </style:style>
    <style:style style:name="Tabla11.D" style:family="table-column">
      <style:table-column-properties style:column-width="4.249cm"/>
    </style:style>
    <style:style style:name="Tabla11.1" style:family="table-row">
      <style:table-row-properties style:min-row-height="9.446cm" fo:keep-together="auto"/>
    </style:style>
    <style:style style:name="Tabla11.A1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a11.2" style:family="table-row">
      <style:table-row-properties style:min-row-height="2.124cm" fo:keep-together="auto"/>
    </style:style>
    <style:style style:name="Tabla11.A2" style:family="table-cell">
      <style:table-cell-properties fo:padding-left="0.009cm" fo:padding-right="0.009cm" fo:padding-top="0cm" fo:padding-bottom="0cm" fo:border="0.5pt solid #000000"/>
    </style:style>
    <style:style style:name="Tabla12" style:family="table">
      <style:table-properties style:width="17.004cm" fo:margin-left="0.206cm" fo:margin-top="0cm" fo:margin-bottom="0cm" table:align="left" style:writing-mode="lr-tb"/>
    </style:style>
    <style:style style:name="Tabla12.A" style:family="table-column">
      <style:table-column-properties style:column-width="4.251cm"/>
    </style:style>
    <style:style style:name="Tabla12.D" style:family="table-column">
      <style:table-column-properties style:column-width="4.249cm"/>
    </style:style>
    <style:style style:name="Tabla12.1" style:family="table-row">
      <style:table-row-properties style:min-row-height="0.681cm" fo:keep-together="auto"/>
    </style:style>
    <style:style style:name="Tabla12.A1" style:family="table-cell">
      <style:table-cell-properties fo:padding-left="0.009cm" fo:padding-right="0.009cm" fo:padding-top="0cm" fo:padding-bottom="0cm" fo:border="0.5pt solid #000000"/>
    </style:style>
    <style:style style:name="Tabla12.2" style:family="table-row">
      <style:table-row-properties style:min-row-height="1.637cm" fo:keep-together="auto"/>
    </style:style>
    <style:style style:name="Tabla12.4" style:family="table-row">
      <style:table-row-properties style:min-row-height="1.633cm" fo:keep-together="auto"/>
    </style:style>
    <style:style style:name="Tabla13" style:family="table">
      <style:table-properties style:width="17.004cm" fo:margin-left="0.206cm" fo:margin-top="0cm" fo:margin-bottom="0cm" table:align="left" style:writing-mode="lr-tb"/>
    </style:style>
    <style:style style:name="Tabla13.A" style:family="table-column">
      <style:table-column-properties style:column-width="4.251cm"/>
    </style:style>
    <style:style style:name="Tabla13.D" style:family="table-column">
      <style:table-column-properties style:column-width="4.249cm"/>
    </style:style>
    <style:style style:name="Tabla13.1" style:family="table-row">
      <style:table-row-properties style:min-row-height="0.681cm" fo:keep-together="auto"/>
    </style:style>
    <style:style style:name="Tabla13.A1" style:family="table-cell">
      <style:table-cell-properties fo:padding-left="0.009cm" fo:padding-right="0.009cm" fo:padding-top="0cm" fo:padding-bottom="0cm" fo:border="0.5pt solid #000000"/>
    </style:style>
    <style:style style:name="Tabla13.2" style:family="table-row">
      <style:table-row-properties style:min-row-height="3.097cm" fo:keep-together="auto"/>
    </style:style>
    <style:style style:name="Tabla13.3" style:family="table-row">
      <style:table-row-properties style:min-row-height="2.124cm" fo:keep-together="auto"/>
    </style:style>
    <style:style style:name="Tabla15" style:family="table">
      <style:table-properties style:width="17.004cm" fo:margin-left="0.206cm" fo:margin-top="0cm" fo:margin-bottom="0cm" table:align="left" style:writing-mode="lr-tb"/>
    </style:style>
    <style:style style:name="Tabla15.A" style:family="table-column">
      <style:table-column-properties style:column-width="4.251cm"/>
    </style:style>
    <style:style style:name="Tabla15.D" style:family="table-column">
      <style:table-column-properties style:column-width="4.249cm"/>
    </style:style>
    <style:style style:name="Tabla15.1" style:family="table-row">
      <style:table-row-properties style:min-row-height="0.679cm" fo:keep-together="auto"/>
    </style:style>
    <style:style style:name="Tabla15.A1" style:family="table-cell">
      <style:table-cell-properties fo:padding-left="0.009cm" fo:padding-right="0.009cm" fo:padding-top="0cm" fo:padding-bottom="0cm" fo:border="0.5pt solid #000000"/>
    </style:style>
    <style:style style:name="Tabla15.2" style:family="table-row">
      <style:table-row-properties style:min-row-height="2.124cm" fo:keep-together="auto"/>
    </style:style>
    <style:style style:name="Tabla15.3" style:family="table-row">
      <style:table-row-properties style:min-row-height="1.633cm" fo:keep-together="auto"/>
    </style:style>
    <style:style style:name="Tabla16" style:family="table" style:master-page-name="Converted7">
      <style:table-properties style:width="17.004cm" fo:margin-left="0.206cm" fo:margin-top="0cm" fo:margin-bottom="0cm" style:page-number="auto" table:align="left" style:writing-mode="lr-tb"/>
    </style:style>
    <style:style style:name="Tabla16.A" style:family="table-column">
      <style:table-column-properties style:column-width="4.251cm"/>
    </style:style>
    <style:style style:name="Tabla16.D" style:family="table-column">
      <style:table-column-properties style:column-width="4.249cm"/>
    </style:style>
    <style:style style:name="Tabla16.1" style:family="table-row">
      <style:table-row-properties style:min-row-height="0.679cm" fo:keep-together="auto"/>
    </style:style>
    <style:style style:name="Tabla16.A1" style:family="table-cell">
      <style:table-cell-properties fo:padding-left="0.009cm" fo:padding-right="0.009cm" fo:padding-top="0cm" fo:padding-bottom="0cm" fo:border="0.5pt solid #000000"/>
    </style:style>
    <style:style style:name="Tabla16.2" style:family="table-row">
      <style:table-row-properties style:min-row-height="1.637cm" fo:keep-together="auto"/>
    </style:style>
    <style:style style:name="Tabla16.3" style:family="table-row">
      <style:table-row-properties style:min-row-height="3.097cm" fo:keep-together="auto"/>
    </style:style>
    <style:style style:name="Tabla17" style:family="table">
      <style:table-properties style:width="17.004cm" fo:margin-left="0.206cm" fo:margin-top="0cm" fo:margin-bottom="0cm" table:align="left" style:writing-mode="lr-tb"/>
    </style:style>
    <style:style style:name="Tabla17.A" style:family="table-column">
      <style:table-column-properties style:column-width="4.251cm"/>
    </style:style>
    <style:style style:name="Tabla17.D" style:family="table-column">
      <style:table-column-properties style:column-width="4.249cm"/>
    </style:style>
    <style:style style:name="Tabla17.1" style:family="table-row">
      <style:table-row-properties style:min-row-height="0.681cm" fo:keep-together="auto"/>
    </style:style>
    <style:style style:name="Tabla17.A1" style:family="table-cell">
      <style:table-cell-properties fo:padding-left="0.009cm" fo:padding-right="0.009cm" fo:padding-top="0cm" fo:padding-bottom="0cm" fo:border="0.5pt solid #000000"/>
    </style:style>
    <style:style style:name="Tabla17.2" style:family="table-row">
      <style:table-row-properties style:min-row-height="2.124cm" fo:keep-together="auto"/>
    </style:style>
    <style:style style:name="Tabla17.3" style:family="table-row">
      <style:table-row-properties style:min-row-height="2.611cm" fo:keep-together="auto"/>
    </style:style>
    <style:style style:name="Tabla18" style:family="table">
      <style:table-properties style:width="17.004cm" fo:margin-left="0.206cm" fo:margin-top="0cm" fo:margin-bottom="0cm" table:align="left" style:writing-mode="lr-tb"/>
    </style:style>
    <style:style style:name="Tabla18.A" style:family="table-column">
      <style:table-column-properties style:column-width="4.251cm"/>
    </style:style>
    <style:style style:name="Tabla18.D" style:family="table-column">
      <style:table-column-properties style:column-width="4.249cm"/>
    </style:style>
    <style:style style:name="Tabla18.1" style:family="table-row">
      <style:table-row-properties style:min-row-height="0.681cm" fo:keep-together="auto"/>
    </style:style>
    <style:style style:name="Tabla18.A1" style:family="table-cell">
      <style:table-cell-properties fo:padding-left="0.009cm" fo:padding-right="0.009cm" fo:padding-top="0cm" fo:padding-bottom="0cm" fo:border="0.5pt solid #000000"/>
    </style:style>
    <style:style style:name="Tabla18.2" style:family="table-row">
      <style:table-row-properties style:min-row-height="2.124cm" fo:keep-together="auto"/>
    </style:style>
    <style:style style:name="Tabla18.3" style:family="table-row">
      <style:table-row-properties style:min-row-height="2.611cm" fo:keep-together="auto"/>
    </style:style>
    <style:style style:name="Tabla19" style:family="table">
      <style:table-properties style:width="17.004cm" fo:margin-left="0.206cm" fo:margin-top="0cm" fo:margin-bottom="0cm" table:align="left" style:writing-mode="lr-tb"/>
    </style:style>
    <style:style style:name="Tabla19.A" style:family="table-column">
      <style:table-column-properties style:column-width="4.251cm"/>
    </style:style>
    <style:style style:name="Tabla19.D" style:family="table-column">
      <style:table-column-properties style:column-width="4.249cm"/>
    </style:style>
    <style:style style:name="Tabla19.1" style:family="table-row">
      <style:table-row-properties style:min-row-height="0.679cm" fo:keep-together="auto"/>
    </style:style>
    <style:style style:name="Tabla19.A1" style:family="table-cell">
      <style:table-cell-properties fo:padding-left="0.009cm" fo:padding-right="0.009cm" fo:padding-top="0cm" fo:padding-bottom="0cm" fo:border="0.5pt solid #000000"/>
    </style:style>
    <style:style style:name="Tabla19.2" style:family="table-row">
      <style:table-row-properties style:min-row-height="2.124cm" fo:keep-together="auto"/>
    </style:style>
    <style:style style:name="P1" style:family="paragraph" style:parent-style-name="Heading_20_1">
      <style:paragraph-properties fo:margin-top="0.009cm" fo:margin-bottom="0cm" style:contextual-spacing="false"/>
    </style:style>
    <style:style style:name="P2" style:family="paragraph" style:parent-style-name="Heading_20_1">
      <style:paragraph-properties fo:margin-top="0.159cm" fo:margin-bottom="0cm" style:contextual-spacing="false"/>
    </style:style>
    <style:style style:name="P3" style:family="paragraph" style:parent-style-name="Heading_20_1">
      <style:paragraph-properties fo:line-height="0.483cm"/>
    </style:style>
    <style:style style:name="P4" style:family="paragraph" style:parent-style-name="Heading_20_1">
      <style:paragraph-properties fo:margin-top="0.159cm" fo:margin-bottom="0cm" style:contextual-spacing="false" fo:line-height="0.483cm"/>
    </style:style>
    <style:style style:name="P5" style:family="paragraph" style:parent-style-name="Heading_20_1" style:master-page-name="Converted6">
      <style:paragraph-properties fo:margin-top="0.152cm" fo:margin-bottom="0cm" style:contextual-spacing="false" style:page-number="auto"/>
    </style:style>
    <style:style style:name="P6" style:family="paragraph" style:parent-style-name="Heading_20_1">
      <style:text-properties fo:font-size="13pt" fo:font-weight="bold" style:font-size-asian="13pt" style:font-weight-asian="bold"/>
    </style:style>
    <style:style style:name="P7" style:family="paragraph" style:parent-style-name="Heading_20_1">
      <style:text-properties officeooo:paragraph-rsid="0013aeb6"/>
    </style:style>
    <style:style style:name="P8" style:family="paragraph" style:parent-style-name="Standard">
      <style:paragraph-properties fo:margin-left="0.198cm" fo:margin-right="0cm" fo:margin-top="0.406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198cm" fo:margin-right="0cm" fo:margin-top="0.127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.198cm" fo:margin-right="0cm" fo:margin-top="0.159cm" fo:margin-bottom="0cm" style:contextual-spacing="false" fo:text-align="start" style:justify-single-word="false" fo:text-indent="0cm" style:auto-text-indent="false"/>
    </style:style>
    <style:style style:name="P11" style:family="paragraph" style:parent-style-name="Standard">
      <style:paragraph-properties fo:margin-left="0.198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 style:master-page-name="Converted8">
      <style:paragraph-properties fo:margin-left="0.198cm" fo:margin-right="0cm" fo:margin-top="0.129cm" fo:margin-bottom="0cm" style:contextual-spacing="false" fo:text-align="start" style:justify-single-word="false" fo:text-indent="0cm" style:auto-text-indent="false" style:page-number="auto"/>
    </style:style>
    <style:style style:name="P13" style:family="paragraph" style:parent-style-name="Standard">
      <style:paragraph-properties fo:margin-top="0cm" fo:margin-bottom="0cm" style:contextual-spacing="false"/>
    </style:style>
    <style:style style:name="P14" style:family="paragraph" style:parent-style-name="Standard">
      <style:paragraph-properties fo:margin-top="0cm" fo:margin-bottom="0cm" style:contextual-spacing="false"/>
      <style:text-properties fo:font-size="12pt" style:font-size-asian="12p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fo:font-size="12pt" style:font-size-asian="12pt"/>
    </style:style>
    <style:style style:name="P16" style:family="paragraph" style:parent-style-name="Table_20_Paragraph">
      <style:paragraph-properties fo:margin-top="0.086cm" fo:margin-bottom="0cm" style:contextual-spacing="false" fo:orphans="0" fo:widows="0"/>
    </style:style>
    <style:style style:name="P17" style:family="paragraph" style:parent-style-name="Table_20_Paragraph">
      <style:paragraph-properties fo:margin-left="0.101cm" fo:margin-right="0cm" fo:margin-top="0.086cm" fo:margin-bottom="0cm" style:contextual-spacing="false" fo:orphans="0" fo:widows="0" fo:text-indent="0cm" style:auto-text-indent="false"/>
    </style:style>
    <style:style style:name="P18" style:family="paragraph" style:parent-style-name="Table_20_Paragraph">
      <style:paragraph-properties fo:margin-left="0.101cm" fo:margin-right="0cm" fo:orphans="0" fo:widows="0" fo:text-indent="0cm" style:auto-text-indent="false"/>
    </style:style>
    <style:style style:name="P19" style:family="paragraph" style:parent-style-name="Table_20_Paragraph">
      <style:paragraph-properties fo:margin-left="0.101cm" fo:margin-right="0cm" fo:margin-top="0.081cm" fo:margin-bottom="0cm" style:contextual-spacing="false" fo:orphans="0" fo:widows="0" fo:text-indent="0cm" style:auto-text-indent="false"/>
    </style:style>
    <style:style style:name="P20" style:family="paragraph" style:parent-style-name="Table_20_Paragraph">
      <style:paragraph-properties fo:margin-left="0.101cm" fo:margin-right="0cm" fo:margin-top="0.06cm" fo:margin-bottom="0cm" style:contextual-spacing="false" fo:orphans="0" fo:widows="0" fo:text-indent="0cm" style:auto-text-indent="false"/>
    </style:style>
    <style:style style:name="P21" style:family="paragraph" style:parent-style-name="Table_20_Paragraph">
      <style:paragraph-properties fo:margin-left="0.101cm" fo:margin-right="0cm" fo:margin-top="0.09cm" fo:margin-bottom="0cm" style:contextual-spacing="false" fo:orphans="0" fo:widows="0" fo:text-indent="0cm" style:auto-text-indent="false"/>
    </style:style>
    <style:style style:name="P22" style:family="paragraph" style:parent-style-name="Table_20_Paragraph">
      <style:paragraph-properties fo:margin-left="0.101cm" fo:margin-right="0cm" fo:margin-top="0.071cm" fo:margin-bottom="0cm" style:contextual-spacing="false" fo:orphans="0" fo:widows="0" fo:text-indent="0cm" style:auto-text-indent="false"/>
    </style:style>
    <style:style style:name="P23" style:family="paragraph" style:parent-style-name="Table_20_Paragraph">
      <style:paragraph-properties fo:margin-left="0.101cm" fo:margin-right="0cm" fo:margin-top="0.065cm" fo:margin-bottom="0cm" style:contextual-spacing="false" fo:orphans="0" fo:widows="0" fo:text-indent="0cm" style:auto-text-indent="false"/>
    </style:style>
    <style:style style:name="P24" style:family="paragraph" style:parent-style-name="Table_20_Paragraph">
      <style:paragraph-properties fo:orphans="0" fo:widows="0"/>
    </style:style>
    <style:style style:name="P25" style:family="paragraph" style:parent-style-name="Table_20_Paragraph">
      <style:paragraph-properties fo:margin-left="0.101cm" fo:margin-right="0.416cm" fo:orphans="0" fo:widows="0" fo:text-indent="0cm" style:auto-text-indent="false"/>
    </style:style>
    <style:style style:name="P26" style:family="paragraph" style:parent-style-name="Table_20_Paragraph">
      <style:paragraph-properties fo:margin-left="0.101cm" fo:margin-right="1.667cm" fo:orphans="0" fo:widows="0" fo:text-indent="0cm" style:auto-text-indent="false"/>
    </style:style>
    <style:style style:name="P27" style:family="paragraph" style:parent-style-name="Table_20_Paragraph">
      <style:paragraph-properties fo:margin-left="0.097cm" fo:margin-right="1.078cm" fo:orphans="0" fo:widows="0" fo:text-indent="0cm" style:auto-text-indent="false"/>
    </style:style>
    <style:style style:name="P28" style:family="paragraph" style:parent-style-name="Table_20_Paragraph">
      <style:paragraph-properties fo:margin-left="0.097cm" fo:margin-right="0.159cm" fo:orphans="0" fo:widows="0" fo:text-indent="0cm" style:auto-text-indent="false"/>
    </style:style>
    <style:style style:name="P29" style:family="paragraph" style:parent-style-name="Table_20_Paragraph">
      <style:paragraph-properties fo:margin-left="0.097cm" fo:margin-right="0.607cm" fo:orphans="0" fo:widows="0" fo:text-indent="0cm" style:auto-text-indent="false"/>
    </style:style>
    <style:style style:name="P30" style:family="paragraph" style:parent-style-name="Table_20_Paragraph">
      <style:paragraph-properties fo:margin-left="0.097cm" fo:margin-right="0.183cm" fo:orphans="0" fo:widows="0" fo:text-indent="0cm" style:auto-text-indent="false"/>
    </style:style>
    <style:style style:name="P31" style:family="paragraph" style:parent-style-name="Table_20_Paragraph">
      <style:paragraph-properties fo:margin-left="0.097cm" fo:margin-right="0.183cm" fo:margin-top="0.071cm" fo:margin-bottom="0cm" style:contextual-spacing="false" fo:orphans="0" fo:widows="0" fo:text-indent="0cm" style:auto-text-indent="false"/>
    </style:style>
    <style:style style:name="P32" style:family="paragraph" style:parent-style-name="Table_20_Paragraph">
      <style:paragraph-properties fo:margin-left="0.097cm" fo:margin-right="0.183cm" fo:margin-top="0.06cm" fo:margin-bottom="0cm" style:contextual-spacing="false" fo:orphans="0" fo:widows="0" fo:text-indent="0cm" style:auto-text-indent="false"/>
    </style:style>
    <style:style style:name="P33" style:family="paragraph" style:parent-style-name="Table_20_Paragraph">
      <style:paragraph-properties fo:margin-left="0.097cm" fo:margin-right="0.183cm" fo:margin-top="0.065cm" fo:margin-bottom="0cm" style:contextual-spacing="false" fo:orphans="0" fo:widows="0" fo:text-indent="0cm" style:auto-text-indent="false"/>
    </style:style>
    <style:style style:name="P34" style:family="paragraph" style:parent-style-name="Table_20_Paragraph">
      <style:paragraph-properties fo:margin-top="0.065cm" fo:margin-bottom="0cm" style:contextual-spacing="false" fo:orphans="0" fo:widows="0"/>
    </style:style>
    <style:style style:name="P35" style:family="paragraph" style:parent-style-name="Table_20_Paragraph">
      <style:paragraph-properties fo:margin-left="0.101cm" fo:margin-right="0.268cm" fo:margin-top="0.065cm" fo:margin-bottom="0cm" style:contextual-spacing="false" fo:orphans="0" fo:widows="0" fo:text-indent="0cm" style:auto-text-indent="false"/>
    </style:style>
    <style:style style:name="P36" style:family="paragraph" style:parent-style-name="Table_20_Paragraph">
      <style:paragraph-properties fo:margin-left="0.097cm" fo:margin-right="0.84cm" fo:margin-top="0.065cm" fo:margin-bottom="0cm" style:contextual-spacing="false" fo:orphans="0" fo:widows="0" fo:text-indent="0cm" style:auto-text-indent="false"/>
    </style:style>
    <style:style style:name="P37" style:family="paragraph" style:parent-style-name="Table_20_Paragraph">
      <style:paragraph-properties fo:margin-left="0.097cm" fo:margin-right="0.321cm" fo:margin-top="0.065cm" fo:margin-bottom="0cm" style:contextual-spacing="false" fo:orphans="0" fo:widows="0" fo:text-indent="0cm" style:auto-text-indent="false"/>
    </style:style>
    <style:style style:name="P38" style:family="paragraph" style:parent-style-name="Table_20_Paragraph">
      <style:paragraph-properties fo:margin-left="0.097cm" fo:margin-right="0.393cm" fo:orphans="0" fo:widows="0" fo:text-indent="0cm" style:auto-text-indent="false"/>
    </style:style>
    <style:style style:name="P39" style:family="paragraph" style:parent-style-name="Table_20_Paragraph">
      <style:paragraph-properties fo:margin-left="0.097cm" fo:margin-right="0.393cm" fo:margin-top="0.06cm" fo:margin-bottom="0cm" style:contextual-spacing="false" fo:orphans="0" fo:widows="0" fo:text-indent="0cm" style:auto-text-indent="false"/>
    </style:style>
    <style:style style:name="P40" style:family="paragraph" style:parent-style-name="Table_20_Paragraph">
      <style:paragraph-properties fo:margin-left="0.097cm" fo:margin-right="0.24cm" fo:orphans="0" fo:widows="0" fo:text-indent="0cm" style:auto-text-indent="false"/>
    </style:style>
    <style:style style:name="P41" style:family="paragraph" style:parent-style-name="Table_20_Paragraph">
      <style:paragraph-properties fo:margin-left="0.097cm" fo:margin-right="1.831cm" fo:margin-top="0.086cm" fo:margin-bottom="0cm" style:contextual-spacing="false" fo:orphans="0" fo:widows="0" fo:text-indent="0cm" style:auto-text-indent="false"/>
    </style:style>
    <style:style style:name="P42" style:family="paragraph" style:parent-style-name="Table_20_Paragraph">
      <style:paragraph-properties fo:margin-left="0.097cm" fo:margin-right="0.75cm" fo:margin-top="0.086cm" fo:margin-bottom="0cm" style:contextual-spacing="false" fo:orphans="0" fo:widows="0" fo:text-indent="0cm" style:auto-text-indent="false"/>
    </style:style>
    <style:style style:name="P43" style:family="paragraph" style:parent-style-name="Table_20_Paragraph">
      <style:paragraph-properties fo:margin-left="0.101cm" fo:margin-right="0.381cm" fo:orphans="0" fo:widows="0" fo:text-indent="0cm" style:auto-text-indent="false"/>
    </style:style>
    <style:style style:name="P44" style:family="paragraph" style:parent-style-name="Table_20_Paragraph">
      <style:paragraph-properties fo:margin-left="0.101cm" fo:margin-right="0.381cm" fo:margin-top="0.06cm" fo:margin-bottom="0cm" style:contextual-spacing="false" fo:orphans="0" fo:widows="0" fo:text-indent="0cm" style:auto-text-indent="false"/>
    </style:style>
    <style:style style:name="P45" style:family="paragraph" style:parent-style-name="Table_20_Paragraph">
      <style:paragraph-properties fo:margin-left="0.097cm" fo:margin-right="0.194cm" fo:orphans="0" fo:widows="0" fo:text-indent="0cm" style:auto-text-indent="false"/>
    </style:style>
    <style:style style:name="P46" style:family="paragraph" style:parent-style-name="Table_20_Paragraph">
      <style:paragraph-properties fo:margin-left="0.097cm" fo:margin-right="0.796cm" fo:orphans="0" fo:widows="0" fo:text-indent="0cm" style:auto-text-indent="false"/>
    </style:style>
    <style:style style:name="P47" style:family="paragraph" style:parent-style-name="Table_20_Paragraph">
      <style:paragraph-properties fo:margin-left="0.732cm" fo:margin-right="0cm" fo:margin-top="0.002cm" fo:margin-bottom="0cm" style:contextual-spacing="false" fo:orphans="0" fo:widows="0" fo:text-indent="0cm" style:auto-text-indent="false"/>
    </style:style>
    <style:style style:name="P48" style:family="paragraph" style:parent-style-name="Table_20_Paragraph">
      <style:paragraph-properties fo:margin-left="0.732cm" fo:margin-right="0cm" fo:margin-top="0cm" fo:margin-bottom="0cm" style:contextual-spacing="false" fo:orphans="0" fo:widows="0" fo:text-indent="0cm" style:auto-text-indent="false"/>
    </style:style>
    <style:style style:name="P49" style:family="paragraph" style:parent-style-name="Table_20_Paragraph">
      <style:paragraph-properties fo:margin-left="0.101cm" fo:margin-right="1.275cm" fo:orphans="0" fo:widows="0" fo:text-indent="0cm" style:auto-text-indent="false"/>
    </style:style>
    <style:style style:name="P50" style:family="paragraph" style:parent-style-name="Table_20_Paragraph">
      <style:paragraph-properties fo:margin-left="0.101cm" fo:margin-right="1.275cm" fo:margin-top="0.071cm" fo:margin-bottom="0cm" style:contextual-spacing="false" fo:orphans="0" fo:widows="0" fo:text-indent="0cm" style:auto-text-indent="false"/>
    </style:style>
    <style:style style:name="P51" style:family="paragraph" style:parent-style-name="Table_20_Paragraph">
      <style:paragraph-properties fo:margin-left="0.097cm" fo:margin-right="0.169cm" fo:orphans="0" fo:widows="0" fo:text-indent="0cm" style:auto-text-indent="false"/>
    </style:style>
    <style:style style:name="P52" style:family="paragraph" style:parent-style-name="Table_20_Paragraph">
      <style:paragraph-properties fo:margin-left="0.101cm" fo:margin-right="0.169cm" fo:orphans="0" fo:widows="0" fo:text-indent="0cm" style:auto-text-indent="false"/>
    </style:style>
    <style:style style:name="P53" style:family="paragraph" style:parent-style-name="Table_20_Paragraph">
      <style:paragraph-properties fo:margin-left="0.101cm" fo:margin-right="0.169cm" fo:margin-top="0.055cm" fo:margin-bottom="0cm" style:contextual-spacing="false" fo:orphans="0" fo:widows="0" fo:text-indent="0cm" style:auto-text-indent="false"/>
    </style:style>
    <style:style style:name="P54" style:family="paragraph" style:parent-style-name="Table_20_Paragraph">
      <style:paragraph-properties fo:margin-left="0.101cm" fo:margin-right="0.169cm" fo:margin-top="0.06cm" fo:margin-bottom="0cm" style:contextual-spacing="false" fo:orphans="0" fo:widows="0" fo:text-indent="0cm" style:auto-text-indent="false"/>
    </style:style>
    <style:style style:name="P55" style:family="paragraph" style:parent-style-name="Table_20_Paragraph">
      <style:paragraph-properties fo:margin-left="0.097cm" fo:margin-right="0.139cm" fo:orphans="0" fo:widows="0" fo:text-indent="0cm" style:auto-text-indent="false"/>
    </style:style>
    <style:style style:name="P56" style:family="paragraph" style:parent-style-name="Table_20_Paragraph">
      <style:paragraph-properties fo:margin-left="0.097cm" fo:margin-right="0.139cm" fo:margin-top="0.071cm" fo:margin-bottom="0cm" style:contextual-spacing="false" fo:orphans="0" fo:widows="0" fo:text-indent="0cm" style:auto-text-indent="false"/>
    </style:style>
    <style:style style:name="P57" style:family="paragraph" style:parent-style-name="Table_20_Paragraph">
      <style:paragraph-properties fo:margin-left="0.097cm" fo:margin-right="0.139cm" fo:margin-top="0.06cm" fo:margin-bottom="0cm" style:contextual-spacing="false" fo:orphans="0" fo:widows="0" fo:text-indent="0cm" style:auto-text-indent="false"/>
    </style:style>
    <style:style style:name="P58" style:family="paragraph" style:parent-style-name="Table_20_Paragraph">
      <style:paragraph-properties fo:margin-top="0.081cm" fo:margin-bottom="0cm" style:contextual-spacing="false" fo:orphans="0" fo:widows="0"/>
    </style:style>
    <style:style style:name="P59" style:family="paragraph" style:parent-style-name="Table_20_Paragraph">
      <style:paragraph-properties fo:margin-top="0.06cm" fo:margin-bottom="0cm" style:contextual-spacing="false" fo:orphans="0" fo:widows="0"/>
    </style:style>
    <style:style style:name="P60" style:family="paragraph" style:parent-style-name="Table_20_Paragraph">
      <style:paragraph-properties fo:margin-left="0.097cm" fo:margin-right="0.758cm" fo:margin-top="0.06cm" fo:margin-bottom="0cm" style:contextual-spacing="false" fo:orphans="0" fo:widows="0" fo:text-indent="0cm" style:auto-text-indent="false"/>
    </style:style>
    <style:style style:name="P61" style:family="paragraph" style:parent-style-name="Table_20_Paragraph">
      <style:paragraph-properties fo:margin-left="0.097cm" fo:margin-right="0.758cm" fo:orphans="0" fo:widows="0" fo:text-indent="0cm" style:auto-text-indent="false"/>
    </style:style>
    <style:style style:name="P62" style:family="paragraph" style:parent-style-name="Table_20_Paragraph">
      <style:paragraph-properties fo:margin-left="0.097cm" fo:margin-right="0.885cm" fo:margin-top="0.06cm" fo:margin-bottom="0cm" style:contextual-spacing="false" fo:orphans="0" fo:widows="0" fo:text-indent="0cm" style:auto-text-indent="false"/>
    </style:style>
    <style:style style:name="P63" style:family="paragraph" style:parent-style-name="Table_20_Paragraph">
      <style:paragraph-properties fo:margin-left="0.097cm" fo:margin-right="0.885cm" fo:orphans="0" fo:widows="0" fo:text-indent="0cm" style:auto-text-indent="false"/>
    </style:style>
    <style:style style:name="P64" style:family="paragraph" style:parent-style-name="Table_20_Paragraph">
      <style:paragraph-properties fo:margin-left="0.097cm" fo:margin-right="0.556cm" fo:margin-top="0.06cm" fo:margin-bottom="0cm" style:contextual-spacing="false" fo:orphans="0" fo:widows="0" fo:text-indent="0cm" style:auto-text-indent="false"/>
    </style:style>
    <style:style style:name="P65" style:family="paragraph" style:parent-style-name="Table_20_Paragraph">
      <style:paragraph-properties fo:margin-left="0.097cm" fo:margin-right="0.556cm" fo:margin-top="0.071cm" fo:margin-bottom="0cm" style:contextual-spacing="false" fo:orphans="0" fo:widows="0" fo:text-indent="0cm" style:auto-text-indent="false"/>
    </style:style>
    <style:style style:name="P66" style:family="paragraph" style:parent-style-name="Table_20_Paragraph">
      <style:paragraph-properties fo:margin-left="0.097cm" fo:margin-right="0.556cm" fo:orphans="0" fo:widows="0" fo:text-indent="0cm" style:auto-text-indent="false"/>
    </style:style>
    <style:style style:name="P67" style:family="paragraph" style:parent-style-name="Table_20_Paragraph">
      <style:paragraph-properties fo:margin-left="0.097cm" fo:margin-right="0.587cm" fo:margin-top="0.06cm" fo:margin-bottom="0cm" style:contextual-spacing="false" fo:orphans="0" fo:widows="0" fo:text-indent="0cm" style:auto-text-indent="false"/>
    </style:style>
    <style:style style:name="P68" style:family="paragraph" style:parent-style-name="Table_20_Paragraph">
      <style:paragraph-properties fo:margin-top="0.055cm" fo:margin-bottom="0cm" style:contextual-spacing="false" fo:orphans="0" fo:widows="0"/>
    </style:style>
    <style:style style:name="P69" style:family="paragraph" style:parent-style-name="Table_20_Paragraph">
      <style:paragraph-properties fo:margin-left="0.097cm" fo:margin-right="0.206cm" fo:margin-top="0.055cm" fo:margin-bottom="0cm" style:contextual-spacing="false" fo:orphans="0" fo:widows="0" fo:text-indent="0cm" style:auto-text-indent="false"/>
    </style:style>
    <style:style style:name="P70" style:family="paragraph" style:parent-style-name="Table_20_Paragraph">
      <style:paragraph-properties fo:margin-left="0.101cm" fo:margin-right="0.593cm" fo:margin-top="0.06cm" fo:margin-bottom="0cm" style:contextual-spacing="false" fo:orphans="0" fo:widows="0" fo:text-indent="0cm" style:auto-text-indent="false"/>
    </style:style>
    <style:style style:name="P71" style:family="paragraph" style:parent-style-name="Table_20_Paragraph">
      <style:paragraph-properties fo:margin-left="0.101cm" fo:margin-right="0.593cm" fo:orphans="0" fo:widows="0" fo:text-indent="0cm" style:auto-text-indent="false"/>
    </style:style>
    <style:style style:name="P72" style:family="paragraph" style:parent-style-name="Table_20_Paragraph">
      <style:paragraph-properties fo:margin-left="0.097cm" fo:margin-right="0.519cm" fo:margin-top="0.06cm" fo:margin-bottom="0cm" style:contextual-spacing="false" fo:orphans="0" fo:widows="0" fo:text-indent="0cm" style:auto-text-indent="false"/>
    </style:style>
    <style:style style:name="P73" style:family="paragraph" style:parent-style-name="Table_20_Paragraph">
      <style:paragraph-properties fo:margin-left="0.097cm" fo:margin-right="0.519cm" fo:orphans="0" fo:widows="0" fo:text-indent="0cm" style:auto-text-indent="false"/>
    </style:style>
    <style:style style:name="P74" style:family="paragraph" style:parent-style-name="Table_20_Paragraph">
      <style:paragraph-properties fo:margin-left="0.097cm" fo:margin-right="0.102cm" fo:margin-top="0.06cm" fo:margin-bottom="0cm" style:contextual-spacing="false" fo:orphans="0" fo:widows="0" fo:text-indent="0cm" style:auto-text-indent="false"/>
    </style:style>
    <style:style style:name="P75" style:family="paragraph" style:parent-style-name="Table_20_Paragraph">
      <style:paragraph-properties fo:margin-left="0.097cm" fo:margin-right="0.102cm" fo:orphans="0" fo:widows="0" fo:text-indent="0cm" style:auto-text-indent="false"/>
    </style:style>
    <style:style style:name="P76" style:family="paragraph" style:parent-style-name="Table_20_Paragraph">
      <style:paragraph-properties fo:margin-left="0.101cm" fo:margin-right="0.483cm" fo:margin-top="0.06cm" fo:margin-bottom="0cm" style:contextual-spacing="false" fo:orphans="0" fo:widows="0" fo:text-indent="0cm" style:auto-text-indent="false"/>
    </style:style>
    <style:style style:name="P77" style:family="paragraph" style:parent-style-name="Table_20_Paragraph">
      <style:paragraph-properties fo:margin-left="0.097cm" fo:margin-right="0.628cm" fo:margin-top="0.06cm" fo:margin-bottom="0cm" style:contextual-spacing="false" fo:orphans="0" fo:widows="0" fo:text-indent="0cm" style:auto-text-indent="false"/>
    </style:style>
    <style:style style:name="P78" style:family="paragraph" style:parent-style-name="Table_20_Paragraph">
      <style:paragraph-properties fo:margin-left="0.097cm" fo:margin-right="0.277cm" fo:orphans="0" fo:widows="0" fo:text-indent="0cm" style:auto-text-indent="false"/>
    </style:style>
    <style:style style:name="P79" style:family="paragraph" style:parent-style-name="Table_20_Paragraph">
      <style:paragraph-properties fo:margin-left="0.101cm" fo:margin-right="0.887cm" fo:orphans="0" fo:widows="0" fo:text-indent="0cm" style:auto-text-indent="false"/>
    </style:style>
    <style:style style:name="P80" style:family="paragraph" style:parent-style-name="Table_20_Paragraph">
      <style:paragraph-properties fo:margin-left="0.101cm" fo:margin-right="0.887cm" fo:margin-top="0.071cm" fo:margin-bottom="0cm" style:contextual-spacing="false" fo:orphans="0" fo:widows="0" fo:text-indent="0cm" style:auto-text-indent="false"/>
    </style:style>
    <style:style style:name="P81" style:family="paragraph" style:parent-style-name="Table_20_Paragraph">
      <style:paragraph-properties fo:margin-left="0.101cm" fo:margin-right="0.887cm" fo:margin-top="0.06cm" fo:margin-bottom="0cm" style:contextual-spacing="false" fo:orphans="0" fo:widows="0" fo:text-indent="0cm" style:auto-text-indent="false"/>
    </style:style>
    <style:style style:name="P82" style:family="paragraph" style:parent-style-name="Table_20_Paragraph">
      <style:paragraph-properties fo:margin-top="0.071cm" fo:margin-bottom="0cm" style:contextual-spacing="false" fo:orphans="0" fo:widows="0"/>
    </style:style>
    <style:style style:name="P83" style:family="paragraph" style:parent-style-name="Table_20_Paragraph">
      <style:paragraph-properties fo:margin-left="0.097cm" fo:margin-right="0.7cm" fo:orphans="0" fo:widows="0" fo:text-indent="0cm" style:auto-text-indent="false"/>
    </style:style>
    <style:style style:name="P84" style:family="paragraph" style:parent-style-name="Table_20_Paragraph">
      <style:paragraph-properties fo:margin-top="0.09cm" fo:margin-bottom="0cm" style:contextual-spacing="false" fo:orphans="0" fo:widows="0"/>
    </style:style>
    <style:style style:name="P85" style:family="paragraph" style:parent-style-name="Table_20_Paragraph">
      <style:paragraph-properties fo:margin-left="0.097cm" fo:margin-right="0.39cm" fo:orphans="0" fo:widows="0" fo:text-indent="0cm" style:auto-text-indent="false"/>
    </style:style>
    <style:style style:name="P86" style:family="paragraph" style:parent-style-name="Table_20_Paragraph">
      <style:paragraph-properties fo:margin-left="0.097cm" fo:margin-right="0.303cm" fo:orphans="0" fo:widows="0" fo:text-indent="0cm" style:auto-text-indent="false"/>
    </style:style>
    <style:style style:name="P87" style:family="paragraph" style:parent-style-name="Table_20_Paragraph">
      <style:paragraph-properties fo:margin-left="0.097cm" fo:margin-right="0.233cm" fo:orphans="0" fo:widows="0" fo:text-indent="0cm" style:auto-text-indent="false"/>
    </style:style>
    <style:style style:name="P88" style:family="paragraph" style:parent-style-name="Table_20_Paragraph">
      <style:paragraph-properties fo:margin-left="0.097cm" fo:margin-right="0.453cm" fo:margin-top="0.071cm" fo:margin-bottom="0cm" style:contextual-spacing="false" fo:orphans="0" fo:widows="0" fo:text-indent="0cm" style:auto-text-indent="false"/>
    </style:style>
    <style:style style:name="P89" style:family="paragraph" style:parent-style-name="Table_20_Paragraph">
      <style:paragraph-properties fo:margin-left="0.097cm" fo:margin-right="0.453cm" fo:orphans="0" fo:widows="0" fo:text-indent="0cm" style:auto-text-indent="false"/>
    </style:style>
    <style:style style:name="P90" style:family="paragraph" style:parent-style-name="Table_20_Paragraph">
      <style:paragraph-properties fo:margin-left="0.097cm" fo:margin-right="0.453cm" fo:margin-top="0.06cm" fo:margin-bottom="0cm" style:contextual-spacing="false" fo:orphans="0" fo:widows="0" fo:text-indent="0cm" style:auto-text-indent="false"/>
    </style:style>
    <style:style style:name="P91" style:family="paragraph" style:parent-style-name="Table_20_Paragraph">
      <style:paragraph-properties fo:margin-left="0.097cm" fo:margin-right="1.028cm" fo:orphans="0" fo:widows="0" fo:text-indent="0cm" style:auto-text-indent="false"/>
    </style:style>
    <style:style style:name="P92" style:family="paragraph" style:parent-style-name="Table_20_Paragraph">
      <style:paragraph-properties fo:margin-left="0.097cm" fo:margin-right="0.288cm" fo:orphans="0" fo:widows="0" fo:text-indent="0cm" style:auto-text-indent="false"/>
    </style:style>
    <style:style style:name="P93" style:family="paragraph" style:parent-style-name="Table_20_Paragraph">
      <style:paragraph-properties fo:margin-left="0.097cm" fo:margin-right="1.074cm" fo:orphans="0" fo:widows="0" fo:text-indent="0cm" style:auto-text-indent="false"/>
    </style:style>
    <style:style style:name="P94" style:family="paragraph" style:parent-style-name="Table_20_Paragraph">
      <style:paragraph-properties fo:margin-left="0.097cm" fo:margin-right="0.561cm" fo:orphans="0" fo:widows="0" fo:text-indent="0cm" style:auto-text-indent="false"/>
    </style:style>
    <style:style style:name="P95" style:family="paragraph" style:parent-style-name="Table_20_Paragraph">
      <style:paragraph-properties fo:margin-left="0.097cm" fo:margin-right="0.229cm" fo:orphans="0" fo:widows="0" fo:text-indent="0cm" style:auto-text-indent="false"/>
    </style:style>
    <style:style style:name="P96" style:family="paragraph" style:parent-style-name="Table_20_Paragraph">
      <style:paragraph-properties fo:margin-left="0.097cm" fo:margin-right="0.263cm" fo:orphans="0" fo:widows="0" fo:text-indent="0cm" style:auto-text-indent="false"/>
    </style:style>
    <style:style style:name="P97" style:family="paragraph" style:parent-style-name="Table_20_Paragraph">
      <style:paragraph-properties fo:margin-left="0.097cm" fo:margin-right="0.099cm" fo:orphans="0" fo:widows="0" fo:text-indent="0cm" style:auto-text-indent="false"/>
    </style:style>
    <style:style style:name="P98" style:family="paragraph" style:parent-style-name="Table_20_Paragraph">
      <style:paragraph-properties fo:margin-left="0.097cm" fo:margin-right="0.238cm" fo:margin-top="0.086cm" fo:margin-bottom="0cm" style:contextual-spacing="false" fo:orphans="0" fo:widows="0" fo:text-indent="0cm" style:auto-text-indent="false"/>
    </style:style>
    <style:style style:name="P99" style:family="paragraph" style:parent-style-name="Table_20_Paragraph">
      <style:paragraph-properties fo:margin-left="0.206cm" fo:margin-right="0cm" fo:orphans="0" fo:widows="0" fo:text-indent="0cm" style:auto-text-indent="false"/>
    </style:style>
    <style:style style:name="P100" style:family="paragraph" style:parent-style-name="Table_20_Paragraph">
      <style:paragraph-properties fo:margin-left="0.097cm" fo:margin-right="0.104cm" fo:orphans="0" fo:widows="0" fo:text-indent="0cm" style:auto-text-indent="false"/>
    </style:style>
    <style:style style:name="P101" style:family="paragraph" style:parent-style-name="Table_20_Paragraph">
      <style:paragraph-properties fo:margin-left="0.097cm" fo:margin-right="0.727cm" fo:orphans="0" fo:widows="0" fo:text-indent="0cm" style:auto-text-indent="false"/>
    </style:style>
    <style:style style:name="P102" style:family="paragraph" style:parent-style-name="Table_20_Paragraph">
      <style:paragraph-properties fo:margin-left="0.097cm" fo:margin-right="0.704cm" fo:orphans="0" fo:widows="0" fo:text-indent="0cm" style:auto-text-indent="false"/>
    </style:style>
    <style:style style:name="P103" style:family="paragraph" style:parent-style-name="Table_20_Paragraph">
      <style:paragraph-properties fo:margin-left="0.097cm" fo:margin-right="0.452cm" fo:orphans="0" fo:widows="0" fo:text-indent="0cm" style:auto-text-indent="false"/>
    </style:style>
    <style:style style:name="P104" style:family="paragraph" style:parent-style-name="Table_20_Paragraph">
      <style:paragraph-properties fo:margin-left="0.101cm" fo:margin-right="0.388cm" fo:margin-top="0.065cm" fo:margin-bottom="0cm" style:contextual-spacing="false" fo:orphans="0" fo:widows="0" fo:text-indent="0cm" style:auto-text-indent="false"/>
    </style:style>
    <style:style style:name="P105" style:family="paragraph" style:parent-style-name="Table_20_Paragraph">
      <style:paragraph-properties fo:margin-left="0.101cm" fo:margin-right="0.388cm" fo:orphans="0" fo:widows="0" fo:text-indent="0cm" style:auto-text-indent="false"/>
    </style:style>
    <style:style style:name="P106" style:family="paragraph" style:parent-style-name="Table_20_Paragraph">
      <style:paragraph-properties fo:margin-left="0.101cm" fo:margin-right="0.335cm" fo:margin-top="0.086cm" fo:margin-bottom="0cm" style:contextual-spacing="false" fo:orphans="0" fo:widows="0" fo:text-indent="0cm" style:auto-text-indent="false"/>
    </style:style>
    <style:style style:name="P107" style:family="paragraph" style:parent-style-name="Table_20_Paragraph">
      <style:paragraph-properties fo:margin-left="0.101cm" fo:margin-right="0.792cm" fo:margin-top="0.086cm" fo:margin-bottom="0cm" style:contextual-spacing="false" fo:orphans="0" fo:widows="0" fo:text-indent="0cm" style:auto-text-indent="false"/>
    </style:style>
    <style:style style:name="P108" style:family="paragraph" style:parent-style-name="Table_20_Paragraph">
      <style:paragraph-properties fo:margin-left="1.372cm" fo:margin-right="0cm" fo:margin-top="0.002cm" fo:margin-bottom="0cm" style:contextual-spacing="false" fo:orphans="0" fo:widows="0" fo:text-indent="-0.635cm" style:auto-text-indent="false"/>
    </style:style>
    <style:style style:name="P109" style:family="paragraph" style:parent-style-name="Table_20_Paragraph">
      <style:paragraph-properties fo:margin-left="1.372cm" fo:margin-right="0cm" fo:margin-top="0cm" fo:margin-bottom="0cm" style:contextual-spacing="false" fo:orphans="0" fo:widows="0" fo:text-indent="-0.635cm" style:auto-text-indent="false"/>
    </style:style>
    <style:style style:name="P110" style:family="paragraph" style:parent-style-name="Table_20_Paragraph">
      <style:paragraph-properties fo:margin-left="0.737cm" fo:margin-right="0cm" fo:margin-top="0cm" fo:margin-bottom="0cm" style:contextual-spacing="false" fo:orphans="0" fo:widows="0" fo:text-indent="0cm" style:auto-text-indent="false"/>
    </style:style>
    <style:style style:name="P111" style:family="paragraph" style:parent-style-name="Table_20_Paragraph">
      <style:paragraph-properties fo:margin-left="0.101cm" fo:margin-right="0.356cm" fo:margin-top="0cm" fo:margin-bottom="0cm" style:contextual-spacing="false" fo:orphans="0" fo:widows="0" fo:text-indent="0cm" style:auto-text-indent="false"/>
    </style:style>
    <style:style style:name="P112" style:family="paragraph" style:parent-style-name="Table_20_Paragraph">
      <style:paragraph-properties fo:margin-left="0.101cm" fo:margin-right="0.413cm" fo:orphans="0" fo:widows="0" fo:text-indent="0cm" style:auto-text-indent="false"/>
    </style:style>
    <style:style style:name="P113" style:family="paragraph" style:parent-style-name="Table_20_Paragraph">
      <style:paragraph-properties fo:margin-left="0.101cm" fo:margin-right="0.064cm" fo:orphans="0" fo:widows="0" fo:text-indent="0cm" style:auto-text-indent="false"/>
    </style:style>
    <style:style style:name="P114" style:family="paragraph" style:parent-style-name="Table_20_Paragraph">
      <style:paragraph-properties fo:margin-left="0.101cm" fo:margin-right="0.166cm" fo:orphans="0" fo:widows="0" fo:text-indent="0cm" style:auto-text-indent="false"/>
    </style:style>
    <style:style style:name="P115" style:family="paragraph" style:parent-style-name="Table_20_Paragraph">
      <style:paragraph-properties fo:margin-left="0.101cm" fo:margin-right="0.614cm" fo:orphans="0" fo:widows="0" fo:text-indent="0cm" style:auto-text-indent="false"/>
    </style:style>
    <style:style style:name="P116" style:family="paragraph" style:parent-style-name="Table_20_Paragraph">
      <style:paragraph-properties fo:margin-left="0.101cm" fo:margin-right="0.616cm" fo:orphans="0" fo:widows="0" fo:text-indent="0cm" style:auto-text-indent="false"/>
    </style:style>
    <style:style style:name="P117" style:family="paragraph" style:parent-style-name="Table_20_Paragraph">
      <style:paragraph-properties fo:margin-left="0.101cm" fo:margin-right="0.118cm" fo:orphans="0" fo:widows="0" fo:text-indent="0cm" style:auto-text-indent="false"/>
    </style:style>
    <style:style style:name="P118" style:family="paragraph" style:parent-style-name="Table_20_Paragraph">
      <style:paragraph-properties fo:margin-left="0.101cm" fo:margin-right="0.305cm" fo:orphans="0" fo:widows="0" fo:text-indent="0cm" style:auto-text-indent="false"/>
    </style:style>
    <style:style style:name="P119" style:family="paragraph" style:parent-style-name="Table_20_Paragraph">
      <style:paragraph-properties fo:margin-left="0.097cm" fo:margin-right="0.513cm" fo:orphans="0" fo:widows="0" fo:text-indent="0cm" style:auto-text-indent="false"/>
    </style:style>
    <style:style style:name="P120" style:family="paragraph" style:parent-style-name="Table_20_Paragraph">
      <style:paragraph-properties fo:margin-left="0.101cm" fo:margin-right="0.984cm" fo:orphans="0" fo:widows="0" fo:text-indent="0cm" style:auto-text-indent="false"/>
    </style:style>
    <style:style style:name="P121" style:family="paragraph" style:parent-style-name="Table_20_Paragraph">
      <style:paragraph-properties fo:margin-left="0.097cm" fo:margin-right="0.18cm" fo:orphans="0" fo:widows="0" fo:text-indent="0cm" style:auto-text-indent="false"/>
    </style:style>
    <style:style style:name="P122" style:family="paragraph" style:parent-style-name="Table_20_Paragraph">
      <style:paragraph-properties fo:margin-left="0.097cm" fo:margin-right="0.63cm" fo:margin-top="0.071cm" fo:margin-bottom="0cm" style:contextual-spacing="false" fo:orphans="0" fo:widows="0" fo:text-indent="0cm" style:auto-text-indent="false"/>
    </style:style>
    <style:style style:name="P123" style:family="paragraph" style:parent-style-name="Table_20_Paragraph">
      <style:paragraph-properties fo:margin-left="0.097cm" fo:margin-right="0.653cm" fo:margin-top="0.071cm" fo:margin-bottom="0cm" style:contextual-spacing="false" fo:orphans="0" fo:widows="0" fo:text-indent="0cm" style:auto-text-indent="false"/>
    </style:style>
    <style:style style:name="P124" style:family="paragraph" style:parent-style-name="Table_20_Paragraph">
      <style:paragraph-properties fo:margin-left="0.097cm" fo:margin-right="0.764cm" fo:margin-top="0.06cm" fo:margin-bottom="0cm" style:contextual-spacing="false" fo:orphans="0" fo:widows="0" fo:text-indent="0cm" style:auto-text-indent="false"/>
    </style:style>
    <style:style style:name="P125" style:family="paragraph" style:parent-style-name="Table_20_Paragraph">
      <style:paragraph-properties fo:margin-left="0.097cm" fo:margin-right="0.489cm" fo:orphans="0" fo:widows="0" fo:text-indent="0cm" style:auto-text-indent="false"/>
    </style:style>
    <style:style style:name="P126" style:family="paragraph" style:parent-style-name="Table_20_Paragraph">
      <style:paragraph-properties fo:margin-left="0.097cm" fo:margin-right="0.286cm" fo:orphans="0" fo:widows="0" fo:text-indent="0cm" style:auto-text-indent="false"/>
    </style:style>
    <style:style style:name="P127" style:family="paragraph" style:parent-style-name="Table_20_Paragraph">
      <style:paragraph-properties fo:margin-left="0.097cm" fo:margin-right="0.088cm" fo:margin-top="0.065cm" fo:margin-bottom="0cm" style:contextual-spacing="false" fo:orphans="0" fo:widows="0" fo:text-indent="0cm" style:auto-text-indent="false"/>
    </style:style>
    <style:style style:name="P128" style:family="paragraph" style:parent-style-name="Table_20_Paragraph">
      <style:paragraph-properties fo:margin-left="0.097cm" fo:margin-right="0.088cm" fo:orphans="0" fo:widows="0" fo:text-indent="0cm" style:auto-text-indent="false"/>
    </style:style>
    <style:style style:name="P129" style:family="paragraph" style:parent-style-name="Table_20_Paragraph">
      <style:paragraph-properties fo:margin-left="0.101cm" fo:margin-right="0.182cm" fo:orphans="0" fo:widows="0" fo:text-indent="0cm" style:auto-text-indent="false"/>
    </style:style>
    <style:style style:name="P130" style:family="paragraph" style:parent-style-name="Table_20_Paragraph">
      <style:paragraph-properties fo:margin-left="0.097cm" fo:margin-right="0.288cm" fo:orphans="0" fo:widows="0" fo:text-indent="0cm" style:auto-text-indent="false"/>
      <style:text-properties officeooo:paragraph-rsid="00098ee3"/>
    </style:style>
    <style:style style:name="P131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98ee3"/>
    </style:style>
    <style:style style:name="P132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f30c7"/>
    </style:style>
    <style:style style:name="P133" style:family="paragraph" style:parent-style-name="Table_20_Paragraph">
      <style:paragraph-properties fo:margin-left="0.097cm" fo:margin-right="0.183cm" fo:orphans="0" fo:widows="0" fo:text-indent="0cm" style:auto-text-indent="false"/>
      <style:text-properties officeooo:paragraph-rsid="000fad67"/>
    </style:style>
    <style:style style:name="P134" style:family="paragraph" style:parent-style-name="Table_20_Paragraph">
      <style:paragraph-properties fo:margin-left="0.097cm" fo:margin-right="0.43cm" fo:text-align="justify" style:justify-single-word="false" fo:orphans="0" fo:widows="0" fo:text-indent="0cm" style:auto-text-indent="false"/>
    </style:style>
    <style:style style:name="P135" style:family="paragraph" style:parent-style-name="Table_20_Paragraph">
      <style:paragraph-properties fo:margin-left="0.097cm" fo:margin-right="0.141cm" fo:text-align="justify" style:justify-single-word="false" fo:orphans="0" fo:widows="0" fo:text-indent="0cm" style:auto-text-indent="false"/>
    </style:style>
    <style:style style:name="P136" style:family="paragraph" style:parent-style-name="Table_20_Paragraph">
      <style:paragraph-properties fo:margin-left="0.097cm" fo:margin-right="0.418cm" fo:text-align="justify" style:justify-single-word="false" fo:orphans="0" fo:widows="0" fo:text-indent="0cm" style:auto-text-indent="false"/>
    </style:style>
    <style:style style:name="P137" style:family="paragraph" style:parent-style-name="Table_20_Paragraph">
      <style:paragraph-properties fo:margin-left="0.101cm" fo:margin-right="0.755cm" fo:margin-top="0.065cm" fo:margin-bottom="0cm" style:contextual-spacing="false" fo:text-align="justify" style:justify-single-word="false" fo:orphans="0" fo:widows="0" fo:text-indent="0cm" style:auto-text-indent="false"/>
    </style:style>
    <style:style style:name="P138" style:family="paragraph" style:parent-style-name="Table_20_Paragraph">
      <style:paragraph-properties fo:margin-left="0.101cm" fo:margin-right="0.224cm" fo:text-align="justify" style:justify-single-word="false" fo:orphans="0" fo:widows="0" fo:text-indent="0cm" style:auto-text-indent="false"/>
    </style:style>
    <style:style style:name="P139" style:family="paragraph" style:parent-style-name="Table_20_Paragraph">
      <style:paragraph-properties fo:margin-left="0.097cm" fo:margin-right="0.984cm" fo:margin-top="0.06cm" fo:margin-bottom="0cm" style:contextual-spacing="false" fo:text-align="justify" style:justify-single-word="false" fo:orphans="0" fo:widows="0" fo:text-indent="0cm" style:auto-text-indent="false"/>
    </style:style>
    <style:style style:name="P140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12pt" style:font-size-asian="12pt"/>
    </style:style>
    <style:style style:name="P141" style:family="paragraph" style:parent-style-name="Table_20_Paragraph">
      <style:paragraph-properties fo:margin-left="0.101cm" fo:margin-right="1.667cm" fo:orphans="0" fo:widows="0" fo:text-indent="0cm" style:auto-text-indent="false"/>
      <style:text-properties officeooo:rsid="0003399d" officeooo:paragraph-rsid="0003399d"/>
    </style:style>
    <style:style style:name="P142" style:family="paragraph" style:parent-style-name="Text_20_body" style:master-page-name="Standard">
      <style:paragraph-properties fo:margin-left="13.698cm" fo:margin-right="0.233cm" fo:margin-top="0.12cm" fo:margin-bottom="0cm" style:contextual-spacing="false" fo:text-align="end" style:justify-single-word="false" fo:text-indent="-0.903cm" style:auto-text-indent="false" style:page-number="auto"/>
    </style:style>
    <style:style style:name="P143" style:family="paragraph" style:parent-style-name="Text_20_body">
      <style:paragraph-properties fo:margin-left="0cm" fo:margin-right="0.236cm" fo:margin-top="0.002cm" fo:margin-bottom="0cm" style:contextual-spacing="false" fo:text-align="end" style:justify-single-word="false" fo:text-indent="0cm" style:auto-text-indent="false"/>
    </style:style>
    <style:style style:name="P144" style:family="paragraph" style:parent-style-name="Text_20_body">
      <style:paragraph-properties fo:margin-left="1.448cm" fo:margin-right="2.466cm" fo:line-height="100%" fo:text-indent="0cm" style:auto-text-indent="false"/>
      <style:text-properties officeooo:paragraph-rsid="00086beb"/>
    </style:style>
    <style:style style:name="P145" style:family="paragraph" style:parent-style-name="Text_20_body">
      <style:paragraph-properties fo:margin-left="10.857cm" fo:margin-right="0.235cm" fo:line-height="200%" fo:text-indent="2.09cm" style:auto-text-indent="false"/>
    </style:style>
    <style:style style:name="P146" style:family="paragraph" style:parent-style-name="Text_20_body">
      <style:paragraph-properties fo:margin-left="1.448cm" fo:margin-right="2.466cm" fo:line-height="200%" fo:text-indent="0cm" style:auto-text-indent="false"/>
    </style:style>
    <style:style style:name="P147" style:family="paragraph" style:parent-style-name="Text_20_body">
      <style:text-properties fo:font-size="13pt" fo:font-weight="bold" style:font-size-asian="13pt" style:font-weight-asian="bold"/>
    </style:style>
    <style:style style:name="P148" style:family="paragraph" style:parent-style-name="Text_20_body">
      <style:text-properties fo:font-size="13pt" style:font-size-asian="13pt"/>
    </style:style>
    <style:style style:name="P149" style:family="paragraph" style:parent-style-name="Text_20_body">
      <style:paragraph-properties fo:margin-top="0.004cm" fo:margin-bottom="0cm" style:contextual-spacing="false"/>
      <style:text-properties fo:font-size="8pt" fo:font-weight="bold" style:font-size-asian="8pt" style:font-weight-asian="bold"/>
    </style:style>
    <style:style style:name="P150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51" style:family="paragraph" style:parent-style-name="Text_20_body">
      <style:paragraph-properties fo:margin-top="0.014cm" fo:margin-bottom="0cm" style:contextual-spacing="false"/>
      <style:text-properties fo:font-size="11.5pt" fo:font-weight="bold" style:font-size-asian="11.5pt" style:font-weight-asian="bold"/>
    </style:style>
    <style:style style:name="P152" style:family="paragraph" style:parent-style-name="Text_20_body">
      <style:paragraph-properties fo:margin-top="0.018cm" fo:margin-bottom="0cm" style:contextual-spacing="false"/>
      <style:text-properties fo:font-size="11.5pt" fo:font-weight="bold" style:font-size-asian="11.5pt" style:font-weight-asian="bold"/>
    </style:style>
    <style:style style:name="P153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154" style:family="paragraph" style:parent-style-name="Text_20_body">
      <style:paragraph-properties fo:margin-top="0.012cm" fo:margin-bottom="0cm" style:contextual-spacing="false"/>
      <style:text-properties fo:font-size="11.5pt" style:font-size-asian="11.5pt"/>
    </style:style>
    <style:style style:name="P155" style:family="paragraph" style:parent-style-name="Text_20_body">
      <style:paragraph-properties fo:margin-left="0.198cm" fo:margin-right="0cm" fo:text-indent="0cm" style:auto-text-indent="false"/>
    </style:style>
    <style:style style:name="P156" style:family="paragraph" style:parent-style-name="Text_20_body" style:master-page-name="Converted3">
      <style:paragraph-properties fo:margin-left="0.198cm" fo:margin-right="0cm" fo:margin-top="0.12cm" fo:margin-bottom="0cm" style:contextual-spacing="false" fo:text-indent="0cm" style:auto-text-indent="false" style:page-number="auto"/>
    </style:style>
    <style:style style:name="P157" style:family="paragraph" style:parent-style-name="Text_20_body">
      <style:paragraph-properties fo:margin-left="0.198cm" fo:margin-right="0cm" fo:margin-top="0.002cm" fo:margin-bottom="0cm" style:contextual-spacing="false" fo:text-indent="0cm" style:auto-text-indent="false"/>
    </style:style>
    <style:style style:name="P158" style:family="paragraph" style:parent-style-name="Text_20_body">
      <style:paragraph-properties fo:margin-top="0.011cm" fo:margin-bottom="0cm" style:contextual-spacing="false"/>
    </style:style>
    <style:style style:name="P159" style:family="paragraph" style:parent-style-name="Text_20_body">
      <style:paragraph-properties fo:margin-top="0.018cm" fo:margin-bottom="0cm" style:contextual-spacing="false"/>
      <style:text-properties fo:font-size="10.5pt" style:font-size-asian="10.5pt"/>
    </style:style>
    <style:style style:name="P160" style:family="paragraph" style:parent-style-name="Text_20_body">
      <style:paragraph-properties fo:margin-top="0.018cm" fo:margin-bottom="0cm" style:contextual-spacing="false"/>
      <style:text-properties fo:font-size="10.5pt" fo:font-weight="bold" style:font-size-asian="10.5pt" style:font-weight-asian="bold"/>
    </style:style>
    <style:style style:name="P161" style:family="paragraph" style:parent-style-name="Text_20_body">
      <style:paragraph-properties fo:margin-left="0.198cm" fo:margin-right="0.556cm" fo:text-indent="0cm" style:auto-text-indent="false"/>
    </style:style>
    <style:style style:name="P162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163" style:family="paragraph" style:parent-style-name="Text_20_body">
      <style:text-properties fo:font-size="10pt" style:font-size-asian="10pt"/>
    </style:style>
    <style:style style:name="P164" style:family="paragraph" style:parent-style-name="Text_20_body">
      <style:paragraph-properties fo:margin-top="0.018cm" fo:margin-bottom="0cm" style:contextual-spacing="false"/>
      <style:text-properties fo:font-size="10pt" style:font-size-asian="10pt"/>
    </style:style>
    <style:style style:name="P165" style:family="paragraph" style:parent-style-name="Text_20_body">
      <style:text-properties fo:font-size="10pt" fo:font-weight="bold" style:font-size-asian="10pt" style:font-weight-asian="bold"/>
    </style:style>
    <style:style style:name="P166" style:family="paragraph" style:parent-style-name="Text_20_body">
      <style:paragraph-properties fo:margin-left="0.198cm" fo:margin-right="0.684cm" fo:margin-top="0.002cm" fo:margin-bottom="0cm" style:contextual-spacing="false" fo:text-indent="0cm" style:auto-text-indent="false"/>
    </style:style>
    <style:style style:name="P167" style:family="paragraph" style:parent-style-name="Text_20_body">
      <style:paragraph-properties fo:margin-left="2.701cm" fo:margin-right="0cm" fo:text-indent="0cm" style:auto-text-indent="false"/>
    </style:style>
    <style:style style:name="P168" style:family="paragraph" style:parent-style-name="Text_20_body">
      <style:paragraph-properties fo:margin-left="2.701cm" fo:margin-right="1.524cm" fo:text-indent="0cm" style:auto-text-indent="false"/>
    </style:style>
    <style:style style:name="P169" style:family="paragraph" style:parent-style-name="Text_20_body">
      <style:paragraph-properties fo:margin-left="2.701cm" fo:margin-right="0.644cm" fo:margin-top="0.002cm" fo:margin-bottom="0cm" style:contextual-spacing="false" fo:text-indent="0cm" style:auto-text-indent="false"/>
    </style:style>
    <style:style style:name="P170" style:family="paragraph" style:parent-style-name="Text_20_body">
      <style:paragraph-properties fo:margin-left="2.701cm" fo:margin-right="0.508cm" fo:text-indent="0cm" style:auto-text-indent="false"/>
    </style:style>
    <style:style style:name="P171" style:family="paragraph" style:parent-style-name="Text_20_body">
      <style:paragraph-properties fo:margin-top="0.009cm" fo:margin-bottom="0.002cm" style:contextual-spacing="false"/>
    </style:style>
    <style:style style:name="P172" style:family="paragraph" style:parent-style-name="Text_20_body">
      <style:paragraph-properties fo:margin-top="0.011cm" fo:margin-bottom="0.002cm" style:contextual-spacing="false"/>
    </style:style>
    <style:style style:name="P173" style:family="paragraph" style:parent-style-name="Text_20_body">
      <style:paragraph-properties fo:margin-left="0.198cm" fo:margin-right="0.307cm" fo:text-indent="0cm" style:auto-text-indent="false"/>
    </style:style>
    <style:style style:name="P174" style:family="paragraph" style:parent-style-name="Text_20_body">
      <style:paragraph-properties fo:margin-top="0.009cm" fo:margin-bottom="0cm" style:contextual-spacing="false"/>
    </style:style>
    <style:style style:name="P175" style:family="paragraph" style:parent-style-name="Text_20_body">
      <style:paragraph-properties fo:margin-left="0.198cm" fo:margin-right="0cm" fo:line-height="0.483cm" fo:text-indent="0cm" style:auto-text-indent="false"/>
    </style:style>
    <style:style style:name="P176" style:family="paragraph" style:parent-style-name="Text_20_body">
      <style:paragraph-properties fo:margin-top="0.019cm" fo:margin-bottom="0cm" style:contextual-spacing="false"/>
    </style:style>
    <style:style style:name="P177" style:family="paragraph" style:parent-style-name="Text_20_body">
      <style:paragraph-properties fo:margin-top="0cm" fo:margin-bottom="0.002cm" style:contextual-spacing="false"/>
      <style:text-properties fo:font-weight="bold" style:font-weight-asian="bold"/>
    </style:style>
    <style:style style:name="P178" style:family="paragraph" style:parent-style-name="Text_20_body">
      <style:paragraph-properties fo:margin-top="0.002cm" fo:margin-bottom="0cm" style:contextual-spacing="false"/>
      <style:text-properties fo:font-weight="bold" style:font-weight-asian="bold"/>
    </style:style>
    <style:style style:name="P179" style:family="paragraph" style:parent-style-name="Text_20_body">
      <style:paragraph-properties fo:margin-top="0.002cm" fo:margin-bottom="0.002cm" style:contextual-spacing="false"/>
      <style:text-properties fo:font-weight="bold" style:font-weight-asian="bold"/>
    </style:style>
    <style:style style:name="P180" style:family="paragraph" style:parent-style-name="Text_20_body">
      <style:paragraph-properties fo:margin-top="0.012cm" fo:margin-bottom="0cm" style:contextual-spacing="false"/>
      <style:text-properties fo:font-size="9.5pt" fo:font-weight="bold" style:font-size-asian="9.5pt" style:font-weight-asian="bold"/>
    </style:style>
    <style:style style:name="P181" style:family="paragraph" style:parent-style-name="Text_20_body">
      <style:paragraph-properties fo:margin-top="0.018cm" fo:margin-bottom="0cm" style:contextual-spacing="false"/>
      <style:text-properties fo:font-size="13.5pt" fo:font-weight="bold" style:font-size-asian="13.5pt" style:font-weight-asian="bold"/>
    </style:style>
    <style:style style:name="P182" style:family="paragraph">
      <loext:graphic-properties draw:fill="solid" draw:fill-color="#000000"/>
      <style:paragraph-properties fo:text-align="center"/>
    </style:style>
    <style:style style:name="T1" style:family="text">
      <style:text-properties fo:letter-spacing="-0.101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4cm" style:text-underline-style="solid" style:text-underline-width="bold" style:text-underline-color="font-color"/>
    </style:style>
    <style:style style:name="T5" style:family="text">
      <style:text-properties style:text-scale="95%"/>
    </style:style>
    <style:style style:name="T6" style:family="text">
      <style:text-properties fo:letter-spacing="0.035cm" style:text-scale="95%"/>
    </style:style>
    <style:style style:name="T7" style:family="text">
      <style:text-properties fo:letter-spacing="-0.007cm"/>
    </style:style>
    <style:style style:name="T8" style:family="text">
      <style:text-properties fo:letter-spacing="-0.005cm"/>
    </style:style>
    <style:style style:name="T9" style:family="text">
      <style:text-properties fo:letter-spacing="-0.004cm"/>
    </style:style>
    <style:style style:name="T10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11" style:family="text">
      <style:text-properties fo:font-size="12pt" fo:letter-spacing="-0.011cm" style:text-underline-style="solid" style:text-underline-width="bold" style:text-underline-color="font-color" fo:font-weight="bold" style:font-size-asian="12pt" style:font-weight-asian="bold"/>
    </style:style>
    <style:style style:name="T12" style:family="text">
      <style:text-properties fo:font-size="12pt" fo:letter-spacing="-0.011cm" style:font-size-asian="12pt"/>
    </style:style>
    <style:style style:name="T13" style:family="text">
      <style:text-properties fo:font-size="12pt" fo:letter-spacing="-0.011cm" officeooo:rsid="00098ee3" style:font-size-asian="12pt"/>
    </style:style>
    <style:style style:name="T14" style:family="text">
      <style:text-properties fo:font-size="12pt" fo:letter-spacing="-0.016cm" style:text-underline-style="solid" style:text-underline-width="bold" style:text-underline-color="font-color" fo:font-weight="bold" style:font-size-asian="12pt" style:font-weight-asian="bold"/>
    </style:style>
    <style:style style:name="T15" style:family="text">
      <style:text-properties fo:font-size="12pt" fo:letter-spacing="-0.016cm" style:font-size-asian="12pt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text-scale="99%"/>
    </style:style>
    <style:style style:name="T19" style:family="text">
      <style:text-properties fo:font-size="12pt" officeooo:rsid="000f30c7" style:font-size-asian="12pt" style:text-scale="99%"/>
    </style:style>
    <style:style style:name="T20" style:family="text">
      <style:text-properties fo:font-size="12pt" officeooo:rsid="0003399d" style:font-size-asian="12pt"/>
    </style:style>
    <style:style style:name="T21" style:family="text">
      <style:text-properties fo:font-size="12pt" officeooo:rsid="000757e5" style:font-size-asian="12pt"/>
    </style:style>
    <style:style style:name="T22" style:family="text">
      <style:text-properties fo:font-size="12pt" officeooo:rsid="00098ee3" style:font-size-asian="12pt"/>
    </style:style>
    <style:style style:name="T23" style:family="text">
      <style:text-properties fo:font-size="12pt" officeooo:rsid="000d3911" style:font-size-asian="12pt"/>
    </style:style>
    <style:style style:name="T24" style:family="text">
      <style:text-properties fo:font-size="12pt" officeooo:rsid="000f30c7" style:font-size-asian="12pt"/>
    </style:style>
    <style:style style:name="T25" style:family="text">
      <style:text-properties fo:font-size="12pt" officeooo:rsid="000fad67" style:font-size-asian="12pt"/>
    </style:style>
    <style:style style:name="T26" style:family="text">
      <style:text-properties fo:font-size="12pt" fo:letter-spacing="0.002cm" style:font-size-asian="12pt"/>
    </style:style>
    <style:style style:name="T27" style:family="text">
      <style:text-properties fo:font-size="12pt" fo:letter-spacing="0.002cm" officeooo:rsid="00098ee3" style:font-size-asian="12pt"/>
    </style:style>
    <style:style style:name="T28" style:family="text">
      <style:text-properties fo:font-size="12pt" fo:letter-spacing="0.002cm" style:font-size-asian="12pt" style:text-scale="99%"/>
    </style:style>
    <style:style style:name="T29" style:family="text">
      <style:text-properties fo:font-size="12pt" fo:letter-spacing="-0.018cm" style:font-size-asian="12pt"/>
    </style:style>
    <style:style style:name="T30" style:family="text">
      <style:text-properties fo:font-size="12pt" fo:letter-spacing="-0.004cm" style:font-size-asian="12pt"/>
    </style:style>
    <style:style style:name="T31" style:family="text">
      <style:text-properties fo:font-size="12pt" fo:letter-spacing="-0.002cm" style:font-size-asian="12pt"/>
    </style:style>
    <style:style style:name="T32" style:family="text">
      <style:text-properties fo:font-size="12pt" fo:letter-spacing="-0.002cm" fo:font-weight="bold" style:font-size-asian="12pt" style:font-weight-asian="bold"/>
    </style:style>
    <style:style style:name="T33" style:family="text">
      <style:text-properties fo:font-size="12pt" fo:letter-spacing="-0.026cm" style:font-size-asian="12pt"/>
    </style:style>
    <style:style style:name="T34" style:family="text">
      <style:text-properties fo:font-size="12pt" fo:letter-spacing="-0.026cm" officeooo:rsid="0006ab18" style:font-size-asian="12pt"/>
    </style:style>
    <style:style style:name="T35" style:family="text">
      <style:text-properties fo:font-size="12pt" fo:letter-spacing="-0.026cm" fo:font-weight="bold" style:font-size-asian="12pt" style:font-weight-asian="bold"/>
    </style:style>
    <style:style style:name="T36" style:family="text">
      <style:text-properties fo:font-size="12pt" fo:letter-spacing="-0.101cm" style:font-size-asian="12pt"/>
    </style:style>
    <style:style style:name="T37" style:family="text">
      <style:text-properties fo:font-size="12pt" fo:letter-spacing="-0.101cm" officeooo:rsid="00098ee3" style:font-size-asian="12pt"/>
    </style:style>
    <style:style style:name="T38" style:family="text">
      <style:text-properties fo:font-size="12pt" fo:letter-spacing="-0.101cm" style:font-size-asian="12pt" style:text-scale="99%"/>
    </style:style>
    <style:style style:name="T39" style:family="text">
      <style:text-properties fo:font-size="12pt" fo:letter-spacing="-0.009cm" style:font-size-asian="12pt"/>
    </style:style>
    <style:style style:name="T40" style:family="text">
      <style:text-properties fo:font-size="12pt" fo:letter-spacing="-0.009cm" officeooo:rsid="0003399d" style:font-size-asian="12pt"/>
    </style:style>
    <style:style style:name="T41" style:family="text">
      <style:text-properties fo:font-size="12pt" fo:letter-spacing="-0.009cm" officeooo:rsid="00098ee3" style:font-size-asian="12pt"/>
    </style:style>
    <style:style style:name="T42" style:family="text">
      <style:text-properties fo:font-size="12pt" fo:letter-spacing="-0.009cm" style:font-size-asian="12pt" style:text-scale="99%"/>
    </style:style>
    <style:style style:name="T43" style:family="text">
      <style:text-properties fo:font-size="12pt" fo:letter-spacing="-0.007cm" style:font-size-asian="12pt"/>
    </style:style>
    <style:style style:name="T44" style:family="text">
      <style:text-properties fo:font-size="12pt" fo:letter-spacing="-0.007cm" officeooo:rsid="00098ee3" style:font-size-asian="12pt"/>
    </style:style>
    <style:style style:name="T45" style:family="text">
      <style:text-properties fo:font-size="12pt" fo:letter-spacing="-0.007cm" style:font-size-asian="12pt" style:text-scale="99%"/>
    </style:style>
    <style:style style:name="T46" style:family="text">
      <style:text-properties fo:font-size="12pt" fo:letter-spacing="-0.005cm" style:font-size-asian="12pt"/>
    </style:style>
    <style:style style:name="T47" style:family="text">
      <style:text-properties fo:font-size="12pt" fo:letter-spacing="-0.005cm" officeooo:rsid="00098ee3" style:font-size-asian="12pt"/>
    </style:style>
    <style:style style:name="T48" style:family="text">
      <style:text-properties fo:font-size="12pt" fo:letter-spacing="-0.005cm" officeooo:rsid="000b49eb" style:font-size-asian="12pt"/>
    </style:style>
    <style:style style:name="T49" style:family="text">
      <style:text-properties fo:font-size="12pt" fo:letter-spacing="-0.005cm" officeooo:rsid="000f30c7" style:font-size-asian="12pt"/>
    </style:style>
    <style:style style:name="T50" style:family="text">
      <style:text-properties fo:font-size="12pt" fo:letter-spacing="-0.005cm" officeooo:rsid="000fad67" style:font-size-asian="12pt"/>
    </style:style>
    <style:style style:name="T51" style:family="text">
      <style:text-properties fo:font-size="12pt" fo:letter-spacing="-0.005cm" officeooo:rsid="000ff6c4" style:font-size-asian="12pt"/>
    </style:style>
    <style:style style:name="T52" style:family="text">
      <style:text-properties fo:font-size="12pt" fo:letter-spacing="-0.102cm" style:font-size-asian="12pt"/>
    </style:style>
    <style:style style:name="T53" style:family="text">
      <style:text-properties fo:font-size="12pt" fo:letter-spacing="-0.014cm" style:font-size-asian="12pt"/>
    </style:style>
    <style:style style:name="T54" style:family="text">
      <style:text-properties fo:font-size="12pt" fo:letter-spacing="-0.012cm" style:font-size-asian="12pt"/>
    </style:style>
    <style:style style:name="T55" style:family="text">
      <style:text-properties fo:font-size="12pt" fo:letter-spacing="0.004cm" style:font-size-asian="12pt"/>
    </style:style>
    <style:style style:name="T56" style:family="text">
      <style:text-properties fo:font-size="12pt" fo:letter-spacing="0.044cm" style:font-size-asian="12pt"/>
    </style:style>
    <style:style style:name="T57" style:family="text">
      <style:text-properties fo:font-size="12pt" fo:letter-spacing="0.042cm" style:font-size-asian="12pt"/>
    </style:style>
    <style:style style:name="T58" style:family="text">
      <style:text-properties fo:font-size="12pt" fo:letter-spacing="0.048cm" style:font-size-asian="12pt"/>
    </style:style>
    <style:style style:name="T59" style:family="text">
      <style:text-properties fo:font-size="12pt" fo:letter-spacing="0.046cm" style:font-size-asian="12pt"/>
    </style:style>
    <style:style style:name="T60" style:family="text">
      <style:text-properties fo:font-size="12pt" fo:letter-spacing="-0.025cm" style:font-size-asian="12pt"/>
    </style:style>
    <style:style style:name="T61" style:family="text">
      <style:text-properties fo:font-size="12pt" fo:letter-spacing="-0.021cm" style:font-size-asian="12pt"/>
    </style:style>
    <style:style style:name="T62" style:family="text">
      <style:text-properties fo:font-size="12pt" fo:letter-spacing="0.102cm" style:font-size-asian="12pt"/>
    </style:style>
    <style:style style:name="T63" style:family="text">
      <style:text-properties fo:font-size="12pt" fo:letter-spacing="0.005cm" style:font-size-asian="12pt"/>
    </style:style>
    <style:style style:name="T64" style:family="text">
      <style:text-properties fo:font-size="12pt" fo:letter-spacing="0.028cm" style:font-size-asian="12pt"/>
    </style:style>
    <style:style style:name="T65" style:family="text">
      <style:text-properties fo:font-size="12pt" fo:letter-spacing="0.03cm" style:font-size-asian="12pt"/>
    </style:style>
    <style:style style:name="T66" style:family="text">
      <style:text-properties fo:font-size="12pt" fo:letter-spacing="0.026cm" style:font-size-asian="12pt"/>
    </style:style>
    <style:style style:name="T67" style:family="text">
      <style:text-properties fo:font-size="12pt" fo:letter-spacing="0.011cm" style:font-size-asian="12pt"/>
    </style:style>
    <style:style style:name="T68" style:family="text">
      <style:text-properties fo:font-size="12pt" fo:letter-spacing="0.152cm" style:font-size-asian="12pt"/>
    </style:style>
    <style:style style:name="T69" style:family="text">
      <style:text-properties fo:font-size="12pt" fo:letter-spacing="0.148cm" style:font-size-asian="12pt"/>
    </style:style>
    <style:style style:name="T70" style:family="text">
      <style:text-properties fo:font-size="12pt" fo:letter-spacing="0.145cm" style:font-size-asian="12pt"/>
    </style:style>
    <style:style style:name="T71" style:family="text">
      <style:text-properties fo:font-size="12pt" fo:letter-spacing="0.106cm" style:font-size-asian="12pt"/>
    </style:style>
    <style:style style:name="T72" style:family="text">
      <style:text-properties fo:letter-spacing="-0.002cm"/>
    </style:style>
    <style:style style:name="T73" style:family="text">
      <style:text-properties style:text-position="super 58%" fo:font-size="12pt" style:font-size-asian="12pt"/>
    </style:style>
    <style:style style:name="T74" style:family="text">
      <style:text-properties style:text-position="super 58%" fo:font-size="10pt" style:font-size-asian="10pt"/>
    </style:style>
    <style:style style:name="T75" style:family="text">
      <style:text-properties fo:letter-spacing="-0.102cm"/>
    </style:style>
    <style:style style:name="T76" style:family="text">
      <style:text-properties style:text-position="0% 100%" fo:font-size="10pt" style:font-size-asian="10pt"/>
    </style:style>
    <style:style style:name="T77" style:family="text">
      <style:text-properties style:text-position="0% 100%" fo:font-size="10pt" fo:letter-spacing="-0.005cm" style:font-size-asian="10pt"/>
    </style:style>
    <style:style style:name="T78" style:family="text">
      <style:text-properties style:text-position="0% 100%" fo:font-size="10pt" fo:letter-spacing="-0.004cm" style:font-size-asian="10pt"/>
    </style:style>
    <style:style style:name="T79" style:family="text">
      <style:text-properties style:text-position="0% 100%" fo:font-size="10pt" fo:letter-spacing="-0.002cm" style:font-size-asian="10pt"/>
    </style:style>
    <style:style style:name="T80" style:family="text">
      <style:text-properties style:text-position="0% 100%" fo:font-size="10pt" fo:letter-spacing="-0.007cm" style:font-size-asian="10pt"/>
    </style:style>
    <style:style style:name="T81" style:family="text">
      <style:text-properties fo:font-size="10pt" style:font-size-asian="10pt"/>
    </style:style>
    <style:style style:name="T82" style:family="text">
      <style:text-properties style:font-name="Wingdings" fo:font-size="12pt" style:font-size-asian="12pt"/>
    </style:style>
    <style:style style:name="T83" style:family="text">
      <style:text-properties fo:letter-spacing="0.002cm"/>
    </style:style>
    <style:style style:name="T84" style:family="text">
      <style:text-properties fo:letter-spacing="0.004cm"/>
    </style:style>
    <style:style style:name="T85" style:family="text">
      <style:text-properties fo:letter-spacing="-0.009cm"/>
    </style:style>
    <style:style style:name="T86" style:family="text">
      <style:text-properties fo:letter-spacing="-0.012cm"/>
    </style:style>
    <style:style style:name="T87" style:family="text">
      <style:text-properties fo:letter-spacing="0.097cm"/>
    </style:style>
    <style:style style:name="T88" style:family="text">
      <style:text-properties style:text-underline-style="solid" style:text-underline-width="bold" style:text-underline-color="font-color"/>
    </style:style>
    <style:style style:name="T89" style:family="text">
      <style:text-properties fo:letter-spacing="-0.011cm" style:text-underline-style="solid" style:text-underline-width="bold" style:text-underline-color="font-color"/>
    </style:style>
    <style:style style:name="T90" style:family="text">
      <style:text-properties fo:letter-spacing="-0.032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2">Juan Manuel López Puma<text:span text:style-name="T1"> </text:span>Felipe<text:span text:style-name="T2"> </text:span>Robles<text:span text:style-name="T3"> </text:span>López</text:p>
        <text:p text:style-name="P143"><text:span text:style-name="T5">1º</text:span><text:span text:style-name="T6"> </text:span><text:span text:style-name="T5">ASIR</text:span></text:p>
        <text:p text:style-name="P145">Xestión de Base de datos<text:span text:style-name="T1"> </text:span><text:span text:style-name="T7">BD_UD2_ACT1-MER</text:span><text:span text:style-name="T3"> </text:span><text:span text:style-name="T8">AVALIABLE</text:span></text:p>
        <text:h text:style-name="P1" text:outline-level="2">3.<text:span text:style-name="T8"> </text:span>Descrición<text:span text:style-name="T9"> </text:span>das<text:span text:style-name="T9"> </text:span>entidades,<text:span text:style-name="T9"> </text:span>dominio<text:span text:style-name="T9"> </text:span>dos<text:span text:style-name="T9"> </text:span>atributos<text:span text:style-name="T9"> </text:span>e<text:span text:style-name="T7"> </text:span>restricións<text:span text:style-name="T9"> </text:span>do<text:span text:style-name="T9"> </text:span>sistema</text:h>
        <text:p text:style-name="P147"/>
        <text:p text:style-name="P147"/>
        <text:p text:style-name="P8"><text:span text:style-name="T10">ATRIBUTOS</text:span><text:span text:style-name="T11"> </text:span><text:span text:style-name="T10">DE</text:span><text:span text:style-name="T11"> </text:span><text:span text:style-name="T10">LAS</text:span><text:span text:style-name="T14"> </text:span><text:span text:style-name="T10">ENTIDADES</text:span></text:p>
        <text:p text:style-name="P149"/>
        <text:h text:style-name="P2" text:outline-level="2">ANIMAL</text:h>
        <text:p text:style-name="P150"/>
        <text:p text:style-name="P155">Son<text:span text:style-name="T72"> </text:span>los<text:span text:style-name="T72"> </text:span>diferentes<text:span text:style-name="T72"> </text:span>animales<text:span text:style-name="T72"> </text:span>que<text:span text:style-name="T72"> </text:span>se<text:span text:style-name="T9"> </text:span>encuentran<text:span text:style-name="T72"> </text:span>en<text:span text:style-name="T72"> </text:span>el<text:span text:style-name="T72"> </text:span>zoológico.</text:p>
        <text:p text:style-name="P158"/>
        <table:table table:name="Tabla1" table:style-name="Tabla1">
          <table:table-column table:style-name="Tabla1.A" table:number-columns-repeated="3"/>
          <table:table-column table:style-name="Tabla1.D"/>
          <table:table-row table:style-name="Tabla1.1">
            <table:table-cell table:style-name="Tabla1.A1" office:value-type="string">
              <text:p text:style-name="P16"><text:span text:style-name="T17">Atributo</text:span></text:p>
            </table:table-cell>
            <table:table-cell table:style-name="Tabla1.A1" office:value-type="string">
              <text:p text:style-name="P17"><text:span text:style-name="T17">Tipo</text:span></text:p>
            </table:table-cell>
            <table:table-cell table:style-name="Tabla1.A1" office:value-type="string">
              <text:p text:style-name="P16"><text:span text:style-name="T17">Descripción</text:span></text:p>
            </table:table-cell>
            <table:table-cell table:style-name="Tabla1.A1" office:value-type="string">
              <text:p text:style-name="P16"><text:span text:style-name="T17">Restricciones</text:span></text:p>
            </table:table-cell>
          </table:table-row>
          <table:table-row table:style-name="Tabla1.2">
            <table:table-cell table:style-name="Tabla1.A1" office:value-type="string">
              <text:p text:style-name="P24"><text:span text:style-name="T17">Nombre</text:span></text:p>
            </table:table-cell>
            <table:table-cell table:style-name="Tabla1.A1" office:value-type="string">
              <text:p text:style-name="P25"><text:span text:style-name="T17">Campo de texto de</text:span><text:span text:style-name="T26"> </text:span><text:span text:style-name="T17">máximo</text:span><text:span text:style-name="T29"> </text:span><text:span text:style-name="T17">60</text:span><text:span text:style-name="T15"> </text:span><text:span text:style-name="T17">caracteres</text:span></text:p>
            </table:table-cell>
            <table:table-cell table:style-name="Tabla1.A1" office:value-type="string">
              <text:p text:style-name="P24"><text:span text:style-name="T17">Nombre</text:span><text:span text:style-name="T30"> </text:span><text:span text:style-name="T17">del</text:span><text:span text:style-name="T31"> </text:span><text:span text:style-name="T17">animal</text:span></text:p>
            </table:table-cell>
            <table:table-cell table:style-name="Tabla1.A1" office:value-type="string">
              <text:p text:style-name="P24"><text:span text:style-name="T18">-</text:span></text:p>
            </table:table-cell>
          </table:table-row>
          <table:table-row table:style-name="Tabla1.3">
            <table:table-cell table:style-name="Tabla1.A1" office:value-type="string">
              <text:p text:style-name="P24"><text:span text:style-name="T17">Fecha</text:span><text:span text:style-name="T30"> </text:span><text:span text:style-name="T17">de</text:span><text:span text:style-name="T30"> </text:span><text:span text:style-name="T17">ingreso</text:span></text:p>
            </table:table-cell>
            <table:table-cell table:style-name="Tabla1.A1" office:value-type="string">
              <text:p text:style-name="P141"><text:span text:style-name="T17">Fecha y hora</text:span></text:p>
            </table:table-cell>
            <table:table-cell table:style-name="Tabla1.A1" office:value-type="string">
              <text:p text:style-name="P27"><text:span text:style-name="T17">Fecha </text:span><text:span text:style-name="T20">y hora</text:span><text:span text:style-name="T39"> </text:span><text:span text:style-name="T17">en</text:span><text:span text:style-name="T39"> </text:span><text:span text:style-name="T17">la</text:span><text:span text:style-name="T43"> </text:span><text:span text:style-name="T17">que</text:span><text:span text:style-name="T39"> </text:span><text:span text:style-name="T40">se realizó el registro de entrada del animal </text:span><text:span text:style-name="T17">al</text:span><text:span text:style-name="T26"> </text:span><text:span text:style-name="T17">zoológico</text:span></text:p>
            </table:table-cell>
            <table:table-cell table:style-name="Tabla1.A1" office:value-type="string">
              <text:p text:style-name="P28"><text:span text:style-name="T17">No</text:span><text:span text:style-name="T43"> </text:span><text:span text:style-name="T17">puede</text:span><text:span text:style-name="T39"> </text:span><text:span text:style-name="T17">ser</text:span><text:span text:style-name="T46"> </text:span><text:span text:style-name="T17">una</text:span><text:span text:style-name="T12"> </text:span><text:span text:style-name="T17">fecha</text:span><text:span text:style-name="T36"> </text:span><text:span text:style-name="T17">anterior a la fecha de</text:span><text:span text:style-name="T26"> </text:span><text:span text:style-name="T17">nacimiento</text:span></text:p>
            </table:table-cell>
          </table:table-row>
          <table:table-row table:style-name="Tabla1.4">
            <table:table-cell table:style-name="Tabla1.A1" office:value-type="string">
              <text:p text:style-name="P24"><text:span text:style-name="T17">Fecha</text:span><text:span text:style-name="T30"> </text:span><text:span text:style-name="T17">de</text:span><text:span text:style-name="T30"> </text:span><text:span text:style-name="T17">nacimiento</text:span></text:p>
            </table:table-cell>
            <table:table-cell table:style-name="Tabla1.A1" office:value-type="string">
              <text:p text:style-name="P141"><text:span text:style-name="T17">Fecha y hora</text:span></text:p>
            </table:table-cell>
            <table:table-cell table:style-name="Tabla1.A1" office:value-type="string">
              <text:p text:style-name="P134"><text:span text:style-name="T17">Fecha </text:span><text:span text:style-name="T20">y hora </text:span><text:span text:style-name="T17">en la que nació</text:span><text:span text:style-name="T36"> </text:span><text:span text:style-name="T17">el animal; puede estar</text:span><text:span text:style-name="T52"> </text:span><text:span text:style-name="T17">vacía</text:span><text:span text:style-name="T31"> </text:span><text:span text:style-name="T17">si</text:span><text:span text:style-name="T31"> </text:span><text:span text:style-name="T17">no se</text:span><text:span text:style-name="T31"> </text:span><text:span text:style-name="T17">conoce</text:span></text:p>
            </table:table-cell>
            <table:table-cell table:style-name="Tabla1.A1" office:value-type="string">
              <text:p text:style-name="P28"><text:span text:style-name="T17">No</text:span><text:span text:style-name="T43"> </text:span><text:span text:style-name="T17">puede</text:span><text:span text:style-name="T39"> </text:span><text:span text:style-name="T17">ser</text:span><text:span text:style-name="T46"> </text:span><text:span text:style-name="T17">una</text:span><text:span text:style-name="T12"> </text:span><text:span text:style-name="T17">fecha</text:span><text:span text:style-name="T36"> </text:span><text:span text:style-name="T17">posterior a la fecha de</text:span><text:span text:style-name="T26"> </text:span><text:span text:style-name="T17">ingreso ni a la de</text:span><text:span text:style-name="T26"> </text:span><text:span text:style-name="T17">fallecimiento</text:span></text:p>
            </table:table-cell>
          </table:table-row>
          <table:table-row table:style-name="Tabla1.3">
            <table:table-cell table:style-name="Tabla1.A1" office:value-type="string">
              <text:p text:style-name="P24"><text:span text:style-name="T17">Fecha</text:span><text:span text:style-name="T46"> </text:span><text:span text:style-name="T17">de</text:span><text:span text:style-name="T30"> </text:span><text:span text:style-name="T17">fallecimiento</text:span></text:p>
            </table:table-cell>
            <table:table-cell table:style-name="Tabla1.A1" office:value-type="string">
              <text:p text:style-name="P26"><text:span text:style-name="T17">Fecha</text:span><text:span text:style-name="T33"> </text:span><text:span text:style-name="T34">y hora</text:span></text:p>
            </table:table-cell>
            <table:table-cell table:style-name="Tabla1.A1" office:value-type="string">
              <text:p text:style-name="P29"><text:span text:style-name="T17">Fecha </text:span><text:span text:style-name="T21">y hora </text:span><text:span text:style-name="T17">en la que el</text:span><text:span text:style-name="T26"> </text:span><text:span text:style-name="T17">animal</text:span><text:span text:style-name="T39"> </text:span><text:span text:style-name="T17">se</text:span><text:span text:style-name="T43"> </text:span><text:span text:style-name="T17">fue</text:span><text:span text:style-name="T39"> </text:span><text:span text:style-name="T17">de</text:span><text:span text:style-name="T39"> </text:span><text:span text:style-name="T17">este</text:span><text:span text:style-name="T36"> </text:span><text:span text:style-name="T17">mundo</text:span></text:p>
            </table:table-cell>
            <table:table-cell table:style-name="Tabla1.A1" office:value-type="string">
              <text:p text:style-name="P30"><text:span text:style-name="T17">No</text:span><text:span text:style-name="T43"> </text:span><text:span text:style-name="T17">puede</text:span><text:span text:style-name="T39"> </text:span><text:span text:style-name="T17">ser</text:span><text:span text:style-name="T43"> </text:span><text:span text:style-name="T17">anterior</text:span><text:span text:style-name="T39"> </text:span><text:span text:style-name="T17">a</text:span><text:span text:style-name="T36"> </text:span><text:span text:style-name="T17">la fecha de nacimiento</text:span><text:span text:style-name="T26"> </text:span><text:span text:style-name="T17">ni</text:span><text:span text:style-name="T31"> </text:span><text:span text:style-name="T17">de ingreso</text:span></text:p>
            </table:table-cell>
          </table:table-row>
          <table:table-row table:style-name="Tabla1.6">
            <table:table-cell table:style-name="Tabla1.A1" office:value-type="string">
              <text:p text:style-name="P34"><text:span text:style-name="T17">Especie</text:span></text:p>
            </table:table-cell>
            <table:table-cell table:style-name="Tabla1.A1" office:value-type="string">
              <text:p text:style-name="P35"><text:span text:style-name="T17">Campo de texto</text:span><text:span text:style-name="T26"> </text:span><text:span text:style-name="T17">máximo</text:span><text:span text:style-name="T53"> </text:span><text:span text:style-name="T17">50</text:span><text:span text:style-name="T54"> </text:span><text:span text:style-name="T17">caracteres</text:span><text:span text:style-name="T73">1</text:span></text:p>
            </table:table-cell>
            <table:table-cell table:style-name="Tabla1.A1" office:value-type="string">
              <text:p text:style-name="P36"><text:span text:style-name="T17">Especie a la que</text:span><text:span text:style-name="T26"> </text:span><text:span text:style-name="T17">pertenece</text:span><text:span text:style-name="T29"> </text:span><text:span text:style-name="T17">el</text:span><text:span text:style-name="T54"> </text:span><text:span text:style-name="T17">animal</text:span></text:p>
            </table:table-cell>
            <table:table-cell table:style-name="Tabla1.A1" office:value-type="string">
              <text:p text:style-name="P37"><text:span text:style-name="T17">Rango de valores</text:span><text:span text:style-name="T26"> </text:span><text:span text:style-name="T17">predefinido con las</text:span><text:span text:style-name="T26"> </text:span><text:span text:style-name="T17">especies</text:span><text:span text:style-name="T15"> </text:span><text:span text:style-name="T17">del</text:span><text:span text:style-name="T53"> </text:span><text:span text:style-name="T17">zoológico</text:span><text:span text:style-name="T36"> </text:span><text:span text:style-name="T17">(Panthera tigris, por</text:span><text:span text:style-name="T26"> </text:span><text:span text:style-name="T17">ejemplo)</text:span></text:p>
            </table:table-cell>
          </table:table-row>
          <table:table-row table:style-name="Tabla1.3">
            <table:table-cell table:style-name="Tabla1.A1" office:value-type="string">
              <text:p text:style-name="P24"><text:span text:style-name="T17">Código</text:span><text:span text:style-name="T30"> </text:span><text:span text:style-name="T17">animal</text:span></text:p>
            </table:table-cell>
            <table:table-cell table:style-name="Tabla1.A1" office:value-type="string">
              <text:p text:style-name="P18"><text:span text:style-name="T17">Número</text:span><text:span text:style-name="T30"> </text:span><text:span text:style-name="T17">natural</text:span></text:p>
            </table:table-cell>
            <table:table-cell table:style-name="Tabla1.A1" office:value-type="string">
              <text:p text:style-name="P38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6"> </text:span><text:span text:style-name="T17">cada animal</text:span></text:p>
            </table:table-cell>
            <table:table-cell table:style-name="Tabla1.A1" office:value-type="string">
              <text:p text:style-name="P40"><text:span text:style-name="T17">No puede haber dos</text:span><text:span text:style-name="T26"> </text:span><text:span text:style-name="T17">animales</text:span><text:span text:style-name="T12"> </text:span><text:span text:style-name="T17">con</text:span><text:span text:style-name="T12"> </text:span><text:span text:style-name="T17">el</text:span><text:span text:style-name="T12"> </text:span><text:span text:style-name="T17">mismo</text:span><text:span text:style-name="T36"> </text:span><text:span text:style-name="T17">valor</text:span><text:span text:style-name="T31"> </text:span><text:span text:style-name="T17">en</text:span><text:span text:style-name="T31"> </text:span><text:span text:style-name="T17">este campo</text:span></text:p>
            </table:table-cell>
          </table:table-row>
        </table:table>
        <text:p text:style-name="P148"/>
        <text:p text:style-name="P159"/>
        <text:h text:style-name="P7" text:outline-level="2">ZONA</text:h>
        <text:p text:style-name="P150"/>
        <text:p text:style-name="P161">Son las zonas que conforman el zoológico; pueden ser de diferentes ambientes (terrestre, acuático,<text:span text:style-name="T75"> </text:span>selvático…)</text:p>
        <text:p text:style-name="P158"/>
        <table:table table:name="Tabla2" table:style-name="Tabla2">
          <table:table-column table:style-name="Tabla2.A" table:number-columns-repeated="3"/>
          <table:table-column table:style-name="Tabla2.D"/>
          <table:table-row table:style-name="Tabla2.1">
            <table:table-cell table:style-name="Tabla2.A1" office:value-type="string">
              <text:p text:style-name="P16"><text:span text:style-name="T17">Atributo</text:span></text:p>
            </table:table-cell>
            <table:table-cell table:style-name="Tabla2.A1" office:value-type="string">
              <text:p text:style-name="P17"><text:span text:style-name="T17">Tipo</text:span></text:p>
            </table:table-cell>
            <table:table-cell table:style-name="Tabla2.A1" office:value-type="string">
              <text:p text:style-name="P16"><text:span text:style-name="T17">Descripción</text:span></text:p>
            </table:table-cell>
            <table:table-cell table:style-name="Tabla2.A1" office:value-type="string">
              <text:p text:style-name="P16"><text:span text:style-name="T17">Restricciones</text:span></text:p>
            </table:table-cell>
          </table:table-row>
          <table:table-row table:style-name="Tabla2.2">
            <table:table-cell table:style-name="Tabla2.A1" office:value-type="string">
              <text:p text:style-name="P24"><text:span text:style-name="T17">Código</text:span><text:span text:style-name="T31"> </text:span><text:span text:style-name="T17">zona</text:span></text:p>
            </table:table-cell>
            <table:table-cell table:style-name="Tabla2.A1" office:value-type="string">
              <text:p text:style-name="P18"><text:span text:style-name="T17">Número</text:span><text:span text:style-name="T30"> </text:span><text:span text:style-name="T17">natural</text:span></text:p>
            </table:table-cell>
            <table:table-cell table:style-name="Tabla2.A1" office:value-type="string">
              <text:p text:style-name="P24"><text:span text:style-name="T17">Identificador</text:span><text:span text:style-name="T30"> </text:span><text:span text:style-name="T17">único</text:span><text:span text:style-name="T30"> </text:span><text:span text:style-name="T17">de</text:span></text:p>
            </table:table-cell>
            <table:table-cell table:style-name="Tabla2.A1" office:value-type="string">
              <text:p text:style-name="P24"><text:span text:style-name="T17">No</text:span><text:span text:style-name="T31"> </text:span><text:span text:style-name="T17">puede</text:span><text:span text:style-name="T31"> </text:span><text:span text:style-name="T17">haber</text:span><text:span text:style-name="T31"> </text:span><text:span text:style-name="T17">dos</text:span></text:p>
            </table:table-cell>
          </table:table-row>
        </table:table>
        <text:p text:style-name="P162"><draw:rect text:anchor-type="char" draw:z-index="0" draw:style-name="gr1" draw:text-style-name="P182" svg:width="5.083cm" svg:height="0.022cm" svg:x="1.998cm" svg:y="0.39cm"><text:p/></draw:rect></text:p>
        <text:p text:style-name="P9"><text:span text:style-name="T74">1</text:span><text:span text:style-name="T76">La</text:span><text:span text:style-name="T77"> </text:span><text:span text:style-name="T76">especie</text:span><text:span text:style-name="T77"> </text:span><text:span text:style-name="T76">animal</text:span><text:span text:style-name="T78"> </text:span><text:span text:style-name="T76">viva</text:span><text:span text:style-name="T77"> </text:span><text:span text:style-name="T76">con</text:span><text:span text:style-name="T77"> </text:span><text:span text:style-name="T76">el</text:span><text:span text:style-name="T79"> </text:span><text:span text:style-name="T76">nombre más</text:span><text:span text:style-name="T80"> </text:span><text:span text:style-name="T76">largo</text:span><text:span text:style-name="T78"> </text:span><text:span text:style-name="T76">es</text:span><text:span text:style-name="T77"> </text:span><text:span text:style-name="T76">Parastratiosphecomyia</text:span><text:span text:style-name="T77"> </text:span><text:span text:style-name="T76">stratiosphecomyioides,</text:span><text:span text:style-name="T78"> </text:span><text:span text:style-name="T76">con</text:span><text:span text:style-name="T80"> </text:span><text:span text:style-name="T76">44</text:span><text:span text:style-name="T78"> </text:span><text:span text:style-name="T76">caracteres.</text:span></text:p>
      </text:section>
      <table:table table:name="Tabla3" table:style-name="Tabla3">
        <table:table-column table:style-name="Tabla3.A" table:number-columns-repeated="3"/>
        <table:table-column table:style-name="Tabla3.D"/>
        <table:table-row table:style-name="Tabla3.1">
          <table:table-cell table:style-name="Tabla3.A1" office:value-type="string">
            <text:p text:style-name="P140"/>
          </table:table-cell>
          <table:table-cell table:style-name="Tabla3.A1" office:value-type="string">
            <text:p text:style-name="P140"/>
          </table:table-cell>
          <table:table-cell table:style-name="Tabla3.A1" office:value-type="string">
            <text:p text:style-name="P41"><text:span text:style-name="T17">cada</text:span><text:span text:style-name="T29"> </text:span><text:span text:style-name="T17">zona</text:span><text:span text:style-name="T15"> </text:span><text:span text:style-name="T17">del</text:span><text:span text:style-name="T36"> </text:span><text:span text:style-name="T17">zoológico</text:span></text:p>
          </table:table-cell>
          <table:table-cell table:style-name="Tabla3.A1" office:value-type="string">
            <text:p text:style-name="P42"><text:span text:style-name="T17">zonas con el mismo</text:span><text:span text:style-name="T36"> </text:span><text:span text:style-name="T17">valor</text:span><text:span text:style-name="T54"> </text:span><text:span text:style-name="T17">en</text:span><text:span text:style-name="T12"> </text:span><text:span text:style-name="T17">este</text:span><text:span text:style-name="T12"> </text:span><text:span text:style-name="T17">campo</text:span></text:p>
          </table:table-cell>
        </table:table-row>
        <table:table-row table:style-name="Tabla3.2">
          <table:table-cell table:style-name="Tabla3.A2" office:value-type="string">
            <text:p text:style-name="P24"><text:span text:style-name="T17">Tipo</text:span></text:p>
          </table:table-cell>
          <table:table-cell table:style-name="Tabla3.A2" office:value-type="string">
            <text:p text:style-name="P43"><text:span text:style-name="T17">Campo de texto de 60</text:span><text:span text:style-name="T36"> </text:span><text:span text:style-name="T17">caracteres</text:span></text:p>
          </table:table-cell>
          <table:table-cell table:style-name="Tabla3.A2" office:value-type="string">
            <text:p text:style-name="P45"><text:span text:style-name="T17">Define el tipo de</text:span><text:span text:style-name="T26"> </text:span><text:span text:style-name="T17">hábitat en el que está</text:span><text:span text:style-name="T26"> </text:span><text:span text:style-name="T17">basada</text:span><text:span text:style-name="T54"> </text:span><text:span text:style-name="T17">esa</text:span><text:span text:style-name="T12"> </text:span><text:span text:style-name="T17">zona;</text:span><text:span text:style-name="T39"> </text:span><text:span text:style-name="T17">puede</text:span><text:span text:style-name="T36"> </text:span><text:span text:style-name="T17">tomar valores como</text:span><text:span text:style-name="T26"> </text:span><text:span text:style-name="T17">“sabana”,</text:span><text:span text:style-name="T30"> </text:span><text:span text:style-name="T17">“pradera”</text:span><text:span text:style-name="T55"> </text:span><text:span text:style-name="T17">y</text:span><text:span text:style-name="T26"> </text:span><text:span text:style-name="T17">similares.</text:span></text:p>
          </table:table-cell>
          <table:table-cell table:style-name="Tabla3.A2" office:value-type="string">
            <text:p text:style-name="P46"><text:span text:style-name="T17">Debe</text:span><text:span text:style-name="T39"> </text:span><text:span text:style-name="T17">ser</text:span><text:span text:style-name="T43"> </text:span><text:span text:style-name="T17">uno</text:span><text:span text:style-name="T39"> </text:span><text:span text:style-name="T17">de</text:span><text:span text:style-name="T39"> </text:span><text:span text:style-name="T17">los</text:span><text:span text:style-name="T36"> </text:span><text:span text:style-name="T17">siguientes valores</text:span><text:span text:style-name="T26"> </text:span><text:span text:style-name="T17">predefinidos:</text:span></text:p>
            <text:p text:style-name="P47"><text:span text:style-name="T82"></text:span><text:span text:style-name="T56"> </text:span><text:span text:style-name="T17">pradera</text:span></text:p>
            <text:p text:style-name="P48"><text:span text:style-name="T82"></text:span><text:span text:style-name="T56"> </text:span><text:span text:style-name="T17">sabana</text:span></text:p>
            <text:p text:style-name="P48"><text:span text:style-name="T82"></text:span><text:span text:style-name="T57"> </text:span><text:span text:style-name="T17">acuático</text:span></text:p>
            <text:p text:style-name="P48"><text:span text:style-name="T82"></text:span><text:span text:style-name="T56"> </text:span><text:span text:style-name="T17">jungla</text:span></text:p>
            <text:p text:style-name="P48"><text:span text:style-name="T82"></text:span><text:span text:style-name="T58"> </text:span><text:span text:style-name="T17">jaula</text:span></text:p>
            <text:p text:style-name="P48"><text:span text:style-name="T82"></text:span><text:span text:style-name="T59"> </text:span><text:span text:style-name="T17">montaña</text:span></text:p>
          </table:table-cell>
        </table:table-row>
        <table:table-row table:style-name="Tabla3.3">
          <table:table-cell table:style-name="Tabla3.A2" office:value-type="string">
            <text:p text:style-name="P24"><text:span text:style-name="T17">Superficie</text:span></text:p>
          </table:table-cell>
          <table:table-cell table:style-name="Tabla3.A2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3.A2" office:value-type="string">
            <text:p text:style-name="P51"><text:span text:style-name="T17">Superficie de terreno</text:span><text:span text:style-name="T26"> </text:span><text:span text:style-name="T17">medida en metros</text:span><text:span text:style-name="T26"> </text:span><text:span text:style-name="T17">cuadrados</text:span><text:span text:style-name="T12"> </text:span><text:span text:style-name="T17">que</text:span><text:span text:style-name="T12"> </text:span><text:span text:style-name="T17">ocupa</text:span><text:span text:style-name="T39"> </text:span><text:span text:style-name="T17">la</text:span><text:span text:style-name="T36"> </text:span><text:span text:style-name="T17">zona</text:span></text:p>
          </table:table-cell>
          <table:table-cell table:style-name="Tabla3.A2" office:value-type="string">
            <text:p text:style-name="P24"><text:span text:style-name="T18">-</text:span></text:p>
          </table:table-cell>
        </table:table-row>
        <table:table-row table:style-name="Tabla3.4">
          <table:table-cell table:style-name="Tabla3.A2" office:value-type="string">
            <text:p text:style-name="P24"><text:span text:style-name="T17">Descripción</text:span></text:p>
          </table:table-cell>
          <table:table-cell table:style-name="Tabla3.A2" office:value-type="string">
            <text:p text:style-name="P52"><text:span text:style-name="T17">Campo de texto de 500</text:span><text:span text:style-name="T36"> </text:span><text:span text:style-name="T17">caracteres</text:span></text:p>
          </table:table-cell>
          <table:table-cell table:style-name="Tabla3.A2" office:value-type="string">
            <text:p text:style-name="P55"><text:span text:style-name="T17">Pequeña</text:span><text:span text:style-name="T15"> </text:span><text:span text:style-name="T17">descripción</text:span><text:span text:style-name="T15"> </text:span><text:span text:style-name="T17">de</text:span><text:span text:style-name="T36"> </text:span><text:span text:style-name="T17">la zona, que incluye</text:span><text:span text:style-name="T26"> </text:span><text:span text:style-name="T17">qué elementos hay en</text:span><text:span text:style-name="T26"> </text:span><text:span text:style-name="T17">ella, temperaturas</text:span><text:span text:style-name="T26"> </text:span><text:span text:style-name="T17">medias, si es cubierta o</text:span><text:span text:style-name="T36"> </text:span><text:span text:style-name="T17">cerrada…</text:span></text:p>
          </table:table-cell>
          <table:table-cell table:style-name="Tabla3.A2" office:value-type="string">
            <text:p text:style-name="P24"><text:span text:style-name="T17">Es</text:span><text:span text:style-name="T31"> </text:span><text:span text:style-name="T17">un</text:span><text:span text:style-name="T31"> </text:span><text:span text:style-name="T17">campo</text:span><text:span text:style-name="T31"> </text:span><text:span text:style-name="T17">opcional</text:span></text:p>
          </table:table-cell>
        </table:table-row>
      </table:table>
      <text:p text:style-name="P163"/>
      <text:p text:style-name="P164"/>
      <text:h text:style-name="P2" text:outline-level="2">EMPLEADO</text:h>
      <text:p text:style-name="P150"/>
      <text:p text:style-name="P166">Es el personal que trabaja en el zoológico, y puede ser de diferentes tipos, recogidos en diferentes<text:span text:style-name="T1"> </text:span>entidades<text:span text:style-name="T72"> </text:span>que<text:span text:style-name="T72"> </text:span>conforman<text:span text:style-name="T83"> </text:span>la jerarquía:</text:p>
      <text:p text:style-name="P153"/>
      <text:p text:style-name="P146"><text:span text:style-name="T1"><text:s/></text:span>EMPLEADO<text:span text:style-name="T9"> </text:span>SUBORDINADO:</text:p>
      <text:p text:style-name="P144"><text:tab/>ADMINISTRADOR</text:p>
      <text:p text:style-name="P144"><text:tab/>Personal<text:span text:style-name="T9"> </text:span>encargado<text:span text:style-name="T9"> </text:span>de<text:span text:style-name="T9"> </text:span>administrar<text:span text:style-name="T9"> </text:span>a<text:span text:style-name="T8"> </text:span>los<text:span text:style-name="T9"> </text:span>empleados<text:span text:style-name="T72"> </text:span>subordinados<text:span text:style-name="T83"> </text:span>del<text:span text:style-name="T72"> <text:tab/></text:span>zoológico.</text:p>
      <text:p text:style-name="P144"/>
      <text:p text:style-name="P167">CUIDADOR</text:p>
      <text:p text:style-name="P168">Personal<text:span text:style-name="T8"> </text:span>encargado<text:span text:style-name="T9"> </text:span>de<text:span text:style-name="T8"> </text:span>los<text:span text:style-name="T9"> </text:span>animales.<text:span text:style-name="T8"> </text:span>Se<text:span text:style-name="T9"> </text:span>encargan de<text:span text:style-name="T7"> </text:span>su<text:span text:style-name="T9"> </text:span>cuidado,<text:span text:style-name="T9"> </text:span>alimentación,<text:span text:style-name="T1"> </text:span>higiene…</text:p>
      <text:p text:style-name="Text_20_body"/>
      <text:p text:style-name="P167">VETERINARIO</text:p>
      <text:p text:style-name="P169">Personal<text:span text:style-name="T8"> </text:span>especializado<text:span text:style-name="T9"> </text:span>en<text:span text:style-name="T8"> </text:span>veterinaria,<text:span text:style-name="T9"> </text:span>se<text:span text:style-name="T8"> </text:span>encargan<text:span text:style-name="T72"> </text:span>de<text:span text:style-name="T8"> </text:span>las<text:span text:style-name="T8"> </text:span>afecciones,<text:span text:style-name="T9"> </text:span>enfermedades,<text:span text:style-name="T1"> </text:span>vacunación<text:span text:style-name="T84"> </text:span>y<text:span text:style-name="T85"> </text:span>dieta de<text:span text:style-name="T9"> </text:span>los<text:span text:style-name="T84"> </text:span>animales.</text:p>
      <text:p text:style-name="Text_20_body"/>
      <text:p text:style-name="P167">MANTENIMIENTO</text:p>
      <text:p text:style-name="P170">Personal<text:span text:style-name="T9"> </text:span>a<text:span text:style-name="T9"> </text:span>cargo<text:span text:style-name="T72"> </text:span>del<text:span text:style-name="T9"> </text:span>zoológico<text:span text:style-name="T72"> </text:span>que<text:span text:style-name="T8"> </text:span>se<text:span text:style-name="T9"> </text:span>encarga<text:span text:style-name="T8"> </text:span>de mantener<text:span text:style-name="T83"> </text:span>y<text:span text:style-name="T86"> </text:span>cuidar<text:span text:style-name="T72"> </text:span>las<text:span text:style-name="T9"> </text:span>zonas<text:span text:style-name="T72"> </text:span>donde<text:span text:style-name="T1"> </text:span>viven<text:span text:style-name="T87"> </text:span>los<text:span text:style-name="T72"> </text:span>diferentes animales.</text:p>
      <text:p text:style-name="Text_20_body"/>
      <text:p text:style-name="P167">CAJERO</text:p>
      <text:p text:style-name="P167">Personal<text:span text:style-name="T9"> </text:span>encargado<text:span text:style-name="T9"> </text:span>de<text:span text:style-name="T9"> </text:span>la<text:span text:style-name="T72"> </text:span>venta<text:span text:style-name="T9"> </text:span>de<text:span text:style-name="T8"> </text:span>entradas al<text:span text:style-name="T72"> </text:span>zoológico.</text:p>
      <text:p text:style-name="P13"/>
      <table:table table:name="Tabla4" table:style-name="Tabla4">
        <table:table-column table:style-name="Tabla4.A" table:number-columns-repeated="3"/>
        <table:table-column table:style-name="Tabla4.D"/>
        <table:table-row table:style-name="Tabla4.1">
          <table:table-cell table:style-name="Tabla4.A1" office:value-type="string">
            <text:p text:style-name="P58"><text:span text:style-name="T17">Atributo</text:span></text:p>
          </table:table-cell>
          <table:table-cell table:style-name="Tabla4.A1" office:value-type="string">
            <text:p text:style-name="P19"><text:span text:style-name="T17">Tipo</text:span></text:p>
          </table:table-cell>
          <table:table-cell table:style-name="Tabla4.A1" office:value-type="string">
            <text:p text:style-name="P58"><text:span text:style-name="T17">Descripción</text:span></text:p>
          </table:table-cell>
          <table:table-cell table:style-name="Tabla4.A1" office:value-type="string">
            <text:p text:style-name="P58"><text:span text:style-name="T17">Restricciones</text:span></text:p>
          </table:table-cell>
        </table:table-row>
        <table:table-row table:style-name="Tabla4.2">
          <table:table-cell table:style-name="Tabla4.A1" office:value-type="string">
            <text:p text:style-name="P59"><text:span text:style-name="T17">Código</text:span><text:span text:style-name="T31"> </text:span><text:span text:style-name="T17">de</text:span><text:span text:style-name="T30"> </text:span><text:span text:style-name="T17">empleado</text:span></text:p>
          </table:table-cell>
          <table:table-cell table:style-name="Tabla4.A1" office:value-type="string">
            <text:p text:style-name="P20"><text:span text:style-name="T17">Número</text:span><text:span text:style-name="T30"> </text:span><text:span text:style-name="T17">natural</text:span></text:p>
          </table:table-cell>
          <table:table-cell table:style-name="Tabla4.A1" office:value-type="string">
            <text:p text:style-name="P39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6"> </text:span><text:span text:style-name="T17">cada empleado</text:span></text:p>
          </table:table-cell>
          <table:table-cell table:style-name="Tabla4.A1" office:value-type="string">
            <text:p text:style-name="P60"><text:span text:style-name="T17">No</text:span><text:span text:style-name="T12"> </text:span><text:span text:style-name="T17">puede</text:span><text:span text:style-name="T54"> </text:span><text:span text:style-name="T17">haber</text:span><text:span text:style-name="T39"> </text:span><text:span text:style-name="T17">dos</text:span><text:span text:style-name="T36"> </text:span><text:span text:style-name="T17">empleados con el</text:span><text:span text:style-name="T26"> </text:span><text:span text:style-name="T17">mismo código de</text:span><text:span text:style-name="T26"> </text:span><text:span text:style-name="T17">empleado</text:span></text:p>
          </table:table-cell>
        </table:table-row>
        <table:table-row table:style-name="Tabla4.3">
          <table:table-cell table:style-name="Tabla4.A1" office:value-type="string">
            <text:p text:style-name="P59"><text:span text:style-name="T17">Nombre</text:span></text:p>
          </table:table-cell>
          <table:table-cell table:style-name="Tabla4.A1" office:value-type="string">
            <text:p text:style-name="P44"><text:span text:style-name="T17">Campo de texto de 60</text:span><text:span text:style-name="T36"> </text:span><text:span text:style-name="T17">caracteres</text:span></text:p>
          </table:table-cell>
          <table:table-cell table:style-name="Tabla4.A1" office:value-type="string">
            <text:p text:style-name="P59"><text:span text:style-name="T17">Nombre</text:span><text:span text:style-name="T30"> </text:span><text:span text:style-name="T17">del</text:span><text:span text:style-name="T31"> </text:span><text:span text:style-name="T17">empleado</text:span></text:p>
          </table:table-cell>
          <table:table-cell table:style-name="Tabla4.A1" office:value-type="string">
            <text:p text:style-name="P59"><text:span text:style-name="T18">-</text:span></text:p>
          </table:table-cell>
        </table:table-row>
        <table:table-row table:style-name="Tabla4.3">
          <table:table-cell table:style-name="Tabla4.A1" office:value-type="string">
            <text:p text:style-name="P59"><text:span text:style-name="T17">Apellido</text:span><text:span text:style-name="T31"> </text:span><text:span text:style-name="T17">1</text:span></text:p>
          </table:table-cell>
          <table:table-cell table:style-name="Tabla4.A1" office:value-type="string">
            <text:p text:style-name="P44"><text:span text:style-name="T17">Campo de texto de 60</text:span><text:span text:style-name="T36"> </text:span><text:span text:style-name="T17">caracteres</text:span></text:p>
          </table:table-cell>
          <table:table-cell table:style-name="Tabla4.A1" office:value-type="string">
            <text:p text:style-name="P62"><text:span text:style-name="T17">Primer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empleado</text:span></text:p>
          </table:table-cell>
          <table:table-cell table:style-name="Tabla4.A1" office:value-type="string">
            <text:p text:style-name="P59"><text:span text:style-name="T18">-</text:span></text:p>
          </table:table-cell>
        </table:table-row>
        <table:table-row table:style-name="Tabla4.3">
          <table:table-cell table:style-name="Tabla4.A1" office:value-type="string">
            <text:p text:style-name="P59"><text:span text:style-name="T17">Apellido</text:span><text:span text:style-name="T31"> </text:span><text:span text:style-name="T17">2</text:span></text:p>
          </table:table-cell>
          <table:table-cell table:style-name="Tabla4.A1" office:value-type="string">
            <text:p text:style-name="P44"><text:span text:style-name="T17">Campo de texto de 60</text:span><text:span text:style-name="T36"> </text:span><text:span text:style-name="T17">caracteres</text:span></text:p>
          </table:table-cell>
          <table:table-cell table:style-name="Tabla4.A1" office:value-type="string">
            <text:p text:style-name="P64"><text:span text:style-name="T17">Segundo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empleado</text:span></text:p>
          </table:table-cell>
          <table:table-cell table:style-name="Tabla4.A1" office:value-type="string">
            <text:p text:style-name="P59"><text:span text:style-name="T17">Puede</text:span><text:span text:style-name="T30"> </text:span><text:span text:style-name="T17">ser</text:span><text:span text:style-name="T31"> </text:span><text:span text:style-name="T17">opcional</text:span></text:p>
          </table:table-cell>
        </table:table-row>
        <table:table-row table:style-name="Tabla4.3">
          <table:table-cell table:style-name="Tabla4.A1" office:value-type="string">
            <text:p text:style-name="P59"><text:span text:style-name="T17">Teléfono</text:span></text:p>
          </table:table-cell>
          <table:table-cell table:style-name="Tabla4.A1" office:value-type="string">
            <text:p text:style-name="P20"><text:span text:style-name="T17">Número</text:span><text:span text:style-name="T30"> </text:span><text:span text:style-name="T17">natural</text:span></text:p>
          </table:table-cell>
          <table:table-cell table:style-name="Tabla4.A1" office:value-type="string">
            <text:p text:style-name="P67"><text:span text:style-name="T31">Teléfono</text:span><text:span text:style-name="T60"> </text:span><text:span text:style-name="T17">de</text:span><text:span text:style-name="T61"> </text:span><text:span text:style-name="T17">contacto</text:span><text:span text:style-name="T36"> </text:span><text:span text:style-name="T17">del</text:span><text:span text:style-name="T31"> </text:span><text:span text:style-name="T17">empleado</text:span></text:p>
          </table:table-cell>
          <table:table-cell table:style-name="Tabla4.A1" office:value-type="string">
            <text:p text:style-name="P59"><text:span text:style-name="T18">-</text:span></text:p>
          </table:table-cell>
        </table:table-row>
        <table:table-row table:style-name="Tabla4.7">
          <table:table-cell table:style-name="Tabla4.A1" office:value-type="string">
            <text:p text:style-name="P68"><text:span text:style-name="T17">Dirección</text:span></text:p>
          </table:table-cell>
          <table:table-cell table:style-name="Tabla4.A1" office:value-type="string">
            <text:p text:style-name="P53"><text:span text:style-name="T17">Campo de texto de 200</text:span><text:span text:style-name="T36"> </text:span><text:span text:style-name="T17">cartacteres</text:span></text:p>
          </table:table-cell>
          <table:table-cell table:style-name="Tabla4.A1" office:value-type="string">
            <text:p text:style-name="P69"><text:span text:style-name="T17">Dirección</text:span><text:span text:style-name="T15"> </text:span><text:span text:style-name="T17">donde</text:span><text:span text:style-name="T15"> </text:span><text:span text:style-name="T17">reside</text:span><text:span text:style-name="T36"> </text:span><text:span text:style-name="T17">el</text:span><text:span text:style-name="T31"> </text:span><text:span text:style-name="T17">empleado</text:span></text:p>
          </table:table-cell>
          <table:table-cell table:style-name="Tabla4.A1" office:value-type="string">
            <text:p text:style-name="P68"><text:span text:style-name="T18">-</text:span></text:p>
          </table:table-cell>
        </table:table-row>
        <table:table-row table:style-name="Tabla4.8">
          <table:table-cell table:style-name="Tabla4.A1" office:value-type="string">
            <text:p text:style-name="P59"><text:span text:style-name="T17">DNI</text:span></text:p>
          </table:table-cell>
          <table:table-cell table:style-name="Tabla4.A1" office:value-type="string">
            <text:p text:style-name="P70"><text:span text:style-name="T17">Campo de texto de 9</text:span><text:span text:style-name="T36"> </text:span><text:span text:style-name="T17">caracteres</text:span></text:p>
          </table:table-cell>
          <table:table-cell table:style-name="Tabla4.A1" office:value-type="string">
            <text:p text:style-name="P72"><text:span text:style-name="T17">Documento</text:span><text:span text:style-name="T33"> </text:span><text:span text:style-name="T17">Nacional</text:span><text:span text:style-name="T36"> </text:span><text:span text:style-name="T17">de Identidad del</text:span><text:span text:style-name="T26"> </text:span><text:span text:style-name="T17">empleado</text:span></text:p>
          </table:table-cell>
          <table:table-cell table:style-name="Tabla4.A1" office:value-type="string">
            <text:p text:style-name="P74"><text:span text:style-name="T17">Debe</text:span><text:span text:style-name="T54"> </text:span><text:span text:style-name="T17">contener</text:span><text:span text:style-name="T12"> </text:span><text:span text:style-name="T17">8</text:span><text:span text:style-name="T12"> </text:span><text:span text:style-name="T17">dígitos</text:span><text:span text:style-name="T36"> </text:span><text:span text:style-name="T17">numéricos seguidos de</text:span><text:span text:style-name="T26"> </text:span><text:span text:style-name="T17">1</text:span><text:span text:style-name="T31"> </text:span><text:span text:style-name="T17">letra</text:span></text:p>
          </table:table-cell>
        </table:table-row>
        <table:table-row table:style-name="Tabla4.8">
          <table:table-cell table:style-name="Tabla4.A1" office:value-type="string">
            <text:p text:style-name="P59"><text:span text:style-name="T17">N.º</text:span><text:span text:style-name="T31"> </text:span><text:span text:style-name="T17">SS</text:span></text:p>
          </table:table-cell>
          <table:table-cell table:style-name="Tabla4.A1" office:value-type="string">
            <text:p text:style-name="P76"><text:span text:style-name="T17">Número</text:span><text:span text:style-name="T15"> </text:span><text:span text:style-name="T17">natural</text:span><text:span text:style-name="T53"> </text:span><text:span text:style-name="T17">hasta</text:span><text:span text:style-name="T36"> </text:span><text:span text:style-name="T17">99999999999</text:span></text:p>
          </table:table-cell>
          <table:table-cell table:style-name="Tabla4.A1" office:value-type="string">
            <text:p text:style-name="P77"><text:span text:style-name="T17">Número de la</text:span><text:span text:style-name="T26"> </text:span><text:span text:style-name="T17">Seguridad</text:span><text:span text:style-name="T15"> </text:span><text:span text:style-name="T17">Social</text:span><text:span text:style-name="T15"> </text:span><text:span text:style-name="T17">del</text:span><text:span text:style-name="T36"> </text:span><text:span text:style-name="T17">empleado</text:span></text:p>
          </table:table-cell>
          <table:table-cell table:style-name="Tabla4.A1" office:value-type="string">
            <text:p text:style-name="P59"><text:span text:style-name="T18">-</text:span></text:p>
          </table:table-cell>
        </table:table-row>
      </table:table>
      <text:p text:style-name="P163"/>
      <text:p text:style-name="P163"/>
      <text:p text:style-name="P154"/>
      <text:h text:style-name="P2" text:outline-level="2">FAMILIAR</text:h>
      <text:p text:style-name="P150"/>
      <text:p text:style-name="P155">Persona<text:span text:style-name="T8"> </text:span>de<text:span text:style-name="T9"> </text:span>contacto<text:span text:style-name="T72"> </text:span>de<text:span text:style-name="T72"> </text:span>los<text:span text:style-name="T72"> </text:span>empleados<text:span text:style-name="T72"> </text:span>para<text:span text:style-name="T9"> </text:span>casos<text:span text:style-name="T72"> </text:span>de<text:span text:style-name="T9"> </text:span>emergencia.</text:p>
      <text:p text:style-name="P171"/>
      <table:table table:name="Tabla5" table:style-name="Tabla5">
        <table:table-column table:style-name="Tabla5.A" table:number-columns-repeated="3"/>
        <table:table-column table:style-name="Tabla5.D"/>
        <table:table-row table:style-name="Tabla5.1">
          <table:table-cell table:style-name="Tabla5.A1" office:value-type="string">
            <text:p text:style-name="P16"><text:span text:style-name="T17">Atributo</text:span></text:p>
          </table:table-cell>
          <table:table-cell table:style-name="Tabla5.A1" office:value-type="string">
            <text:p text:style-name="P17"><text:span text:style-name="T17">Tipo</text:span></text:p>
          </table:table-cell>
          <table:table-cell table:style-name="Tabla5.A1" office:value-type="string">
            <text:p text:style-name="P16"><text:span text:style-name="T17">Descripción</text:span></text:p>
          </table:table-cell>
          <table:table-cell table:style-name="Tabla5.A1" office:value-type="string">
            <text:p text:style-name="P16"><text:span text:style-name="T17">Restricciones</text:span></text:p>
          </table:table-cell>
        </table:table-row>
        <table:table-row table:style-name="Tabla5.2">
          <table:table-cell table:style-name="Tabla5.A1" office:value-type="string">
            <text:p text:style-name="P24"><text:span text:style-name="T17">Cód.</text:span><text:span text:style-name="T30"> </text:span><text:span text:style-name="T17">familiar</text:span></text:p>
          </table:table-cell>
          <table:table-cell table:style-name="Tabla5.A1" office:value-type="string">
            <text:p text:style-name="P18"><text:span text:style-name="T17">Número</text:span><text:span text:style-name="T30"> </text:span><text:span text:style-name="T17">natural</text:span></text:p>
          </table:table-cell>
          <table:table-cell table:style-name="Tabla5.A1" office:value-type="string">
            <text:p text:style-name="P78"><text:span text:style-name="T17">Identificador</text:span><text:span text:style-name="T15"> </text:span><text:span text:style-name="T17">único</text:span><text:span text:style-name="T15"> </text:span><text:span text:style-name="T17">del</text:span><text:span text:style-name="T36"> </text:span><text:span text:style-name="T17">familiar</text:span><text:span text:style-name="T31"> </text:span><text:span text:style-name="T17">de</text:span><text:span text:style-name="T46"> </text:span><text:span text:style-name="T17">contacto</text:span></text:p>
          </table:table-cell>
          <table:table-cell table:style-name="Tabla5.A1" office:value-type="string">
            <text:p text:style-name="P24"><text:span text:style-name="T18">-</text:span></text:p>
          </table:table-cell>
        </table:table-row>
        <table:table-row table:style-name="Tabla5.2">
          <table:table-cell table:style-name="Tabla5.A1" office:value-type="string">
            <text:p text:style-name="P24"><text:span text:style-name="T17">Nombre</text:span></text:p>
          </table:table-cell>
          <table:table-cell table:style-name="Tabla5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5.A1" office:value-type="string">
            <text:p text:style-name="P24"><text:span text:style-name="T17">Nombre</text:span><text:span text:style-name="T30"> </text:span><text:span text:style-name="T17">del</text:span><text:span text:style-name="T31"> </text:span><text:span text:style-name="T17">familiar</text:span></text:p>
          </table:table-cell>
          <table:table-cell table:style-name="Tabla5.A1" office:value-type="string">
            <text:p text:style-name="P24"><text:span text:style-name="T18">-</text:span></text:p>
          </table:table-cell>
        </table:table-row>
        <table:table-row table:style-name="Tabla5.4">
          <table:table-cell table:style-name="Tabla5.A1" office:value-type="string">
            <text:p text:style-name="P24"><text:span text:style-name="T17">Apellido</text:span><text:span text:style-name="T31"> </text:span><text:span text:style-name="T17">1</text:span></text:p>
          </table:table-cell>
          <table:table-cell table:style-name="Tabla5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5.A1" office:value-type="string">
            <text:p text:style-name="P63"><text:span text:style-name="T17">Primer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familiar</text:span></text:p>
          </table:table-cell>
          <table:table-cell table:style-name="Tabla5.A1" office:value-type="string">
            <text:p text:style-name="P24"><text:span text:style-name="T18">-</text:span></text:p>
          </table:table-cell>
        </table:table-row>
        <table:table-row table:style-name="Tabla5.2">
          <table:table-cell table:style-name="Tabla5.A1" office:value-type="string">
            <text:p text:style-name="P82"><text:span text:style-name="T17">Apellido</text:span><text:span text:style-name="T31"> </text:span><text:span text:style-name="T17">2</text:span></text:p>
          </table:table-cell>
          <table:table-cell table:style-name="Tabla5.A1" office:value-type="string">
            <text:p text:style-name="P80"><text:span text:style-name="T17">Campo de texto 60</text:span><text:span text:style-name="T36"> </text:span><text:span text:style-name="T17">caracteres</text:span></text:p>
          </table:table-cell>
          <table:table-cell table:style-name="Tabla5.A1" office:value-type="string">
            <text:p text:style-name="P65"><text:span text:style-name="T17">Segundo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familiar</text:span></text:p>
          </table:table-cell>
          <table:table-cell table:style-name="Tabla5.A1" office:value-type="string">
            <text:p text:style-name="P82"><text:span text:style-name="T17">Puede</text:span><text:span text:style-name="T30"> </text:span><text:span text:style-name="T17">ser</text:span><text:span text:style-name="T31"> </text:span><text:span text:style-name="T17">opcional</text:span></text:p>
          </table:table-cell>
        </table:table-row>
        <table:table-row table:style-name="Tabla5.6">
          <table:table-cell table:style-name="Tabla5.A1" office:value-type="string">
            <text:p text:style-name="P24"><text:span text:style-name="T17">DNI</text:span></text:p>
          </table:table-cell>
          <table:table-cell table:style-name="Tabla5.A1" office:value-type="string">
            <text:p text:style-name="P71"><text:span text:style-name="T17">Campo de texto de 9</text:span><text:span text:style-name="T36"> </text:span><text:span text:style-name="T17">caracteres</text:span></text:p>
          </table:table-cell>
          <table:table-cell table:style-name="Tabla5.A1" office:value-type="string">
            <text:p text:style-name="P73"><text:span text:style-name="T17">Documento</text:span><text:span text:style-name="T33"> </text:span><text:span text:style-name="T17">Nacional</text:span><text:span text:style-name="T36"> </text:span><text:span text:style-name="T17">de Identidad del</text:span><text:span text:style-name="T26"> </text:span><text:span text:style-name="T17">familiar</text:span></text:p>
          </table:table-cell>
          <table:table-cell table:style-name="Tabla5.A1" office:value-type="string">
            <text:p text:style-name="P75"><text:span text:style-name="T17">Debe</text:span><text:span text:style-name="T54"> </text:span><text:span text:style-name="T17">contener</text:span><text:span text:style-name="T12"> </text:span><text:span text:style-name="T17">8</text:span><text:span text:style-name="T12"> </text:span><text:span text:style-name="T17">dígitos</text:span><text:span text:style-name="T36"> </text:span><text:span text:style-name="T17">numéricos seguidos de</text:span><text:span text:style-name="T26"> </text:span><text:span text:style-name="T17">1</text:span><text:span text:style-name="T31"> </text:span><text:span text:style-name="T17">letra</text:span></text:p>
          </table:table-cell>
        </table:table-row>
        <table:table-row table:style-name="Tabla5.2">
          <table:table-cell table:style-name="Tabla5.A1" office:value-type="string">
            <text:p text:style-name="P24"><text:span text:style-name="T17">Teléfono</text:span></text:p>
          </table:table-cell>
          <table:table-cell table:style-name="Tabla5.A1" office:value-type="string">
            <text:p text:style-name="P18"><text:span text:style-name="T17">Número</text:span><text:span text:style-name="T30"> </text:span><text:span text:style-name="T17">natural</text:span></text:p>
          </table:table-cell>
          <table:table-cell table:style-name="Tabla5.A1" office:value-type="string">
            <text:p text:style-name="P83"><text:span text:style-name="T17">Número</text:span><text:span text:style-name="T53"> </text:span><text:span text:style-name="T17">de</text:span><text:span text:style-name="T29"> </text:span><text:span text:style-name="T17">contacto</text:span><text:span text:style-name="T36"> </text:span><text:span text:style-name="T17">del</text:span><text:span text:style-name="T31"> </text:span><text:span text:style-name="T17">familiar</text:span></text:p>
          </table:table-cell>
          <table:table-cell table:style-name="Tabla5.A1" office:value-type="string">
            <text:p text:style-name="P24"><text:span text:style-name="T18">-</text:span></text:p>
          </table:table-cell>
        </table:table-row>
      </table:table>
      <text:p text:style-name="P148"/>
      <text:p text:style-name="P159"/>
      <text:h text:style-name="P7" text:outline-level="2">ENTRADA</text:h>
      <text:p text:style-name="P13"/>
      <text:p text:style-name="P156">Entrada<text:span text:style-name="T9"> </text:span>necesaria<text:span text:style-name="T8"> </text:span>para<text:span text:style-name="T8"> </text:span>acceder<text:span text:style-name="T83"> </text:span>al<text:span text:style-name="T72"> </text:span>zoológico.<text:span text:style-name="T72"> </text:span>No se admiten<text:span text:style-name="T72"> </text:span>devoluciones.</text:p>
      <text:p text:style-name="P172"/>
      <table:table table:name="Tabla6" table:style-name="Tabla6">
        <table:table-column table:style-name="Tabla6.A" table:number-columns-repeated="3"/>
        <table:table-column table:style-name="Tabla6.D"/>
        <table:table-row table:style-name="Tabla6.1">
          <table:table-cell table:style-name="Tabla6.A1" office:value-type="string">
            <text:p text:style-name="P84"><text:span text:style-name="T17">Atributo</text:span></text:p>
          </table:table-cell>
          <table:table-cell table:style-name="Tabla6.A1" office:value-type="string">
            <text:p text:style-name="P21"><text:span text:style-name="T17">Tipo</text:span></text:p>
          </table:table-cell>
          <table:table-cell table:style-name="Tabla6.A1" office:value-type="string">
            <text:p text:style-name="P84"><text:span text:style-name="T17">Descripción</text:span></text:p>
          </table:table-cell>
          <table:table-cell table:style-name="Tabla6.A1" office:value-type="string">
            <text:p text:style-name="P84"><text:span text:style-name="T17">Restricciones</text:span></text:p>
          </table:table-cell>
        </table:table-row>
        <table:table-row table:style-name="Tabla6.2">
          <table:table-cell table:style-name="Tabla6.A1" office:value-type="string">
            <text:p text:style-name="P24"><text:span text:style-name="T17">n.º</text:span><text:span text:style-name="T30"> </text:span><text:span text:style-name="T17">entrada</text:span></text:p>
          </table:table-cell>
          <table:table-cell table:style-name="Tabla6.A1" office:value-type="string">
            <text:p text:style-name="P18"><text:span text:style-name="T17">Número</text:span><text:span text:style-name="T62"> </text:span><text:span text:style-name="T17">natural</text:span></text:p>
          </table:table-cell>
          <table:table-cell table:style-name="Tabla6.A1" office:value-type="string">
            <text:p text:style-name="P85"><text:span text:style-name="T17">Identificador</text:span><text:span text:style-name="T15"> </text:span><text:span text:style-name="T17">único</text:span><text:span text:style-name="T54"> </text:span><text:span text:style-name="T17">de</text:span><text:span text:style-name="T36"> </text:span><text:span text:style-name="T17">cada</text:span><text:span text:style-name="T31"> </text:span><text:span text:style-name="T17">entrada</text:span><text:span text:style-name="T30"> </text:span><text:span text:style-name="T17">vendida</text:span></text:p>
          </table:table-cell>
          <table:table-cell table:style-name="Tabla6.A1" office:value-type="string">
            <text:p text:style-name="P86"><text:span text:style-name="T17">No puede haber dos</text:span><text:span text:style-name="T26"> </text:span><text:span text:style-name="T17">entradas con el mismo</text:span><text:span text:style-name="T52"> </text:span><text:span text:style-name="T17">n.º</text:span><text:span text:style-name="T31"> </text:span><text:span text:style-name="T17">de</text:span><text:span text:style-name="T31"> </text:span><text:span text:style-name="T17">entrada</text:span></text:p>
          </table:table-cell>
        </table:table-row>
        <table:table-row table:style-name="Tabla6.3">
          <table:table-cell table:style-name="Tabla6.A1" office:value-type="string">
            <text:p text:style-name="P24"><text:span text:style-name="T17">Tipo</text:span><text:span text:style-name="T43"> </text:span><text:span text:style-name="T17">de</text:span><text:span text:style-name="T43"> </text:span><text:span text:style-name="T17">entrada</text:span></text:p>
          </table:table-cell>
          <table:table-cell table:style-name="Tabla6.A1" office:value-type="string">
            <text:p text:style-name="P18"><text:span text:style-name="T17">Campo de texto</text:span></text:p>
          </table:table-cell>
          <table:table-cell table:style-name="Tabla6.A1" office:value-type="string">
            <text:p text:style-name="P87"><text:span text:style-name="T17">Explica</text:span><text:span text:style-name="T39"> </text:span><text:span text:style-name="T17">si</text:span><text:span text:style-name="T39"> </text:span><text:span text:style-name="T17">la</text:span><text:span text:style-name="T39"> </text:span><text:span text:style-name="T17">entrada</text:span><text:span text:style-name="T39"> </text:span><text:span text:style-name="T17">es</text:span><text:span text:style-name="T36"> </text:span><text:span text:style-name="T17">ordinaria o si ha sido</text:span><text:span text:style-name="T26"> </text:span><text:span text:style-name="T17">aplicado algún tipo de</text:span><text:span text:style-name="T26"> </text:span><text:span text:style-name="T17">membresía, por</text:span><text:span text:style-name="T26"> </text:span><text:span text:style-name="T17">ejemplo, tipo de</text:span><text:span text:style-name="T26"> </text:span><text:span text:style-name="T17">entrada: carné de</text:span><text:span text:style-name="T26"> </text:span><text:span text:style-name="T17">miembro</text:span><text:span text:style-name="T31"> </text:span><text:span text:style-name="T17">jubilado</text:span></text:p>
          </table:table-cell>
          <table:table-cell table:style-name="Tabla6.A1" office:value-type="string">
            <text:p text:style-name="P75"><text:span text:style-name="T17">Solo</text:span><text:span text:style-name="T39"> </text:span><text:span text:style-name="T17">puede</text:span><text:span text:style-name="T12"> </text:span><text:span text:style-name="T17">aplicarse</text:span><text:span text:style-name="T54"> </text:span><text:span text:style-name="T17">un</text:span><text:span text:style-name="T36"> </text:span><text:span text:style-name="T17">tipo distinto a ordinario</text:span><text:span text:style-name="T36"> </text:span><text:span text:style-name="T17">si el cliente</text:span><text:span text:style-name="T26"> </text:span><text:span text:style-name="T17">es</text:span><text:span text:style-name="T26"> </text:span><text:span text:style-name="T17">miembro; el tipo de</text:span><text:span text:style-name="T26"> </text:span><text:span text:style-name="T17">entrada debe ser el del</text:span><text:span text:style-name="T26"> </text:span><text:span text:style-name="T17">tipo de membresía que</text:span><text:span text:style-name="T26"> </text:span><text:span text:style-name="T17">tenga</text:span><text:span text:style-name="T46"> </text:span><text:span text:style-name="T17">el cliente</text:span></text:p>
          </table:table-cell>
        </table:table-row>
        <table:table-row table:style-name="Tabla6.4">
          <table:table-cell table:style-name="Tabla6.A1" office:value-type="string">
            <text:p text:style-name="P82"><text:span text:style-name="T17">Precio</text:span><text:span text:style-name="T30"> </text:span><text:span text:style-name="T17">base</text:span></text:p>
          </table:table-cell>
          <table:table-cell table:style-name="Tabla6.A1" office:value-type="string">
            <text:p text:style-name="P50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6.A1" office:value-type="string">
            <text:p text:style-name="P88"><text:span text:style-name="T17">Cantidad</text:span><text:span text:style-name="T54"> </text:span><text:span text:style-name="T17">en</text:span><text:span text:style-name="T12"> </text:span><text:span text:style-name="T17">euros</text:span><text:span text:style-name="T12"> </text:span><text:span text:style-name="T17">del</text:span><text:span text:style-name="T36"> </text:span><text:span text:style-name="T17">precio base de la</text:span><text:span text:style-name="T26"> </text:span><text:span text:style-name="T17">entrada sin aplicar</text:span><text:span text:style-name="T26"> </text:span><text:span text:style-name="T17">descuentos</text:span></text:p>
          </table:table-cell>
          <table:table-cell table:style-name="Tabla6.A1" office:value-type="string">
            <text:p text:style-name="P82"><text:span text:style-name="T18">-</text:span></text:p>
          </table:table-cell>
        </table:table-row>
        <table:table-row table:style-name="Tabla6.5">
          <table:table-cell table:style-name="Tabla6.A1" office:value-type="string">
            <text:p text:style-name="P24"><text:span text:style-name="T17">Fecha</text:span><text:span text:style-name="T30"> </text:span><text:span text:style-name="T17">compra</text:span></text:p>
          </table:table-cell>
          <table:table-cell table:style-name="Tabla6.A1" office:value-type="string">
            <text:p text:style-name="P18"><text:span text:style-name="T17">Fecha</text:span><text:span text:style-name="T46"> </text:span><text:span text:style-name="T47">y hora</text:span></text:p>
          </table:table-cell>
          <table:table-cell table:style-name="Tabla6.A1" office:value-type="string">
            <text:p text:style-name="P91"><text:span text:style-name="T17">Fecha </text:span><text:span text:style-name="T22">y hora</text:span><text:span text:style-name="T39"> </text:span><text:span text:style-name="T41">a</text:span><text:span text:style-name="T43"> </text:span><text:span text:style-name="T17">la</text:span><text:span text:style-name="T43"> </text:span><text:span text:style-name="T17">que</text:span><text:span text:style-name="T39"> </text:span><text:span text:style-name="T17">se</text:span><text:span text:style-name="T36"> </text:span><text:span text:style-name="T17">compró</text:span><text:span text:style-name="T31"> </text:span><text:span text:style-name="T17">la</text:span><text:span text:style-name="T30"> </text:span><text:span text:style-name="T17">entrada</text:span></text:p>
          </table:table-cell>
          <table:table-cell table:style-name="Tabla6.A1" office:value-type="string">
            <text:p text:style-name="P130"><text:span text:style-name="T17">No</text:span><text:span text:style-name="T12"> </text:span><text:span text:style-name="T17">puede</text:span><text:span text:style-name="T12"> </text:span><text:span text:style-name="T17">ser</text:span><text:span text:style-name="T12"> </text:span><text:span text:style-name="T17">posterior</text:span><text:span text:style-name="T36"> </text:span><text:span text:style-name="T17">a</text:span><text:span text:style-name="T30"> </text:span><text:span text:style-name="T17">la fecha</text:span><text:span text:style-name="T31"> </text:span><text:span text:style-name="T17">de</text:span><text:span text:style-name="T31"> </text:span><text:span text:style-name="T17">visita, </text:span><text:span text:style-name="T22">y la hora no</text:span><text:span text:style-name="T44"> </text:span><text:span text:style-name="T22">puede</text:span><text:span text:style-name="T41"> </text:span><text:span text:style-name="T22">ser</text:span><text:span text:style-name="T44"> </text:span><text:span text:style-name="T22">anterior</text:span><text:span text:style-name="T41"> </text:span><text:span text:style-name="T22">a</text:span><text:span text:style-name="T37"> </text:span><text:span text:style-name="T22">las 08:00 o posterior a</text:span><text:span text:style-name="T27"> </text:span><text:span text:style-name="T22">las 20:00</text:span></text:p>
          </table:table-cell>
        </table:table-row>
        <table:table-row table:style-name="Tabla6.5">
          <table:table-cell table:style-name="Tabla6.A1" office:value-type="string">
            <text:p text:style-name="P24"><text:span text:style-name="T17">Fecha</text:span><text:span text:style-name="T30"> </text:span><text:span text:style-name="T17">visita</text:span></text:p>
          </table:table-cell>
          <table:table-cell table:style-name="Tabla6.A1" office:value-type="string">
            <text:p text:style-name="P18"><text:span text:style-name="T17">Fecha</text:span><text:span text:style-name="T46"> </text:span><text:span text:style-name="T47">y hora</text:span></text:p>
          </table:table-cell>
          <table:table-cell table:style-name="Tabla6.A1" office:value-type="string">
            <text:p text:style-name="P94"><text:span text:style-name="T17">Fecha </text:span><text:span text:style-name="T22">y hora</text:span><text:span text:style-name="T12"> </text:span><text:span text:style-name="T13">a</text:span><text:span text:style-name="T43"> </text:span><text:span text:style-name="T17">la</text:span><text:span text:style-name="T43"> </text:span><text:span text:style-name="T17">que</text:span><text:span text:style-name="T39"> </text:span><text:span text:style-name="T17">tiene</text:span><text:span text:style-name="T36"> </text:span><text:span text:style-name="T17">lugar</text:span><text:span text:style-name="T31"> </text:span><text:span text:style-name="T17">la</text:span><text:span text:style-name="T31"> </text:span><text:span text:style-name="T17">visita</text:span></text:p>
          </table:table-cell>
          <table:table-cell table:style-name="Tabla6.A1" office:value-type="string">
            <text:p text:style-name="P131"><text:span text:style-name="T17">No</text:span><text:span text:style-name="T43"> </text:span><text:span text:style-name="T17">puede</text:span><text:span text:style-name="T39"> </text:span><text:span text:style-name="T17">ser</text:span><text:span text:style-name="T43"> </text:span><text:span text:style-name="T17">anterior</text:span><text:span text:style-name="T39"> </text:span><text:span text:style-name="T17">a</text:span><text:span text:style-name="T36"> </text:span><text:span text:style-name="T17">la</text:span><text:span text:style-name="T31"> </text:span><text:span text:style-name="T17">fecha</text:span><text:span text:style-name="T31"> </text:span><text:span text:style-name="T17">de</text:span><text:span text:style-name="T31"> </text:span><text:span text:style-name="T17">compra, </text:span><text:span text:style-name="T22">y la hora no</text:span><text:span text:style-name="T44"> </text:span><text:span text:style-name="T22">puede</text:span><text:span text:style-name="T41"> </text:span><text:span text:style-name="T22">ser</text:span><text:span text:style-name="T44"> </text:span><text:span text:style-name="T22">anterior</text:span><text:span text:style-name="T41"> </text:span><text:span text:style-name="T22">a</text:span><text:span text:style-name="T37"> </text:span><text:span text:style-name="T22">las 08:00 o posterior a</text:span><text:span text:style-name="T27"> </text:span><text:span text:style-name="T22">las 20:00</text:span></text:p>
          </table:table-cell>
        </table:table-row>
        <table:table-row table:style-name="Tabla6.4">
          <table:table-cell table:style-name="Tabla6.A1" office:value-type="string">
            <text:p text:style-name="P24"><text:span text:style-name="T17">Precio</text:span><text:span text:style-name="T30"> </text:span><text:span text:style-name="T17">final</text:span></text:p>
          </table:table-cell>
          <table:table-cell table:style-name="Tabla6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6.A1" office:value-type="string">
            <text:p text:style-name="P95"><text:span text:style-name="T17">Precio de la entrada</text:span><text:span text:style-name="T26"> </text:span><text:span text:style-name="T17">con el descuento</text:span><text:span text:style-name="T26"> </text:span><text:span text:style-name="T17">aplicado</text:span><text:span text:style-name="T39"> </text:span><text:span text:style-name="T17">en</text:span><text:span text:style-name="T46"> </text:span><text:span text:style-name="T17">caso</text:span><text:span text:style-name="T39"> </text:span><text:span text:style-name="T17">de</text:span><text:span text:style-name="T39"> </text:span><text:span text:style-name="T17">ser</text:span><text:span text:style-name="T36"> </text:span><text:span text:style-name="T17">miembro</text:span></text:p>
          </table:table-cell>
          <table:table-cell table:style-name="Tabla6.A1" office:value-type="string">
            <text:p text:style-name="P96"><text:span text:style-name="T17">No puede ser un</text:span><text:span text:style-name="T26"> </text:span><text:span text:style-name="T17">número</text:span><text:span text:style-name="T12"> </text:span><text:span text:style-name="T17">mayor</text:span><text:span text:style-name="T12"> </text:span><text:span text:style-name="T17">al</text:span><text:span text:style-name="T39"> </text:span><text:span text:style-name="T17">valor</text:span><text:span text:style-name="T36"> </text:span><text:span text:style-name="T17">del</text:span><text:span text:style-name="T30"> </text:span><text:span text:style-name="T17">campo</text:span><text:span text:style-name="T31"> </text:span><text:span text:style-name="T17">precio</text:span><text:span text:style-name="T31"> </text:span><text:span text:style-name="T17">base</text:span></text:p>
          </table:table-cell>
        </table:table-row>
      </table:table>
      <text:p text:style-name="P148"/>
      <text:p text:style-name="P159"/>
      <text:h text:style-name="Heading_20_1" text:outline-level="2">MEMBRESÍA</text:h>
      <text:p text:style-name="P151"/>
      <text:p text:style-name="P173">Entidad que refleja el estado de miembro o no de un cliente. Ser miembro implica descuentos en las<text:span text:style-name="T1"> </text:span>entradas.</text:p>
      <text:p text:style-name="P174"/>
      <table:table table:name="Tabla7" table:style-name="Tabla7">
        <table:table-column table:style-name="Tabla7.A" table:number-columns-repeated="3"/>
        <table:table-column table:style-name="Tabla7.D"/>
        <table:table-row table:style-name="Tabla7.1">
          <table:table-cell table:style-name="Tabla7.A1" office:value-type="string">
            <text:p text:style-name="P16"><text:span text:style-name="T17">Atributo</text:span></text:p>
          </table:table-cell>
          <table:table-cell table:style-name="Tabla7.A1" office:value-type="string">
            <text:p text:style-name="P17"><text:span text:style-name="T17">Tipo</text:span></text:p>
          </table:table-cell>
          <table:table-cell table:style-name="Tabla7.A1" office:value-type="string">
            <text:p text:style-name="P16"><text:span text:style-name="T17">Descripción</text:span></text:p>
          </table:table-cell>
          <table:table-cell table:style-name="Tabla7.A1" office:value-type="string">
            <text:p text:style-name="P16"><text:span text:style-name="T17">Restricciones</text:span></text:p>
          </table:table-cell>
        </table:table-row>
        <table:table-row table:style-name="Tabla7.2">
          <table:table-cell table:style-name="Tabla7.A1" office:value-type="string">
            <text:p text:style-name="P24"><text:span text:style-name="T17">Tipo</text:span><text:span text:style-name="T43"> </text:span><text:span text:style-name="T17">de</text:span><text:span text:style-name="T46"> </text:span><text:span text:style-name="T17">membresía</text:span></text:p>
          </table:table-cell>
          <table:table-cell table:style-name="Tabla7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7.A1" office:value-type="string">
            <text:p text:style-name="P97"><text:span text:style-name="T17">Describe el tipo de</text:span><text:span text:style-name="T26"> </text:span><text:span text:style-name="T17">miembro que es el</text:span><text:span text:style-name="T26"> </text:span><text:span text:style-name="T17">cliente, entre los que</text:span><text:span text:style-name="T26"> </text:span><text:span text:style-name="T17">están miembro infantil</text:span><text:span text:style-name="T26"> </text:span><text:span text:style-name="T17">(0-12 años), estudiante,</text:span><text:span text:style-name="T36"> </text:span><text:span text:style-name="T17">jubilado…</text:span><text:span text:style-name="T39"> </text:span><text:span text:style-name="T17">Cada</text:span><text:span text:style-name="T12"> </text:span><text:span text:style-name="T17">uno</text:span><text:span text:style-name="T39"> </text:span><text:span text:style-name="T17">de</text:span></text:p>
          </table:table-cell>
          <table:table-cell table:style-name="Tabla7.A1" office:value-type="string">
            <text:p text:style-name="P24"><text:span text:style-name="T18">-</text:span></text:p>
          </table:table-cell>
        </table:table-row>
      </table:table>
      <table:table table:name="Tabla8" table:style-name="Tabla8">
        <table:table-column table:style-name="Tabla8.A" table:number-columns-repeated="3"/>
        <table:table-column table:style-name="Tabla8.D"/>
        <table:table-row table:style-name="Tabla8.1">
          <table:table-cell table:style-name="Tabla8.A1" office:value-type="string">
            <text:p text:style-name="P140"/>
          </table:table-cell>
          <table:table-cell table:style-name="Tabla8.A1" office:value-type="string">
            <text:p text:style-name="P140"/>
          </table:table-cell>
          <table:table-cell table:style-name="Tabla8.A1" office:value-type="string">
            <text:p text:style-name="P98"><text:span text:style-name="T17">los</text:span><text:span text:style-name="T12"> </text:span><text:span text:style-name="T17">tipos</text:span><text:span text:style-name="T39"> </text:span><text:span text:style-name="T17">de</text:span><text:span text:style-name="T12"> </text:span><text:span text:style-name="T17">membresía</text:span><text:span text:style-name="T36"> </text:span><text:span text:style-name="T17">aplica un descuento</text:span><text:span text:style-name="T26"> </text:span><text:span text:style-name="T17">diferente</text:span><text:span text:style-name="T31"> </text:span><text:span text:style-name="T17">a</text:span><text:span text:style-name="T30"> </text:span><text:span text:style-name="T17">la</text:span><text:span text:style-name="T31"> </text:span><text:span text:style-name="T17">entrada.</text:span></text:p>
          </table:table-cell>
          <table:table-cell table:style-name="Tabla8.A1" office:value-type="string">
            <text:p text:style-name="P140"/>
          </table:table-cell>
        </table:table-row>
        <table:table-row table:style-name="Tabla8.2">
          <table:table-cell table:style-name="Tabla8.A2" office:value-type="string">
            <text:p text:style-name="P24"><text:span text:style-name="T17">Fecha</text:span><text:span text:style-name="T30"> </text:span><text:span text:style-name="T17">membresía</text:span></text:p>
          </table:table-cell>
          <table:table-cell table:style-name="Tabla8.A2" office:value-type="string">
            <text:p text:style-name="P18"><text:span text:style-name="T17">Fecha</text:span><text:span text:style-name="T46"> </text:span><text:span text:style-name="T17">aaaa/mm/dd</text:span></text:p>
          </table:table-cell>
          <table:table-cell table:style-name="Tabla8.A2" office:value-type="string">
            <text:p text:style-name="P45"><text:span text:style-name="T17">Fecha</text:span><text:span text:style-name="T43"> </text:span><text:span text:style-name="T17">en</text:span><text:span text:style-name="T46"> </text:span><text:span text:style-name="T17">la</text:span><text:span text:style-name="T46"> </text:span><text:span text:style-name="T17">que</text:span><text:span text:style-name="T43"> </text:span><text:span text:style-name="T17">se</text:span><text:span text:style-name="T43"> </text:span><text:span text:style-name="T17">hizo</text:span><text:span text:style-name="T36"> </text:span><text:span text:style-name="T17">miembro</text:span><text:span text:style-name="T31"> </text:span><text:span text:style-name="T17">el cliente</text:span></text:p>
          </table:table-cell>
          <table:table-cell table:style-name="Tabla8.A2" office:value-type="string">
            <text:p text:style-name="P24"><text:span text:style-name="T18">-</text:span></text:p>
          </table:table-cell>
        </table:table-row>
        <table:table-row table:style-name="Tabla8.3">
          <table:table-cell table:style-name="Tabla8.A2" office:value-type="string">
            <text:p text:style-name="P24"><text:span text:style-name="T17">Precio</text:span><text:span text:style-name="T46"> </text:span><text:span text:style-name="T17">anual</text:span></text:p>
          </table:table-cell>
          <table:table-cell table:style-name="Tabla8.A2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8.A2" office:value-type="string">
            <text:p text:style-name="P135"><text:span text:style-name="T17">Cantidad</text:span><text:span text:style-name="T39"> </text:span><text:span text:style-name="T17">en</text:span><text:span text:style-name="T43"> </text:span><text:span text:style-name="T17">euros</text:span><text:span text:style-name="T39"> </text:span><text:span text:style-name="T17">de</text:span><text:span text:style-name="T12"> </text:span><text:span text:style-name="T17">lo</text:span><text:span text:style-name="T52"> </text:span><text:span text:style-name="T17">que paga al año por ser</text:span><text:span text:style-name="T36"> </text:span><text:span text:style-name="T17">miembro</text:span><text:span text:style-name="T31"> </text:span><text:span text:style-name="T17">el cliente</text:span></text:p>
          </table:table-cell>
          <table:table-cell table:style-name="Tabla8.A2" office:value-type="string">
            <text:p text:style-name="P136"><text:span text:style-name="T17">No puede ser menor a</text:span><text:span text:style-name="T52"> </text:span><text:span text:style-name="T17">10 euros ni superior a</text:span><text:span text:style-name="T36"> </text:span><text:span text:style-name="T17">100.</text:span></text:p>
          </table:table-cell>
        </table:table-row>
        <table:table-row table:style-name="Tabla8.3">
          <table:table-cell table:style-name="Tabla8.A2" office:value-type="string">
            <text:p text:style-name="P24"><text:span text:style-name="T17">n.º</text:span><text:span text:style-name="T31"> </text:span><text:span text:style-name="T17">membresía</text:span></text:p>
          </table:table-cell>
          <table:table-cell table:style-name="Tabla8.A2" office:value-type="string">
            <text:p text:style-name="P18"><text:span text:style-name="T17">Número</text:span><text:span text:style-name="T30"> </text:span><text:span text:style-name="T17">natural</text:span></text:p>
          </table:table-cell>
          <table:table-cell table:style-name="Tabla8.A2" office:value-type="string">
            <text:p text:style-name="P91"><text:span text:style-name="T17">Identificador</text:span><text:span text:style-name="T15"> </text:span><text:span text:style-name="T17">de</text:span><text:span text:style-name="T15"> </text:span><text:span text:style-name="T17">la</text:span><text:span text:style-name="T36"> </text:span><text:span text:style-name="T17">membresía</text:span></text:p>
          </table:table-cell>
          <table:table-cell table:style-name="Tabla8.A2" office:value-type="string">
            <text:p text:style-name="P61"><text:span text:style-name="T17">No</text:span><text:span text:style-name="T12"> </text:span><text:span text:style-name="T17">puede</text:span><text:span text:style-name="T54"> </text:span><text:span text:style-name="T17">haber</text:span><text:span text:style-name="T39"> </text:span><text:span text:style-name="T17">dos</text:span><text:span text:style-name="T36"> </text:span><text:span text:style-name="T17">membresías con el</text:span><text:span text:style-name="T26"> </text:span><text:span text:style-name="T17">mismo</text:span><text:span text:style-name="T31"> </text:span><text:span text:style-name="T17">valor</text:span></text:p>
          </table:table-cell>
        </table:table-row>
        <table:table-row table:style-name="Tabla8.5">
          <table:table-cell table:style-name="Tabla8.A2" office:value-type="string">
            <text:p text:style-name="P24"><text:span text:style-name="T17">Porcentaje</text:span></text:p>
          </table:table-cell>
          <table:table-cell table:style-name="Tabla8.A2" office:value-type="string">
            <text:p text:style-name="P99"><text:span text:style-name="T17">Número</text:span><text:span text:style-name="T30"> </text:span><text:span text:style-name="T17">natural</text:span></text:p>
          </table:table-cell>
          <table:table-cell table:style-name="Tabla8.A2" office:value-type="string">
            <text:p text:style-name="P100"><text:span text:style-name="T17">Porcentaje</text:span><text:span text:style-name="T64"> </text:span><text:span text:style-name="T17">que</text:span><text:span text:style-name="T65"> </text:span><text:span text:style-name="T17">se</text:span><text:span text:style-name="T26"> </text:span><text:span text:style-name="T17">aplica al precio base de</text:span><text:span text:style-name="T36"> </text:span><text:span text:style-name="T31">ENTRADA </text:span><text:span text:style-name="T17">para</text:span><text:span text:style-name="T26"> </text:span><text:span text:style-name="T17">calcular el precio final</text:span><text:span text:style-name="T26"> </text:span><text:span text:style-name="T17">en</text:span><text:span text:style-name="T55"> </text:span><text:span text:style-name="T17">caso</text:span><text:span text:style-name="T55"> </text:span><text:span text:style-name="T17">de</text:span><text:span text:style-name="T26"> </text:span><text:span text:style-name="T17">que</text:span><text:span text:style-name="T55"> </text:span><text:span text:style-name="T17">el</text:span><text:span text:style-name="T26"> </text:span><text:span text:style-name="T17">cliente</text:span><text:span text:style-name="T12"> </text:span><text:span text:style-name="T17">sea</text:span><text:span text:style-name="T54"> </text:span><text:span text:style-name="T17">miembro</text:span><text:span text:style-name="T39"> </text:span><text:span text:style-name="T17">del</text:span><text:span text:style-name="T36"> </text:span><text:span text:style-name="T17">zoológico</text:span></text:p>
          </table:table-cell>
          <table:table-cell table:style-name="Tabla8.A2" office:value-type="string">
            <text:p text:style-name="P101"><text:span text:style-name="T17">Tiene que ser un</text:span><text:span text:style-name="T26"> </text:span><text:span text:style-name="T17">número</text:span><text:span text:style-name="T39"> </text:span><text:span text:style-name="T17">entre</text:span><text:span text:style-name="T12"> </text:span><text:span text:style-name="T17">5 y</text:span><text:span text:style-name="T15"> </text:span><text:span text:style-name="T17">60</text:span></text:p>
          </table:table-cell>
        </table:table-row>
        <table:table-row table:style-name="Tabla8.3">
          <table:table-cell table:style-name="Tabla8.A2" office:value-type="string">
            <text:p text:style-name="P24"><text:span text:style-name="T17">N.º</text:span><text:span text:style-name="T30"> </text:span><text:span text:style-name="T17">membresía</text:span></text:p>
          </table:table-cell>
          <table:table-cell table:style-name="Tabla8.A2" office:value-type="string">
            <text:p text:style-name="P18"><text:span text:style-name="T17">Número</text:span><text:span text:style-name="T31"> </text:span><text:span text:style-name="T17">entero</text:span></text:p>
          </table:table-cell>
          <table:table-cell table:style-name="Tabla8.A2" office:value-type="string">
            <text:p text:style-name="P38"><text:span text:style-name="T17">Identificador</text:span><text:span text:style-name="T15"> </text:span><text:span text:style-name="T17">único</text:span><text:span text:style-name="T15"> </text:span><text:span text:style-name="T17">de</text:span><text:span text:style-name="T36"> </text:span><text:span text:style-name="T17">cada</text:span><text:span text:style-name="T30"> </text:span><text:span text:style-name="T17">membresía</text:span></text:p>
          </table:table-cell>
          <table:table-cell table:style-name="Tabla8.A2" office:value-type="string">
            <text:p text:style-name="P102"><text:span text:style-name="T17">No puede haber dos</text:span><text:span text:style-name="T36"> </text:span><text:span text:style-name="T17">membresías con el</text:span><text:span text:style-name="T26"> </text:span><text:span text:style-name="T17">mismo</text:span><text:span text:style-name="T60"> </text:span><text:span text:style-name="T17">identificador</text:span></text:p>
          </table:table-cell>
        </table:table-row>
      </table:table>
      <text:p text:style-name="P163"/>
      <text:p text:style-name="P164"/>
      <text:h text:style-name="P2" text:outline-level="2">CLIENTE</text:h>
      <text:p text:style-name="P150"/>
      <text:p text:style-name="P157">Los<text:span text:style-name="T72"> </text:span>clientes<text:span text:style-name="T72"> </text:span>que<text:span text:style-name="T72"> </text:span>entran<text:span text:style-name="T72"> </text:span>al<text:span text:style-name="T83"> </text:span>zoológico a<text:span text:style-name="T8"> </text:span>través<text:span text:style-name="T72"> </text:span>de<text:span text:style-name="T72"> </text:span>la compra<text:span text:style-name="T9"> </text:span>de<text:span text:style-name="T9"> </text:span>una<text:span text:style-name="T9"> </text:span>entrada.</text:p>
      <text:p text:style-name="P174"/>
      <table:table table:name="Tabla9" table:style-name="Tabla9">
        <table:table-column table:style-name="Tabla9.A" table:number-columns-repeated="3"/>
        <table:table-column table:style-name="Tabla9.D"/>
        <table:table-row table:style-name="Tabla9.1">
          <table:table-cell table:style-name="Tabla9.A1" office:value-type="string">
            <text:p text:style-name="P16"><text:span text:style-name="T17">Atributo</text:span></text:p>
          </table:table-cell>
          <table:table-cell table:style-name="Tabla9.A1" office:value-type="string">
            <text:p text:style-name="P17"><text:span text:style-name="T17">Tipo</text:span></text:p>
          </table:table-cell>
          <table:table-cell table:style-name="Tabla9.A1" office:value-type="string">
            <text:p text:style-name="P16"><text:span text:style-name="T17">Descripción</text:span></text:p>
          </table:table-cell>
          <table:table-cell table:style-name="Tabla9.A1" office:value-type="string">
            <text:p text:style-name="P16"><text:span text:style-name="T17">Restricciones</text:span></text:p>
          </table:table-cell>
        </table:table-row>
        <table:table-row table:style-name="Tabla9.2">
          <table:table-cell table:style-name="Tabla9.A1" office:value-type="string">
            <text:p text:style-name="P24"><text:span text:style-name="T17">Código</text:span><text:span text:style-name="T30"> </text:span><text:span text:style-name="T17">de</text:span><text:span text:style-name="T30"> </text:span><text:span text:style-name="T17">cliente</text:span></text:p>
          </table:table-cell>
          <table:table-cell table:style-name="Tabla9.A1" office:value-type="string">
            <text:p text:style-name="P18"><text:span text:style-name="T17">Número</text:span><text:span text:style-name="T31"> </text:span><text:span text:style-name="T17">entero</text:span></text:p>
          </table:table-cell>
          <table:table-cell table:style-name="Tabla9.A1" office:value-type="string">
            <text:p text:style-name="P78"><text:span text:style-name="T17">Identificador</text:span><text:span text:style-name="T15"> </text:span><text:span text:style-name="T17">único</text:span><text:span text:style-name="T15"> </text:span><text:span text:style-name="T17">del</text:span><text:span text:style-name="T36"> </text:span><text:span text:style-name="T17">cliente</text:span></text:p>
          </table:table-cell>
          <table:table-cell table:style-name="Tabla9.A1" office:value-type="string">
            <text:p text:style-name="P103"><text:span text:style-name="T17">No puede haber dos</text:span><text:span text:style-name="T26"> </text:span><text:span text:style-name="T17">clientes</text:span><text:span text:style-name="T12"> </text:span><text:span text:style-name="T17">con</text:span><text:span text:style-name="T12"> </text:span><text:span text:style-name="T17">el</text:span><text:span text:style-name="T12"> </text:span><text:span text:style-name="T17">mismo</text:span><text:span text:style-name="T36"> </text:span><text:span text:style-name="T17">número</text:span><text:span text:style-name="T30"> </text:span><text:span text:style-name="T17">identificador</text:span></text:p>
          </table:table-cell>
        </table:table-row>
        <table:table-row table:style-name="Tabla9.3">
          <table:table-cell table:style-name="Tabla9.A1" office:value-type="string">
            <text:p text:style-name="P24"><text:span text:style-name="T17">Nombre</text:span></text:p>
          </table:table-cell>
          <table:table-cell table:style-name="Tabla9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9.A1" office:value-type="string">
            <text:p text:style-name="P24"><text:span text:style-name="T17">Nombre</text:span><text:span text:style-name="T30"> </text:span><text:span text:style-name="T17">del</text:span><text:span text:style-name="T31"> </text:span><text:span text:style-name="T17">cliente</text:span></text:p>
          </table:table-cell>
          <table:table-cell table:style-name="Tabla9.A1" office:value-type="string">
            <text:p text:style-name="P24"><text:span text:style-name="T18">-</text:span></text:p>
          </table:table-cell>
        </table:table-row>
        <table:table-row table:style-name="Tabla9.3">
          <table:table-cell table:style-name="Tabla9.A1" office:value-type="string">
            <text:p text:style-name="P24"><text:span text:style-name="T17">Apellido</text:span><text:span text:style-name="T31"> </text:span><text:span text:style-name="T17">1</text:span></text:p>
          </table:table-cell>
          <table:table-cell table:style-name="Tabla9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9.A1" office:value-type="string">
            <text:p text:style-name="P63"><text:span text:style-name="T17">Primer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cliente</text:span></text:p>
          </table:table-cell>
          <table:table-cell table:style-name="Tabla9.A1" office:value-type="string">
            <text:p text:style-name="P24"><text:span text:style-name="T18">-</text:span></text:p>
          </table:table-cell>
        </table:table-row>
        <table:table-row table:style-name="Tabla9.5">
          <table:table-cell table:style-name="Tabla9.A1" office:value-type="string">
            <text:p text:style-name="P24"><text:span text:style-name="T17">Apellido</text:span><text:span text:style-name="T31"> </text:span><text:span text:style-name="T17">2</text:span></text:p>
          </table:table-cell>
          <table:table-cell table:style-name="Tabla9.A1" office:value-type="string">
            <text:p text:style-name="P79"><text:span text:style-name="T17">Campo de texto 60</text:span><text:span text:style-name="T36"> </text:span><text:span text:style-name="T17">caracteres</text:span></text:p>
          </table:table-cell>
          <table:table-cell table:style-name="Tabla9.A1" office:value-type="string">
            <text:p text:style-name="P66"><text:span text:style-name="T17">Segundo</text:span><text:span text:style-name="T15"> </text:span><text:span text:style-name="T17">apellido</text:span><text:span text:style-name="T53"> </text:span><text:span text:style-name="T17">del</text:span><text:span text:style-name="T36"> </text:span><text:span text:style-name="T17">cliente</text:span></text:p>
          </table:table-cell>
          <table:table-cell table:style-name="Tabla9.A1" office:value-type="string">
            <text:p text:style-name="P24"><text:span text:style-name="T17">Este</text:span><text:span text:style-name="T31"> </text:span><text:span text:style-name="T17">campo</text:span><text:span text:style-name="T31"> </text:span><text:span text:style-name="T17">es</text:span><text:span text:style-name="T31"> </text:span><text:span text:style-name="T17">opcional</text:span></text:p>
          </table:table-cell>
        </table:table-row>
        <table:table-row table:style-name="Tabla9.6">
          <table:table-cell table:style-name="Tabla9.A1" office:value-type="string">
            <text:p text:style-name="P24"><text:span text:style-name="T17">Teléfono</text:span></text:p>
          </table:table-cell>
          <table:table-cell table:style-name="Tabla9.A1" office:value-type="string">
            <text:p text:style-name="P18"><text:span text:style-name="T17">Número</text:span><text:span text:style-name="T31"> </text:span><text:span text:style-name="T17">entero</text:span></text:p>
          </table:table-cell>
          <table:table-cell table:style-name="Tabla9.A1" office:value-type="string">
            <text:p text:style-name="P24"><text:span text:style-name="T17">Teléfono</text:span><text:span text:style-name="T53"> </text:span><text:span text:style-name="T17">del</text:span><text:span text:style-name="T39"> </text:span><text:span text:style-name="T17">cliente</text:span></text:p>
          </table:table-cell>
          <table:table-cell table:style-name="Tabla9.A1" office:value-type="string">
            <text:p text:style-name="P24"><text:span text:style-name="T18">-</text:span></text:p>
          </table:table-cell>
        </table:table-row>
      </table:table>
      <text:p text:style-name="P148"/>
      <text:p text:style-name="P159"/>
      <text:h text:style-name="P3" text:outline-level="2">DIETA</text:h>
      <text:p text:style-name="P175">Es<text:span text:style-name="T72"> </text:span>la dieta<text:span text:style-name="T72"> </text:span>de<text:span text:style-name="T9"> </text:span>la<text:span text:style-name="T72"> </text:span>que<text:span text:style-name="T72"> </text:span>se<text:span text:style-name="T9"> </text:span>alimenta cada animal del<text:span text:style-name="T72"> </text:span>zoológico.</text:p>
      <text:p text:style-name="P158"/>
      <table:table table:name="Tabla10" table:style-name="Tabla10">
        <table:table-column table:style-name="Tabla10.A" table:number-columns-repeated="3"/>
        <table:table-column table:style-name="Tabla10.D"/>
        <table:table-row table:style-name="Tabla10.1">
          <table:table-cell table:style-name="Tabla10.A1" office:value-type="string">
            <text:p text:style-name="P16"><text:span text:style-name="T17">Atributo</text:span></text:p>
          </table:table-cell>
          <table:table-cell table:style-name="Tabla10.A1" office:value-type="string">
            <text:p text:style-name="P17"><text:span text:style-name="T17">Tipo</text:span></text:p>
          </table:table-cell>
          <table:table-cell table:style-name="Tabla10.A1" office:value-type="string">
            <text:p text:style-name="P17"><text:span text:style-name="T17">Descripción</text:span></text:p>
          </table:table-cell>
          <table:table-cell table:style-name="Tabla10.A1" office:value-type="string">
            <text:p text:style-name="P17"><text:span text:style-name="T17">Restricciones</text:span></text:p>
          </table:table-cell>
        </table:table-row>
        <table:table-row table:style-name="Tabla10.2">
          <table:table-cell table:style-name="Tabla10.A1" office:value-type="string">
            <text:p text:style-name="P34"><text:span text:style-name="T17">Cód.</text:span><text:span text:style-name="T31"> </text:span><text:span text:style-name="T17">Dieta</text:span></text:p>
          </table:table-cell>
          <table:table-cell table:style-name="Tabla10.A1" office:value-type="string">
            <text:p text:style-name="P23"><text:span text:style-name="T17">Número</text:span><text:span text:style-name="T31"> </text:span><text:span text:style-name="T17">entero</text:span></text:p>
          </table:table-cell>
          <table:table-cell table:style-name="Tabla10.A1" office:value-type="string">
            <text:p text:style-name="P104"><text:span text:style-name="T17">Identificador</text:span><text:span text:style-name="T15"> </text:span><text:span text:style-name="T17">único</text:span><text:span text:style-name="T53"> </text:span><text:span text:style-name="T17">de</text:span><text:span text:style-name="T36"> </text:span><text:span text:style-name="T17">cada</text:span><text:span text:style-name="T31"> </text:span><text:span text:style-name="T17">dieta</text:span></text:p>
          </table:table-cell>
          <table:table-cell table:style-name="Tabla10.A1" office:value-type="string">
            <text:p text:style-name="P137"><text:span text:style-name="T17">No puede haber dos</text:span><text:span text:style-name="T52"> </text:span><text:span text:style-name="T17">dietas con el mismo</text:span><text:span text:style-name="T52"> </text:span><text:span text:style-name="T17">valor</text:span></text:p>
          </table:table-cell>
        </table:table-row>
      </table:table>
      <text:p text:style-name="P15"/>
      <table:table table:name="Tabla11" table:style-name="Tabla11">
        <table:table-column table:style-name="Tabla11.A" table:number-columns-repeated="3"/>
        <table:table-column table:style-name="Tabla11.D"/>
        <table:table-row table:style-name="Tabla11.1">
          <table:table-cell table:style-name="Tabla11.A1" office:value-type="string">
            <text:p text:style-name="P16"><text:span text:style-name="T17">Tipo</text:span></text:p>
          </table:table-cell>
          <table:table-cell table:style-name="Tabla11.A1" office:value-type="string">
            <text:p text:style-name="P17"><text:span text:style-name="T17">Campo de texto</text:span></text:p>
          </table:table-cell>
          <table:table-cell table:style-name="Tabla11.A1" office:value-type="string">
            <text:p text:style-name="P106"><text:span text:style-name="T17">Define el tipo de dieta</text:span><text:span text:style-name="T52"> </text:span><text:span text:style-name="T17">que</text:span><text:span text:style-name="T30"> </text:span><text:span text:style-name="T17">sigue</text:span><text:span text:style-name="T26"> </text:span><text:span text:style-name="T17">el</text:span><text:span text:style-name="T31"> </text:span><text:span text:style-name="T17">animal</text:span></text:p>
          </table:table-cell>
          <table:table-cell table:style-name="Tabla11.A1" office:value-type="string">
            <text:p text:style-name="P107"><text:span text:style-name="T17">Debe</text:span><text:span text:style-name="T39"> </text:span><text:span text:style-name="T17">ser</text:span><text:span text:style-name="T43"> </text:span><text:span text:style-name="T17">uno</text:span><text:span text:style-name="T39"> </text:span><text:span text:style-name="T17">de</text:span><text:span text:style-name="T39"> </text:span><text:span text:style-name="T17">los</text:span><text:span text:style-name="T36"> </text:span><text:span text:style-name="T17">siguientes valores</text:span><text:span text:style-name="T26"> </text:span><text:span text:style-name="T17">predefinidos:</text:span></text:p>
            <text:p text:style-name="P108"><text:span text:style-name="T82"></text:span><text:span text:style-name="T66"> </text:span><text:span text:style-name="T17">Modificada</text:span><text:span text:style-name="T54"> </text:span><text:span text:style-name="T17">en</text:span><text:span text:style-name="T36"> </text:span><text:span text:style-name="T17">proteínas</text:span></text:p>
            <text:p text:style-name="P109"><text:span text:style-name="T82"></text:span><text:span text:style-name="T66"> </text:span><text:span text:style-name="T17">Modificada</text:span><text:span text:style-name="T54"> </text:span><text:span text:style-name="T17">en</text:span><text:span text:style-name="T36"> </text:span><text:span text:style-name="T17">fibra</text:span></text:p>
            <text:p text:style-name="P110"><text:span text:style-name="T82"></text:span><text:span text:style-name="T67"> </text:span><text:span text:style-name="T17">Vegetariana</text:span></text:p>
            <text:p text:style-name="P110"><text:span text:style-name="T82"></text:span><text:span text:style-name="T68"> </text:span><text:span text:style-name="T17">Omnívora</text:span></text:p>
            <text:p text:style-name="P110"><text:span text:style-name="T82"></text:span><text:span text:style-name="T69"> </text:span><text:span text:style-name="T17">Carnívora</text:span></text:p>
            <text:p text:style-name="P110"><text:span text:style-name="T82"></text:span><text:span text:style-name="T70"> </text:span><text:span text:style-name="T17">Granívora</text:span></text:p>
            <text:p text:style-name="P140"/>
            <text:p text:style-name="P111"><text:span text:style-name="T17">Pueden seleccionarse</text:span><text:span text:style-name="T26"> </text:span><text:span text:style-name="T17">varios tipos para una</text:span><text:span text:style-name="T26"> </text:span><text:span text:style-name="T17">misma dieta, pero</text:span><text:span text:style-name="T26"> </text:span><text:span text:style-name="T17">nunca vegetariana,</text:span><text:span text:style-name="T26"> </text:span><text:span text:style-name="T17">granívora,</text:span><text:span text:style-name="T15"> </text:span><text:span text:style-name="T17">omnívora</text:span><text:span text:style-name="T29"> </text:span><text:span text:style-name="T17">o</text:span><text:span text:style-name="T36"> </text:span><text:span text:style-name="T17">carnívora al mismo</text:span><text:span text:style-name="T26"> </text:span><text:span text:style-name="T17">tiempo.</text:span></text:p>
          </table:table-cell>
        </table:table-row>
        <table:table-row table:style-name="Tabla11.2">
          <table:table-cell table:style-name="Tabla11.A2" office:value-type="string">
            <text:p text:style-name="P24"><text:span text:style-name="T17">Observaciones</text:span></text:p>
          </table:table-cell>
          <table:table-cell table:style-name="Tabla11.A2" office:value-type="string">
            <text:p text:style-name="P52"><text:span text:style-name="T17">Campo de texto de 200</text:span><text:span text:style-name="T36"> </text:span><text:span text:style-name="T17">caracteres</text:span></text:p>
          </table:table-cell>
          <table:table-cell table:style-name="Tabla11.A2" office:value-type="string">
            <text:p text:style-name="P112"><text:span text:style-name="T17">Enumera</text:span><text:span text:style-name="T29"> </text:span><text:span text:style-name="T17">problemas</text:span><text:span text:style-name="T54"> </text:span><text:span text:style-name="T17">o</text:span><text:span text:style-name="T36"> </text:span><text:span text:style-name="T17">aspectos a tener en</text:span><text:span text:style-name="T26"> </text:span><text:span text:style-name="T17">cuenta a la hora de</text:span><text:span text:style-name="T26"> </text:span><text:span text:style-name="T17">preparar</text:span><text:span text:style-name="T31"> </text:span><text:span text:style-name="T17">la</text:span><text:span text:style-name="T30"> </text:span><text:span text:style-name="T17">dieta</text:span></text:p>
          </table:table-cell>
          <table:table-cell table:style-name="Tabla11.A2" office:value-type="string">
            <text:p text:style-name="P18"><text:span text:style-name="T17">Es</text:span><text:span text:style-name="T31"> </text:span><text:span text:style-name="T17">un</text:span><text:span text:style-name="T31"> </text:span><text:span text:style-name="T17">campo</text:span><text:span text:style-name="T31"> </text:span><text:span text:style-name="T17">opcional</text:span></text:p>
          </table:table-cell>
        </table:table-row>
      </table:table>
      <text:p text:style-name="P163"/>
      <text:p text:style-name="P163"/>
      <text:p text:style-name="P176"/>
      <text:h text:style-name="P4" text:outline-level="2">ALIMENTO</text:h>
      <text:p text:style-name="P175">Son<text:span text:style-name="T72"> </text:span>los<text:span text:style-name="T72"> </text:span>alimentos que<text:span text:style-name="T9"> </text:span>componen las<text:span text:style-name="T83"> </text:span>dietas<text:span text:style-name="T72"> </text:span>de<text:span text:style-name="T72"> </text:span>los<text:span text:style-name="T83"> </text:span>animales.</text:p>
      <text:p text:style-name="P174"/>
      <table:table table:name="Tabla12" table:style-name="Tabla12">
        <table:table-column table:style-name="Tabla12.A" table:number-columns-repeated="3"/>
        <table:table-column table:style-name="Tabla12.D"/>
        <table:table-row table:style-name="Tabla12.1">
          <table:table-cell table:style-name="Tabla12.A1" office:value-type="string">
            <text:p text:style-name="P16"><text:span text:style-name="T17">Atributo</text:span></text:p>
          </table:table-cell>
          <table:table-cell table:style-name="Tabla12.A1" office:value-type="string">
            <text:p text:style-name="P17"><text:span text:style-name="T17">Tipo</text:span></text:p>
          </table:table-cell>
          <table:table-cell table:style-name="Tabla12.A1" office:value-type="string">
            <text:p text:style-name="P17"><text:span text:style-name="T17">Descripción</text:span></text:p>
          </table:table-cell>
          <table:table-cell table:style-name="Tabla12.A1" office:value-type="string">
            <text:p text:style-name="P17"><text:span text:style-name="T17">Restricciones</text:span></text:p>
          </table:table-cell>
        </table:table-row>
        <table:table-row table:style-name="Tabla12.2">
          <table:table-cell table:style-name="Tabla12.A1" office:value-type="string">
            <text:p text:style-name="P24"><text:span text:style-name="T31">Cód.</text:span><text:span text:style-name="T60"> </text:span><text:span text:style-name="T17">Alimento</text:span></text:p>
          </table:table-cell>
          <table:table-cell table:style-name="Tabla12.A1" office:value-type="string">
            <text:p text:style-name="P18"><text:span text:style-name="T17">Número</text:span><text:span text:style-name="T31"> </text:span><text:span text:style-name="T17">entero</text:span></text:p>
          </table:table-cell>
          <table:table-cell table:style-name="Tabla12.A1" office:value-type="string">
            <text:p text:style-name="P105"><text:span text:style-name="T17">Identificador</text:span><text:span text:style-name="T15"> </text:span><text:span text:style-name="T17">único</text:span><text:span text:style-name="T53"> </text:span><text:span text:style-name="T17">de</text:span><text:span text:style-name="T36"> </text:span><text:span text:style-name="T17">cada alimento</text:span></text:p>
          </table:table-cell>
          <table:table-cell table:style-name="Tabla12.A1" office:value-type="string">
            <text:p text:style-name="P113"><text:span text:style-name="T17">No puede haber dos</text:span><text:span text:style-name="T26"> </text:span><text:span text:style-name="T17">alimentos con el mismo</text:span><text:span text:style-name="T36"> </text:span><text:span text:style-name="T17">identificador</text:span><text:span text:style-name="T31"> </text:span><text:span text:style-name="T17">único</text:span></text:p>
          </table:table-cell>
        </table:table-row>
        <table:table-row table:style-name="Tabla12.2">
          <table:table-cell table:style-name="Tabla12.A1" office:value-type="string">
            <text:p text:style-name="P24"><text:span text:style-name="T17">Nombre</text:span></text:p>
          </table:table-cell>
          <table:table-cell table:style-name="Tabla12.A1" office:value-type="string">
            <text:p text:style-name="P18"><text:span text:style-name="T17">Nombre</text:span><text:span text:style-name="T30"> </text:span><text:span text:style-name="T17">del</text:span><text:span text:style-name="T31"> </text:span><text:span text:style-name="T17">alimento</text:span></text:p>
          </table:table-cell>
          <table:table-cell table:style-name="Tabla12.A1" office:value-type="string">
            <text:p text:style-name="P114"><text:span text:style-name="T17">Nombre con el que se</text:span><text:span text:style-name="T26"> </text:span><text:span text:style-name="T17">conoce</text:span><text:span text:style-name="T39"> </text:span><text:span text:style-name="T17">a</text:span><text:span text:style-name="T54"> </text:span><text:span text:style-name="T17">cada</text:span><text:span text:style-name="T39"> </text:span><text:span text:style-name="T17">alimento</text:span><text:span text:style-name="T36"> </text:span><text:span text:style-name="T17">del zoo</text:span></text:p>
          </table:table-cell>
          <table:table-cell table:style-name="Tabla12.A1" office:value-type="string">
            <text:p text:style-name="P18"><text:span text:style-name="T18">-</text:span></text:p>
          </table:table-cell>
        </table:table-row>
        <table:table-row table:style-name="Tabla12.4">
          <table:table-cell table:style-name="Tabla12.A1" office:value-type="string">
            <text:p text:style-name="P24"><text:span text:style-name="T17">Grasas</text:span></text:p>
          </table:table-cell>
          <table:table-cell table:style-name="Tabla12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12.A1" office:value-type="string">
            <text:p text:style-name="P115"><text:span text:style-name="T17">Gramos</text:span><text:span text:style-name="T12"> </text:span><text:span text:style-name="T17">de</text:span><text:span text:style-name="T39"> </text:span><text:span text:style-name="T17">grasa</text:span><text:span text:style-name="T54"> </text:span><text:span text:style-name="T17">por</text:span><text:span text:style-name="T36"> </text:span><text:span text:style-name="T17">cada 100 gramos de</text:span><text:span text:style-name="T26"> </text:span><text:span text:style-name="T17">alimento</text:span></text:p>
          </table:table-cell>
          <table:table-cell table:style-name="Tabla12.A1" office:value-type="string">
            <text:p text:style-name="P116"><text:span text:style-name="T17">No puede ser un</text:span><text:span text:style-name="T26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<text:span text:style-name="T17">Proteínas</text:span></text:p>
          </table:table-cell>
          <table:table-cell table:style-name="Tabla12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12.A1" office:value-type="string">
            <text:p text:style-name="P117"><text:span text:style-name="T17">Gramos</text:span><text:span text:style-name="T12"> </text:span><text:span text:style-name="T17">de</text:span><text:span text:style-name="T12"> </text:span><text:span text:style-name="T17">proteína</text:span><text:span text:style-name="T39"> </text:span><text:span text:style-name="T17">por</text:span><text:span text:style-name="T36"> </text:span><text:span text:style-name="T17">cada 100 gramos de</text:span><text:span text:style-name="T26"> </text:span><text:span text:style-name="T17">alimento</text:span></text:p>
          </table:table-cell>
          <table:table-cell table:style-name="Tabla12.A1" office:value-type="string">
            <text:p text:style-name="P116"><text:span text:style-name="T17">No puede ser un</text:span><text:span text:style-name="T26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<text:span text:style-name="T17">Hidratos</text:span></text:p>
          </table:table-cell>
          <table:table-cell table:style-name="Tabla12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12.A1" office:value-type="string">
            <text:p text:style-name="P118"><text:span text:style-name="T17">Gramos</text:span><text:span text:style-name="T12"> </text:span><text:span text:style-name="T17">de</text:span><text:span text:style-name="T12"> </text:span><text:span text:style-name="T17">hidratos</text:span><text:span text:style-name="T39"> </text:span><text:span text:style-name="T17">de</text:span><text:span text:style-name="T36"> </text:span><text:span text:style-name="T17">carbono por cada 100</text:span><text:span text:style-name="T26"> </text:span><text:span text:style-name="T17">gramos</text:span><text:span text:style-name="T31"> </text:span><text:span text:style-name="T17">de</text:span><text:span text:style-name="T30"> </text:span><text:span text:style-name="T17">alimento</text:span></text:p>
          </table:table-cell>
          <table:table-cell table:style-name="Tabla12.A1" office:value-type="string">
            <text:p text:style-name="P116"><text:span text:style-name="T17">No puede ser un</text:span><text:span text:style-name="T26"> </text:span><text:span text:style-name="T17">número</text:span><text:span text:style-name="T12"> </text:span><text:span text:style-name="T17">mayor</text:span><text:span text:style-name="T12"> </text:span><text:span text:style-name="T17">a</text:span><text:span text:style-name="T54"> </text:span><text:span text:style-name="T17">100</text:span></text:p>
          </table:table-cell>
        </table:table-row>
        <table:table-row table:style-name="Tabla12.2">
          <table:table-cell table:style-name="Tabla12.A1" office:value-type="string">
            <text:p text:style-name="P24"><text:span text:style-name="T17">Stock</text:span></text:p>
          </table:table-cell>
          <table:table-cell table:style-name="Tabla12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12.A1" office:value-type="string">
            <text:p text:style-name="P138"><text:span text:style-name="T17">Cantidad disponible de</text:span><text:span text:style-name="T36"> </text:span><text:span text:style-name="T17">un alimento medido en</text:span><text:span text:style-name="T36"> </text:span><text:span text:style-name="T17">kg</text:span></text:p>
          </table:table-cell>
          <table:table-cell table:style-name="Tabla12.A1" office:value-type="string">
            <text:p text:style-name="P18"><text:span text:style-name="T18">-</text:span></text:p>
          </table:table-cell>
        </table:table-row>
      </table:table>
      <text:p text:style-name="P14"/>
      <text:h text:style-name="P5" text:outline-level="2"><text:span text:style-name="T88">ATRIBUTOS</text:span><text:span text:style-name="T89"> </text:span><text:span text:style-name="T88">DE</text:span><text:span text:style-name="T89"> </text:span><text:span text:style-name="T88">LAS</text:span><text:span text:style-name="T4"> </text:span><text:span text:style-name="T88">RELACIONES</text:span></text:h>
      <text:p text:style-name="P149"/>
      <text:p text:style-name="P10"><text:span text:style-name="T16">VIVE</text:span></text:p>
      <text:p text:style-name="P177"/>
      <table:table table:name="Tabla13" table:style-name="Tabla13">
        <table:table-column table:style-name="Tabla13.A" table:number-columns-repeated="3"/>
        <table:table-column table:style-name="Tabla13.D"/>
        <table:table-row table:style-name="Tabla13.1">
          <table:table-cell table:style-name="Tabla13.A1" office:value-type="string">
            <text:p text:style-name="P84"><text:span text:style-name="T17">Atributo</text:span></text:p>
          </table:table-cell>
          <table:table-cell table:style-name="Tabla13.A1" office:value-type="string">
            <text:p text:style-name="P21"><text:span text:style-name="T17">Tipo</text:span></text:p>
          </table:table-cell>
          <table:table-cell table:style-name="Tabla13.A1" office:value-type="string">
            <text:p text:style-name="P84"><text:span text:style-name="T17">Descripción</text:span></text:p>
          </table:table-cell>
          <table:table-cell table:style-name="Tabla13.A1" office:value-type="string">
            <text:p text:style-name="P84"><text:span text:style-name="T17">Restricciones</text:span></text:p>
          </table:table-cell>
        </table:table-row>
        <table:table-row table:style-name="Tabla13.2">
          <table:table-cell table:style-name="Tabla13.A1" office:value-type="string">
            <text:p text:style-name="P24"><text:span text:style-name="T17">Fecha</text:span><text:span text:style-name="T46"> </text:span><text:span text:style-name="T17">entrada</text:span></text:p>
          </table:table-cell>
          <table:table-cell table:style-name="Tabla13.A1" office:value-type="string">
            <text:p text:style-name="P18"><text:span text:style-name="T17">Fecha</text:span><text:span text:style-name="T46"> </text:span><text:span text:style-name="T48">y hora</text:span></text:p>
          </table:table-cell>
          <table:table-cell table:style-name="Tabla13.A1" office:value-type="string">
            <text:p text:style-name="P119"><text:span text:style-name="T17">Fecha </text:span><text:span text:style-name="T23">del registro </text:span><text:span text:style-name="T17">en </text:span><text:span text:style-name="T23">el</text:span><text:span text:style-name="T17"> que el</text:span><text:span text:style-name="T26"> </text:span><text:span text:style-name="T17">animal</text:span><text:span text:style-name="T39"> </text:span><text:span text:style-name="T17">entró</text:span><text:span text:style-name="T43"> </text:span><text:span text:style-name="T17">a</text:span><text:span text:style-name="T39"> </text:span><text:span text:style-name="T17">vivir</text:span><text:span text:style-name="T39"> </text:span><text:span text:style-name="T17">a</text:span><text:span text:style-name="T36"> </text:span><text:span text:style-name="T17">esa</text:span><text:span text:style-name="T31"> </text:span><text:span text:style-name="T17">zona</text:span></text:p>
          </table:table-cell>
          <table:table-cell table:style-name="Tabla13.A1" office:value-type="string">
            <text:p text:style-name="P28"><text:span text:style-name="T17">No</text:span><text:span text:style-name="T43"> </text:span><text:span text:style-name="T17">puede</text:span><text:span text:style-name="T39"> </text:span><text:span text:style-name="T17">ser</text:span><text:span text:style-name="T46"> </text:span><text:span text:style-name="T17">una</text:span><text:span text:style-name="T12"> </text:span><text:span text:style-name="T17">fecha</text:span><text:span text:style-name="T36"> </text:span><text:span text:style-name="T17">anterior a la fecha de</text:span><text:span text:style-name="T26"> </text:span><text:span text:style-name="T17">ingreso de la entidad</text:span><text:span text:style-name="T26"> </text:span><text:span text:style-name="T17">ANIMAL, ni posterior</text:span><text:span text:style-name="T26"> </text:span><text:span text:style-name="T17">a la fecha de salida de</text:span><text:span text:style-name="T26"> </text:span><text:span text:style-name="T17">la</text:span><text:span text:style-name="T31"> </text:span><text:span text:style-name="T17">relación</text:span><text:span text:style-name="T46"> </text:span><text:span text:style-name="T17">VIVE</text:span></text:p>
          </table:table-cell>
        </table:table-row>
        <table:table-row table:style-name="Tabla13.3">
          <table:table-cell table:style-name="Tabla13.A1" office:value-type="string">
            <text:p text:style-name="P24"><text:span text:style-name="T17">Fecha</text:span><text:span text:style-name="T46"> </text:span><text:span text:style-name="T17">salida</text:span></text:p>
          </table:table-cell>
          <table:table-cell table:style-name="Tabla13.A1" office:value-type="string">
            <text:p text:style-name="P18"><text:span text:style-name="T17">Fecha</text:span><text:span text:style-name="T46"> </text:span><text:span text:style-name="T48">y hora</text:span></text:p>
          </table:table-cell>
          <table:table-cell table:style-name="Tabla13.A1" office:value-type="string">
            <text:p text:style-name="P87"><text:span text:style-name="T17">Fecha </text:span><text:span text:style-name="T23">del registro </text:span><text:span text:style-name="T17">en </text:span><text:span text:style-name="T23">el</text:span><text:span text:style-name="T17"> que el</text:span><text:span text:style-name="T26"> </text:span><text:span text:style-name="T17">animal</text:span><text:span text:style-name="T39"> </text:span><text:span text:style-name="T17">dejó</text:span><text:span text:style-name="T39"> </text:span><text:span text:style-name="T17">de</text:span><text:span text:style-name="T39"> </text:span><text:span text:style-name="T17">vivir</text:span><text:span text:style-name="T39"> </text:span><text:span text:style-name="T17">en</text:span><text:span text:style-name="T36"> </text:span><text:span text:style-name="T17">esa</text:span><text:span text:style-name="T31"> </text:span><text:span text:style-name="T17">zona</text:span></text:p>
          </table:table-cell>
          <table:table-cell table:style-name="Tabla13.A1" office:value-type="string">
            <text:p text:style-name="P28"><text:span text:style-name="T17">No</text:span><text:span text:style-name="T43"> </text:span><text:span text:style-name="T17">puede</text:span><text:span text:style-name="T39"> </text:span><text:span text:style-name="T17">ser</text:span><text:span text:style-name="T46"> </text:span><text:span text:style-name="T17">una</text:span><text:span text:style-name="T12"> </text:span><text:span text:style-name="T17">fecha</text:span><text:span text:style-name="T36"> </text:span><text:span text:style-name="T17">anterior a la fecha de</text:span><text:span text:style-name="T26"> </text:span><text:span text:style-name="T17">entrada de la relación</text:span><text:span text:style-name="T26"> </text:span><text:span text:style-name="T17">VIVE</text:span></text:p>
          </table:table-cell>
        </table:table-row>
      </table:table>
      <text:p text:style-name="P152"/>
      <text:h text:style-name="P6" text:outline-level="2"/>
      <text:p text:style-name="P160"/>
      <text:p text:style-name="P11"><text:span text:style-name="T16">ALIMENTA</text:span></text:p>
      <text:p text:style-name="P178"/>
      <table:table table:name="Tabla15" table:style-name="Tabla15">
        <table:table-column table:style-name="Tabla15.A" table:number-columns-repeated="3"/>
        <table:table-column table:style-name="Tabla15.D"/>
        <table:table-row table:style-name="Tabla15.1">
          <table:table-cell table:style-name="Tabla15.A1" office:value-type="string">
            <text:p text:style-name="P16"><text:span text:style-name="T17">Atributo</text:span></text:p>
          </table:table-cell>
          <table:table-cell table:style-name="Tabla15.A1" office:value-type="string">
            <text:p text:style-name="P17"><text:span text:style-name="T17">Tipo</text:span></text:p>
          </table:table-cell>
          <table:table-cell table:style-name="Tabla15.A1" office:value-type="string">
            <text:p text:style-name="P16"><text:span text:style-name="T17">Descripción</text:span></text:p>
          </table:table-cell>
          <table:table-cell table:style-name="Tabla15.A1" office:value-type="string">
            <text:p text:style-name="P16"><text:span text:style-name="T17">Restricciones</text:span></text:p>
          </table:table-cell>
        </table:table-row>
        <table:table-row table:style-name="Tabla15.2">
          <table:table-cell table:style-name="Tabla15.A1" office:value-type="string">
            <text:p text:style-name="P24"><text:span text:style-name="T17">Cantidad</text:span></text:p>
          </table:table-cell>
          <table:table-cell table:style-name="Tabla15.A1" office:value-type="string">
            <text:p text:style-name="P120"><text:span text:style-name="T17">Numérico</text:span><text:span text:style-name="T33"> </text:span><text:span text:style-name="T17">decimal</text:span><text:span text:style-name="T36"> </text:span><text:span text:style-name="T17">positivo</text:span></text:p>
          </table:table-cell>
          <table:table-cell table:style-name="Tabla15.A1" office:value-type="string">
            <text:p text:style-name="P40"><text:span text:style-name="T17">Cantidad</text:span><text:span text:style-name="T12"> </text:span><text:span text:style-name="T17">en</text:span><text:span text:style-name="T12"> </text:span><text:span text:style-name="T17">gramos</text:span><text:span text:style-name="T12"> </text:span><text:span text:style-name="T17">de</text:span><text:span text:style-name="T36"> </text:span><text:span text:style-name="T17">la comida que el</text:span><text:span text:style-name="T26"> </text:span><text:span text:style-name="T17">cuidador le da al</text:span><text:span text:style-name="T26"> </text:span><text:span text:style-name="T17">animal</text:span></text:p>
          </table:table-cell>
          <table:table-cell table:style-name="Tabla15.A1" office:value-type="string">
            <text:p text:style-name="P24"><text:span text:style-name="T18">-</text:span></text:p>
          </table:table-cell>
        </table:table-row>
        <table:table-row table:style-name="Tabla15.3">
          <table:table-cell table:style-name="Tabla15.A1" office:value-type="string">
            <text:p text:style-name="P82"><text:span text:style-name="T17">Fecha</text:span></text:p>
          </table:table-cell>
          <table:table-cell table:style-name="Tabla15.A1" office:value-type="string">
            <text:p text:style-name="P22"><text:span text:style-name="T17">Fecha</text:span><text:span text:style-name="T46"> </text:span><text:span text:style-name="T49">y hora</text:span></text:p>
          </table:table-cell>
          <table:table-cell table:style-name="Tabla15.A1" office:value-type="string">
            <text:p text:style-name="P123"><text:span text:style-name="T17">Fecha </text:span><text:span text:style-name="T24">y hora a</text:span><text:span text:style-name="T17"> la que el</text:span><text:span text:style-name="T26"> </text:span><text:span text:style-name="T17">cuidador</text:span><text:span text:style-name="T29"> </text:span><text:span text:style-name="T17">alimentó</text:span><text:span text:style-name="T53"> </text:span><text:span text:style-name="T17">al</text:span><text:span text:style-name="T36"> </text:span><text:span text:style-name="T17">animal</text:span><text:span text:style-name="T31"> </text:span><text:span text:style-name="T17">o</text:span><text:span text:style-name="T31"> </text:span><text:span text:style-name="T17">animales</text:span></text:p>
          </table:table-cell>
          <table:table-cell table:style-name="Tabla15.A1" office:value-type="string">
            <text:p text:style-name="P132"><text:span text:style-name="T19">La hora n</text:span><text:span text:style-name="T18">o</text:span><text:span text:style-name="T45"> </text:span><text:span text:style-name="T18">puede</text:span><text:span text:style-name="T42"> </text:span><text:span text:style-name="T18">ser</text:span><text:span text:style-name="T45"> </text:span><text:span text:style-name="T18">anterior</text:span><text:span text:style-name="T42"> </text:span><text:span text:style-name="T18">a</text:span><text:span text:style-name="T38"> </text:span><text:span text:style-name="T18">las 08:00 o posterior a</text:span><text:span text:style-name="T28"> </text:span><text:span text:style-name="T18">las 20:00</text:span></text:p>
          </table:table-cell>
        </table:table-row>
      </table:table>
      <text:p text:style-name="P147"/>
      <text:p text:style-name="P160"/>
      <text:h text:style-name="Heading_20_1" text:outline-level="2">CUIDA</text:h>
      <table:table table:name="Tabla16" table:style-name="Tabla16">
        <table:table-column table:style-name="Tabla16.A" table:number-columns-repeated="3"/>
        <table:table-column table:style-name="Tabla16.D"/>
        <table:table-row table:style-name="Tabla16.1">
          <table:table-cell table:style-name="Tabla16.A1" office:value-type="string">
            <text:p text:style-name="P58"><text:span text:style-name="T17">Atributo</text:span></text:p>
          </table:table-cell>
          <table:table-cell table:style-name="Tabla16.A1" office:value-type="string">
            <text:p text:style-name="P19"><text:span text:style-name="T17">Tipo</text:span></text:p>
          </table:table-cell>
          <table:table-cell table:style-name="Tabla16.A1" office:value-type="string">
            <text:p text:style-name="P58"><text:span text:style-name="T17">Descripción</text:span></text:p>
          </table:table-cell>
          <table:table-cell table:style-name="Tabla16.A1" office:value-type="string">
            <text:p text:style-name="P58"><text:span text:style-name="T17">Restricciones</text:span></text:p>
          </table:table-cell>
        </table:table-row>
        <table:table-row table:style-name="Tabla16.2">
          <table:table-cell table:style-name="Tabla16.A1" office:value-type="string">
            <text:p text:style-name="P59"><text:span text:style-name="T17">Fecha</text:span></text:p>
          </table:table-cell>
          <table:table-cell table:style-name="Tabla16.A1" office:value-type="string">
            <text:p text:style-name="P20"><text:span text:style-name="T17">Fecha</text:span><text:span text:style-name="T46"> </text:span><text:span text:style-name="T50">y hora</text:span></text:p>
          </table:table-cell>
          <table:table-cell table:style-name="Tabla16.A1" office:value-type="string">
            <text:p text:style-name="P139"><text:span text:style-name="T17">Fecha </text:span><text:span text:style-name="T25">y hora</text:span><text:span text:style-name="T17"> </text:span><text:span text:style-name="T25">a</text:span><text:span text:style-name="T17"> la que el</text:span><text:span text:style-name="T36"> </text:span><text:span text:style-name="T17">cuidador realizó el</text:span><text:span text:style-name="T52"> </text:span><text:span text:style-name="T17">cuidado</text:span><text:span text:style-name="T31"> </text:span><text:span text:style-name="T17">al</text:span><text:span text:style-name="T31"> </text:span><text:span text:style-name="T17">animal</text:span></text:p>
          </table:table-cell>
          <table:table-cell table:style-name="Tabla16.A1" office:value-type="string">
            <text:p text:style-name="P133"><text:span text:style-name="T19">La hora n</text:span><text:span text:style-name="T18">o</text:span><text:span text:style-name="T45"> </text:span><text:span text:style-name="T18">puede</text:span><text:span text:style-name="T42"> </text:span><text:span text:style-name="T18">ser</text:span><text:span text:style-name="T45"> </text:span><text:span text:style-name="T18">anterior</text:span><text:span text:style-name="T42"> </text:span><text:span text:style-name="T18">a</text:span><text:span text:style-name="T38"> </text:span><text:span text:style-name="T18">las 08:00 o posterior a</text:span><text:span text:style-name="T28"> </text:span><text:span text:style-name="T18">las 20:00</text:span></text:p>
          </table:table-cell>
        </table:table-row>
        <table:table-row table:style-name="Tabla16.3">
          <table:table-cell table:style-name="Tabla16.A1" office:value-type="string">
            <text:p text:style-name="P59"><text:span text:style-name="T17">Observaciones</text:span></text:p>
          </table:table-cell>
          <table:table-cell table:style-name="Tabla16.A1" office:value-type="string">
            <text:p text:style-name="P54"><text:span text:style-name="T17">Campo de texto de 200</text:span><text:span text:style-name="T36"> </text:span><text:span text:style-name="T17">caracteres</text:span></text:p>
          </table:table-cell>
          <table:table-cell table:style-name="Tabla16.A1" office:value-type="string">
            <text:p text:style-name="P57"><text:span text:style-name="T17">Campo para anotar</text:span><text:span text:style-name="T26"> </text:span><text:span text:style-name="T17">cualquier incidente o</text:span><text:span text:style-name="T26"> </text:span><text:span text:style-name="T17">particularidad durante</text:span><text:span text:style-name="T26"> </text:span><text:span text:style-name="T17">el</text:span><text:span text:style-name="T39"> </text:span><text:span text:style-name="T17">cuidado</text:span><text:span text:style-name="T43"> </text:span><text:span text:style-name="T17">por</text:span><text:span text:style-name="T39"> </text:span><text:span text:style-name="T17">parte</text:span><text:span text:style-name="T12"> </text:span><text:span text:style-name="T17">del</text:span><text:span text:style-name="T36"> </text:span><text:span text:style-name="T17">cuidador. Es un campo</text:span><text:span text:style-name="T26"> </text:span><text:span text:style-name="T17">opcional</text:span></text:p>
          </table:table-cell>
          <table:table-cell table:style-name="Tabla16.A1" office:value-type="string">
            <text:p text:style-name="P59"><text:span text:style-name="T18">-</text:span></text:p>
          </table:table-cell>
        </table:table-row>
        <table:table-row table:style-name="Tabla16.2">
          <table:table-cell table:style-name="Tabla16.A1" office:value-type="string">
            <text:p text:style-name="P59"><text:span text:style-name="T17">Tipo</text:span><text:span text:style-name="T39"> </text:span><text:span text:style-name="T17">cuidado</text:span></text:p>
          </table:table-cell>
          <table:table-cell table:style-name="Tabla16.A1" office:value-type="string">
            <text:p text:style-name="P81"><text:span text:style-name="T17">Campo de texto 60</text:span><text:span text:style-name="T36"> </text:span><text:span text:style-name="T17">caracteres</text:span></text:p>
          </table:table-cell>
          <table:table-cell table:style-name="Tabla16.A1" office:value-type="string">
            <text:p text:style-name="P124"><text:span text:style-name="T17">Clasificación del</text:span><text:span text:style-name="T26"> </text:span><text:span text:style-name="T17">cuidado en higiene,</text:span><text:span text:style-name="T36"> </text:span><text:span text:style-name="T17">observación,</text:span><text:span text:style-name="T33"> </text:span><text:span text:style-name="T17">otro…</text:span></text:p>
          </table:table-cell>
          <table:table-cell table:style-name="Tabla16.A1" office:value-type="string">
            <text:p text:style-name="P59"><text:span text:style-name="T18">-</text:span></text:p>
          </table:table-cell>
        </table:table-row>
      </table:table>
      <text:p text:style-name="P165"/>
      <text:p text:style-name="P180"/>
      <text:p text:style-name="P10"><text:span text:style-name="T32">FORMA</text:span><text:span text:style-name="T35"> </text:span><text:span text:style-name="T16">CUIDADOR</text:span></text:p>
      <text:p text:style-name="P177"/>
      <table:table table:name="Tabla17" table:style-name="Tabla17">
        <table:table-column table:style-name="Tabla17.A" table:number-columns-repeated="3"/>
        <table:table-column table:style-name="Tabla17.D"/>
        <table:table-row table:style-name="Tabla17.1">
          <table:table-cell table:style-name="Tabla17.A1" office:value-type="string">
            <text:p text:style-name="P16"><text:span text:style-name="T17">Atributo</text:span></text:p>
          </table:table-cell>
          <table:table-cell table:style-name="Tabla17.A1" office:value-type="string">
            <text:p text:style-name="P17"><text:span text:style-name="T17">Tipo</text:span></text:p>
          </table:table-cell>
          <table:table-cell table:style-name="Tabla17.A1" office:value-type="string">
            <text:p text:style-name="P16"><text:span text:style-name="T17">Descripción</text:span></text:p>
          </table:table-cell>
          <table:table-cell table:style-name="Tabla17.A1" office:value-type="string">
            <text:p text:style-name="P16"><text:span text:style-name="T17">Restricciones</text:span></text:p>
          </table:table-cell>
        </table:table-row>
        <table:table-row table:style-name="Tabla17.2">
          <table:table-cell table:style-name="Tabla17.A1" office:value-type="string">
            <text:p text:style-name="P24"><text:span text:style-name="T17">Fecha</text:span><text:span text:style-name="T46"> </text:span><text:span text:style-name="T17">inicio</text:span><text:span text:style-name="T31"> </text:span><text:span text:style-name="T17">formación</text:span></text:p>
          </table:table-cell>
          <table:table-cell table:style-name="Tabla17.A1" office:value-type="string">
            <text:p text:style-name="P18"><text:span text:style-name="T17">Fecha</text:span><text:span text:style-name="T46"> </text:span></text:p>
          </table:table-cell>
          <table:table-cell table:style-name="Tabla17.A1" office:value-type="string">
            <text:p text:style-name="P125"><text:span text:style-name="T17">Fecha en la que</text:span><text:span text:style-name="T26"> </text:span><text:span text:style-name="T17">empezó o empieza el</text:span><text:span text:style-name="T36"> </text:span><text:span text:style-name="T17">periodo</text:span><text:span text:style-name="T53"> </text:span><text:span text:style-name="T17">de</text:span><text:span text:style-name="T29"> </text:span><text:span text:style-name="T17">formación</text:span><text:span text:style-name="T36"> </text:span><text:span text:style-name="T17">del</text:span><text:span text:style-name="T31"> </text:span><text:span text:style-name="T17">cuidador</text:span></text:p>
          </table:table-cell>
          <table:table-cell table:style-name="Tabla17.A1" office:value-type="string">
            <text:p text:style-name="P126"><text:span text:style-name="T17">No</text:span><text:span text:style-name="T12"> </text:span><text:span text:style-name="T17">puede</text:span><text:span text:style-name="T12"> </text:span><text:span text:style-name="T17">ser</text:span><text:span text:style-name="T39"> </text:span><text:span text:style-name="T17">posterior</text:span><text:span text:style-name="T36"> </text:span><text:span text:style-name="T17">a la fecha de fin de</text:span><text:span text:style-name="T26"> </text:span><text:span text:style-name="T17">formación.</text:span></text:p>
          </table:table-cell>
        </table:table-row>
        <table:table-row table:style-name="Tabla17.3">
          <table:table-cell table:style-name="Tabla17.A1" office:value-type="string">
            <text:p text:style-name="P34"><text:span text:style-name="T17">Fecha</text:span><text:span text:style-name="T46"> </text:span><text:span text:style-name="T17">fin</text:span><text:span text:style-name="T31"> </text:span><text:span text:style-name="T17">de</text:span><text:span text:style-name="T30"> </text:span><text:span text:style-name="T17">formación</text:span></text:p>
          </table:table-cell>
          <table:table-cell table:style-name="Tabla17.A1" office:value-type="string">
            <text:p text:style-name="P23"><text:span text:style-name="T17">Fecha</text:span></text:p>
          </table:table-cell>
          <table:table-cell table:style-name="Tabla17.A1" office:value-type="string">
            <text:p text:style-name="P127"><text:span text:style-name="T17">Fecha</text:span><text:span text:style-name="T39"> </text:span><text:span text:style-name="T17">en</text:span><text:span text:style-name="T43"> </text:span><text:span text:style-name="T17">la</text:span><text:span text:style-name="T43"> </text:span><text:span text:style-name="T17">que</text:span><text:span text:style-name="T39"> </text:span><text:span text:style-name="T17">finalizó</text:span><text:span text:style-name="T36"> </text:span><text:span text:style-name="T17">o se prevée que finalice</text:span><text:span text:style-name="T36"> </text:span><text:span text:style-name="T17">el</text:span><text:span text:style-name="T26"> </text:span><text:span text:style-name="T17">periodo</text:span><text:span text:style-name="T71"> </text:span><text:span text:style-name="T17">de</text:span><text:span text:style-name="T26"> </text:span><text:span text:style-name="T17">formación</text:span><text:span text:style-name="T30"> </text:span><text:span text:style-name="T17">del cuidador</text:span></text:p>
          </table:table-cell>
          <table:table-cell table:style-name="Tabla17.A1" office:value-type="string">
            <text:p text:style-name="P33"><text:span text:style-name="T17">No</text:span><text:span text:style-name="T43"> </text:span><text:span text:style-name="T17">puede</text:span><text:span text:style-name="T39"> </text:span><text:span text:style-name="T17">ser</text:span><text:span text:style-name="T43"> </text:span><text:span text:style-name="T17">anterior</text:span><text:span text:style-name="T39"> </text:span><text:span text:style-name="T17">a</text:span><text:span text:style-name="T36"> </text:span><text:span text:style-name="T17">la fecha de inicio de</text:span><text:span text:style-name="T26"> </text:span><text:span text:style-name="T17">formación, ni superior</text:span><text:span text:style-name="T26"> </text:span><text:span text:style-name="T17">más de un mes a dicha</text:span><text:span text:style-name="T26"> </text:span><text:span text:style-name="T17">fecha</text:span></text:p>
          </table:table-cell>
        </table:table-row>
      </table:table>
      <text:p text:style-name="P147"/>
      <text:p text:style-name="P160"/>
      <text:h text:style-name="Heading_20_1" text:outline-level="2"><text:span text:style-name="T72">FORMA</text:span><text:span text:style-name="T90"> </text:span>VETERINARIO</text:h>
      <text:p text:style-name="P165"/>
      <text:p text:style-name="P181"/>
      <table:table table:name="Tabla18" table:style-name="Tabla18">
        <table:table-column table:style-name="Tabla18.A" table:number-columns-repeated="3"/>
        <table:table-column table:style-name="Tabla18.D"/>
        <table:table-row table:style-name="Tabla18.1">
          <table:table-cell table:style-name="Tabla18.A1" office:value-type="string">
            <text:p text:style-name="P84"><text:span text:style-name="T17">Atributo</text:span></text:p>
          </table:table-cell>
          <table:table-cell table:style-name="Tabla18.A1" office:value-type="string">
            <text:p text:style-name="P21"><text:span text:style-name="T17">Tipo</text:span></text:p>
          </table:table-cell>
          <table:table-cell table:style-name="Tabla18.A1" office:value-type="string">
            <text:p text:style-name="P84"><text:span text:style-name="T17">Descripción</text:span></text:p>
          </table:table-cell>
          <table:table-cell table:style-name="Tabla18.A1" office:value-type="string">
            <text:p text:style-name="P84"><text:span text:style-name="T17">Restricciones</text:span></text:p>
          </table:table-cell>
        </table:table-row>
        <table:table-row table:style-name="Tabla18.2">
          <table:table-cell table:style-name="Tabla18.A1" office:value-type="string">
            <text:p text:style-name="P24"><text:span text:style-name="T17">Fecha</text:span><text:span text:style-name="T46"> </text:span><text:span text:style-name="T17">inicio</text:span><text:span text:style-name="T31"> </text:span><text:span text:style-name="T17">formación</text:span></text:p>
          </table:table-cell>
          <table:table-cell table:style-name="Tabla18.A1" office:value-type="string">
            <text:p text:style-name="P18"><text:span text:style-name="T17">Fecha</text:span></text:p>
          </table:table-cell>
          <table:table-cell table:style-name="Tabla18.A1" office:value-type="string">
            <text:p text:style-name="P125"><text:span text:style-name="T17">Fecha en la que</text:span><text:span text:style-name="T26"> </text:span><text:span text:style-name="T17">empezó o empieza el</text:span><text:span text:style-name="T36"> </text:span><text:span text:style-name="T17">periodo</text:span><text:span text:style-name="T53"> </text:span><text:span text:style-name="T17">de</text:span><text:span text:style-name="T29"> </text:span><text:span text:style-name="T17">formación</text:span><text:span text:style-name="T36"> </text:span><text:span text:style-name="T17">del</text:span><text:span text:style-name="T31"> </text:span><text:span text:style-name="T17">veterinario</text:span></text:p>
          </table:table-cell>
          <table:table-cell table:style-name="Tabla18.A1" office:value-type="string">
            <text:p text:style-name="P92"><text:span text:style-name="T17">No</text:span><text:span text:style-name="T12"> </text:span><text:span text:style-name="T17">puede</text:span><text:span text:style-name="T12"> </text:span><text:span text:style-name="T17">ser</text:span><text:span text:style-name="T12"> </text:span><text:span text:style-name="T17">posterior</text:span><text:span text:style-name="T36"> </text:span><text:span text:style-name="T17">a la fecha de fin de</text:span><text:span text:style-name="T26"> </text:span><text:span text:style-name="T17">formación.</text:span></text:p>
          </table:table-cell>
        </table:table-row>
        <table:table-row table:style-name="Tabla18.3">
          <table:table-cell table:style-name="Tabla18.A1" office:value-type="string">
            <text:p text:style-name="P24"><text:span text:style-name="T17">Fecha</text:span><text:span text:style-name="T46"> </text:span><text:span text:style-name="T17">fin</text:span><text:span text:style-name="T31"> </text:span><text:span text:style-name="T17">de</text:span><text:span text:style-name="T31"> </text:span><text:span text:style-name="T17">formación</text:span></text:p>
          </table:table-cell>
          <table:table-cell table:style-name="Tabla18.A1" office:value-type="string">
            <text:p text:style-name="P18"><text:span text:style-name="T17">Fecha</text:span></text:p>
          </table:table-cell>
          <table:table-cell table:style-name="Tabla18.A1" office:value-type="string">
            <text:p text:style-name="P128"><text:span text:style-name="T17">Fecha</text:span><text:span text:style-name="T39"> </text:span><text:span text:style-name="T17">en</text:span><text:span text:style-name="T43"> </text:span><text:span text:style-name="T17">la</text:span><text:span text:style-name="T43"> </text:span><text:span text:style-name="T17">que</text:span><text:span text:style-name="T39"> </text:span><text:span text:style-name="T17">finalizó</text:span><text:span text:style-name="T36"> </text:span><text:span text:style-name="T17">o se prevée que finalice</text:span><text:span text:style-name="T36"> </text:span><text:span text:style-name="T17">el</text:span><text:span text:style-name="T26"> </text:span><text:span text:style-name="T17">periodo</text:span><text:span text:style-name="T71"> </text:span><text:span text:style-name="T17">de</text:span><text:span text:style-name="T26"> </text:span><text:span text:style-name="T17">formación del</text:span><text:span text:style-name="T26"> </text:span><text:span text:style-name="T17">veterinario</text:span></text:p>
          </table:table-cell>
          <table:table-cell table:style-name="Tabla18.A1" office:value-type="string">
            <text:p text:style-name="P30"><text:span text:style-name="T17">No</text:span><text:span text:style-name="T43"> </text:span><text:span text:style-name="T17">puede</text:span><text:span text:style-name="T39"> </text:span><text:span text:style-name="T17">ser</text:span><text:span text:style-name="T43"> </text:span><text:span text:style-name="T17">anterior</text:span><text:span text:style-name="T39"> </text:span><text:span text:style-name="T17">a</text:span><text:span text:style-name="T36"> </text:span><text:span text:style-name="T17">la fecha de inicio de</text:span><text:span text:style-name="T26"> </text:span><text:span text:style-name="T17">formación, ni superior</text:span><text:span text:style-name="T26"> </text:span><text:span text:style-name="T17">más de un mes a dicha</text:span><text:span text:style-name="T26"> </text:span><text:span text:style-name="T17">fecha</text:span></text:p>
          </table:table-cell>
        </table:table-row>
      </table:table>
      <text:p text:style-name="P14"/>
      <text:p text:style-name="P12"><text:span text:style-name="T16">ORGANIZA</text:span></text:p>
      <text:p text:style-name="P179"/>
      <table:table table:name="Tabla19" table:style-name="Tabla19">
        <table:table-column table:style-name="Tabla19.A" table:number-columns-repeated="3"/>
        <table:table-column table:style-name="Tabla19.D"/>
        <table:table-row table:style-name="Tabla19.1">
          <table:table-cell table:style-name="Tabla19.A1" office:value-type="string">
            <text:p text:style-name="P84"><text:span text:style-name="T17">Atributo</text:span></text:p>
          </table:table-cell>
          <table:table-cell table:style-name="Tabla19.A1" office:value-type="string">
            <text:p text:style-name="P21"><text:span text:style-name="T17">Tipo</text:span></text:p>
          </table:table-cell>
          <table:table-cell table:style-name="Tabla19.A1" office:value-type="string">
            <text:p text:style-name="P21"><text:span text:style-name="T17">Descripción</text:span></text:p>
          </table:table-cell>
          <table:table-cell table:style-name="Tabla19.A1" office:value-type="string">
            <text:p text:style-name="P21"><text:span text:style-name="T17">Restricciones</text:span></text:p>
          </table:table-cell>
        </table:table-row>
        <table:table-row table:style-name="Tabla19.2">
          <table:table-cell table:style-name="Tabla19.A1" office:value-type="string">
            <text:p text:style-name="P24"><text:span text:style-name="T17">Cantidad</text:span></text:p>
          </table:table-cell>
          <table:table-cell table:style-name="Tabla19.A1" office:value-type="string">
            <text:p text:style-name="P49"><text:span text:style-name="T31">Número </text:span><text:span text:style-name="T17">decimal</text:span><text:span text:style-name="T36"> </text:span><text:span text:style-name="T17">positivo</text:span></text:p>
          </table:table-cell>
          <table:table-cell table:style-name="Tabla19.A1" office:value-type="string">
            <text:p text:style-name="P129"><text:span text:style-name="T17">Cantidad en gramos de</text:span><text:span text:style-name="T36"> </text:span><text:span text:style-name="T17">comida que prepara el</text:span><text:span text:style-name="T26"> </text:span><text:span text:style-name="T17">cuidador</text:span><text:span text:style-name="T54"> </text:span><text:span text:style-name="T17">en</text:span><text:span text:style-name="T43"> </text:span><text:span text:style-name="T17">la</text:span><text:span text:style-name="T43"> </text:span><text:span text:style-name="T17">dieta</text:span><text:span text:style-name="T43"> </text:span><text:span text:style-name="T17">del</text:span><text:span text:style-name="T36"> </text:span><text:span text:style-name="T17">animal</text:span></text:p>
          </table:table-cell>
          <table:table-cell table:style-name="Tabla19.A1" office:value-type="string">
            <text:p text:style-name="P18"><text:span text:style-name="T18">-</text:span>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8cm" fo:margin-right="0cm" fo:text-indent="0cm" style:auto-text-indent="false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97cm" fo:margin-right="0cm" fo:margin-top="0.069cm" fo:margin-bottom="0cm" style:contextual-spacing="false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99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4cm" fo:margin-bottom="0.494cm" fo:margin-left="1.799cm" fo:margin-right="1.764cm" style:writing-mode="lr-tb" style:layout-grid-color="#c0c0c0" style:layout-grid-lines="272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76cm" fo:margin-bottom="0.494cm" fo:margin-left="1.799cm" fo:margin-right="1.764cm" style:writing-mode="lr-tb" style:layout-grid-color="#c0c0c0" style:layout-grid-lines="272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99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787cm" fo:margin-bottom="0.494cm" fo:margin-left="1.799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5" draw:style-name="Mdp1"/>
    <style:master-page style:name="Converted7" style:page-layout-name="Mpm3" draw:style-name="Mdp1"/>
    <style:master-page style:name="Converted8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06:48</meta:creation-date>
    <dc:date>2023-12-15T09:19:03.358155517</dc:date>
    <meta:editing-duration>PT11M40S</meta:editing-duration>
    <meta:generator>LibreOffice/7.4.2.3$Linux_X86_64 LibreOffice_project/382eef1f22670f7f4118c8c2dd222ec7ad009daf</meta:generator>
    <meta:editing-cycles>14</meta:editing-cycles>
    <meta:document-statistic meta:table-count="18" meta:image-count="0" meta:object-count="0" meta:page-count="9" meta:paragraph-count="366" meta:word-count="1790" meta:character-count="10295" meta:non-whitespace-character-count="8866"/>
    <meta:user-defined meta:name="AppVersion">12.0000</meta:user-defined>
    <meta:user-defined meta:name="Created" meta:value-type="date">2023-11-03T00:00:00</meta:user-defined>
    <meta:user-defined meta:name="Creator">Microsoft® Word 2016</meta:user-defined>
    <meta:user-defined meta:name="LastSaved" meta:value-type="date">2023-12-15T00:00:00</meta:user-defined>
    <meta:template xlink:type="simple" xlink:actuate="onRequest" xlink:title="Normal" xlink:href=""/>
  </office:meta>
</office:document-meta>
</file>